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5.777cm"/>
    </style:style>
    <style:style style:name="co8" style:family="table-column">
      <style:table-column-properties fo:break-before="auto" style:column-width="7.387cm"/>
    </style:style>
    <style:style style:name="co9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7" style:family="table-cell" style:parent-style-name="Default" style:data-style-name="N99"/>
    <style:style style:name="ce8" style:family="table-cell" style:parent-style-name="Default"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5"/>
        <table:table-column table:style-name="co7" table:visibility="collapse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Description LUFA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aractèr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odificateur</text:p>
          </table:table-cell>
          <table:table-cell table:style-name="ce3" office:value-type="string" calcext:value-type="string">
            <text:p>Code (décimal)</text:p>
          </table:table-cell>
          <table:table-cell table:style-name="ce3" office:value-type="string" calcext:value-type="string">
            <text:p>Code + modificateur</text:p>
          </table:table-cell>
          <table:table-cell table:style-name="ce3" office:value-type="string" calcext:value-type="string">
            <text:p>Notation en C</text:p>
          </table:table-cell>
          <table:table-cell table:style-name="ce6" office:value-type="string" calcext:value-type="string">
            <text:p>A ajouter</text:p>
          </table:table-cell>
          <table:table-cell table:style-name="ce3" office:value-type="string" calcext:value-type="string">
            <text:p>Ça donne</text:p>
          </table:table-cell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Somme</text:p>
          </table:table-cell>
        </table:table-row>
        <table:table-row table:style-name="ro1">
          <table:table-cell office:value-type="string" calcext:value-type="string">
            <text:p>HID_KEYBOARD_SC_ERROR_ROLLOVE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espace</text:p>
          </table:table-cell>
          <table:table-cell table:formula="of:=[.B42]" office:value-type="string" office:string-value="0x29" calcext:value-type="string">
            <text:p>0x29</text:p>
          </table:table-cell>
          <table:table-cell office:value-type="float" office:value="0" calcext:value-type="float">
            <text:p>0</text:p>
          </table:table-cell>
          <table:table-cell table:formula="of:=HEX2DEC(RIGHT([.D2];2))" office:value-type="float" office:value="41" calcext:value-type="float">
            <text:p>41</text:p>
          </table:table-cell>
          <table:table-cell table:style-name="ce5" table:formula="of:=DEC2HEX([.F2]+[.E2]*128)" office:value-type="string" office:string-value="29" calcext:value-type="string">
            <text:p>29</text:p>
          </table:table-cell>
          <table:table-cell table:style-name="ce5" table:formula="of:=CONCATENATE(&quot;0x&quot;;TEXT([.G2];&quot;##&quot;))" office:value-type="string" office:string-value="0x29" calcext:value-type="string">
            <text:p>0x29</text:p>
          </table:table-cell>
          <table:table-cell office:value-type="string" calcext:value-type="string">
            <text:p>, /* space */</text:p>
          </table:table-cell>
          <table:table-cell table:formula="of:=CONCATENATE([.H2];&quot; &quot;;[.I2])" office:value-type="string" office:string-value="0x29 , /* space */" calcext:value-type="string">
            <text:p>0x29 , /* space */</text:p>
          </table:table-cell>
          <table:table-cell table:formula="of:=[.A42]" office:value-type="string" office:string-value="HID_KEYBOARD_SC_ESCAPE" calcext:value-type="string">
            <text:p>HID_KEYBOARD_SC_ESCAPE</text:p>
          </table:table-cell>
          <table:table-cell table:style-name="ce7" table:formula="of:=IF([.E2]=1; &quot;&amp; (1&lt;&lt;7)&quot;; &quot;&quot;)">
            <text:p/>
          </table:table-cell>
          <table:table-cell table:style-name="ce8" table:formula="of:=CONCATENATE(CONCATENATE([.K2];[.L2]);[.I2])" office:value-type="string" office:string-value="HID_KEYBOARD_SC_ESCAPE, /* space */" calcext:value-type="string">
            <text:p>HID_KEYBOARD_SC_ESCAPE, /* space */</text:p>
          </table:table-cell>
        </table:table-row>
        <table:table-row table:style-name="ro1">
          <table:table-cell office:value-type="string" calcext:value-type="string">
            <text:p>HID_KEYBOARD_SC_POST_FAIL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!</text:p>
          </table:table-cell>
          <table:table-cell table:formula="of:=[.B31]" office:value-type="string" office:string-value="0x1E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table:formula="of:=HEX2DEC(RIGHT([.D3];2))" office:value-type="float" office:value="30" calcext:value-type="float">
            <text:p>30</text:p>
          </table:table-cell>
          <table:table-cell table:style-name="ce5" table:formula="of:=DEC2HEX([.F3]+[.E3]*128)" office:value-type="string" office:string-value="9E" calcext:value-type="string">
            <text:p>9E</text:p>
          </table:table-cell>
          <table:table-cell table:style-name="ce5" table:formula="of:=CONCATENATE(&quot;0x&quot;;TEXT([.G3];&quot;##&quot;))" office:value-type="string" office:string-value="0x9E" calcext:value-type="string">
            <text:p>0x9E</text:p>
          </table:table-cell>
          <table:table-cell office:value-type="string" calcext:value-type="string">
            <text:p>, /* ! */</text:p>
          </table:table-cell>
          <table:table-cell table:formula="of:=CONCATENATE([.H3];&quot; &quot;;[.I3])" office:value-type="string" office:string-value="0x9E , /* ! */" calcext:value-type="string">
            <text:p>0x9E , /* ! */</text:p>
          </table:table-cell>
          <table:table-cell table:formula="of:=[.A31]" office:value-type="string" office:string-value="HID_KEYBOARD_SC_1_AND_EXCLAMATION" calcext:value-type="string">
            <text:p>HID_KEYBOARD_SC_1_AND_EXCLAMATION</text:p>
          </table:table-cell>
          <table:table-cell table:style-name="ce7" table:formula="of:=IF([.E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];[.L3]);[.I3])" office:value-type="string" office:string-value="HID_KEYBOARD_SC_1_AND_EXCLAMATION&amp; (1&lt;&lt;7), /* ! */" calcext:value-type="string">
            <text:p>HID_KEYBOARD_SC_1_AND_EXCLAMATION&amp; (1&lt;&lt;7), /* ! */</text:p>
          </table:table-cell>
        </table:table-row>
        <table:table-row table:style-name="ro1">
          <table:table-cell office:value-type="string" calcext:value-type="string">
            <text:p>HID_KEYBOARD_SC_ERROR_UNDEFINED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"</text:p>
          </table:table-cell>
          <table:table-cell table:formula="of:=[.B53]" office:value-type="string" office:string-value="0x34" calcext:value-type="string">
            <text:p>0x34</text:p>
          </table:table-cell>
          <table:table-cell office:value-type="float" office:value="1" calcext:value-type="float">
            <text:p>1</text:p>
          </table:table-cell>
          <table:table-cell table:formula="of:=HEX2DEC(RIGHT([.D4];2))" office:value-type="float" office:value="52" calcext:value-type="float">
            <text:p>52</text:p>
          </table:table-cell>
          <table:table-cell table:style-name="ce5" table:formula="of:=DEC2HEX([.F4]+[.E4]*128)" office:value-type="string" office:string-value="B4" calcext:value-type="string">
            <text:p>B4</text:p>
          </table:table-cell>
          <table:table-cell table:style-name="ce5" table:formula="of:=CONCATENATE(&quot;0x&quot;;TEXT([.G4];&quot;##&quot;))" office:value-type="string" office:string-value="0xB4" calcext:value-type="string">
            <text:p>0xB4</text:p>
          </table:table-cell>
          <table:table-cell office:value-type="string" calcext:value-type="string">
            <text:p>, /* " */</text:p>
          </table:table-cell>
          <table:table-cell table:formula="of:=CONCATENATE([.H4];&quot; &quot;;[.I4])" office:value-type="string" office:string-value="0xB4 , /* &quot; */" calcext:value-type="string">
            <text:p>0xB4 , /* " */</text:p>
          </table:table-cell>
          <table:table-cell table:formula="of:=[.A53]" office:value-type="string" office:string-value="HID_KEYBOARD_SC_APOSTROPHE_AND_QUOTE" calcext:value-type="string">
            <text:p>HID_KEYBOARD_SC_APOSTROPHE_AND_QUOTE</text:p>
          </table:table-cell>
          <table:table-cell table:style-name="ce7" table:formula="of:=IF([.E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];[.L4]);[.I4])" office:value-type="string" office:string-value="HID_KEYBOARD_SC_APOSTROPHE_AND_QUOTE&amp; (1&lt;&lt;7), /* &quot; */" calcext:value-type="string">
            <text:p>HID_KEYBOARD_SC_APOSTROPHE_AND_QUOTE&amp; (1&lt;&lt;7), /* " */</text:p>
          </table:table-cell>
        </table:table-row>
        <table:table-row table:style-name="ro1">
          <table:table-cell office:value-type="string" calcext:value-type="string">
            <text:p>HID_KEYBOARD_SC_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#</text:p>
          </table:table-cell>
          <table:table-cell table:formula="of:=[.B32]" office:value-type="string" office:string-value="0x1F" calcext:value-type="string">
            <text:p>0x1F</text:p>
          </table:table-cell>
          <table:table-cell office:value-type="float" office:value="1" calcext:value-type="float">
            <text:p>1</text:p>
          </table:table-cell>
          <table:table-cell table:formula="of:=HEX2DEC(RIGHT([.D5];2))" office:value-type="float" office:value="31" calcext:value-type="float">
            <text:p>31</text:p>
          </table:table-cell>
          <table:table-cell table:style-name="ce5" table:formula="of:=DEC2HEX([.F5]+[.E5]*128)" office:value-type="string" office:string-value="9F" calcext:value-type="string">
            <text:p>9F</text:p>
          </table:table-cell>
          <table:table-cell table:style-name="ce5" table:formula="of:=CONCATENATE(&quot;0x&quot;;TEXT([.G5];&quot;##&quot;))" office:value-type="string" office:string-value="0x9F" calcext:value-type="string">
            <text:p>0x9F</text:p>
          </table:table-cell>
          <table:table-cell office:value-type="string" calcext:value-type="string">
            <text:p>, /* # */</text:p>
          </table:table-cell>
          <table:table-cell table:formula="of:=CONCATENATE([.H5];&quot; &quot;;[.I5])" office:value-type="string" office:string-value="0x9F , /* # */" calcext:value-type="string">
            <text:p>0x9F , /* # */</text:p>
          </table:table-cell>
          <table:table-cell table:formula="of:=[.A32]" office:value-type="string" office:string-value="HID_KEYBOARD_SC_2_AND_AT" calcext:value-type="string">
            <text:p>HID_KEYBOARD_SC_2_AND_AT</text:p>
          </table:table-cell>
          <table:table-cell table:style-name="ce7" table:formula="of:=IF([.E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];[.L5]);[.I5])" office:value-type="string" office:string-value="HID_KEYBOARD_SC_2_AND_AT&amp; (1&lt;&lt;7), /* # */" calcext:value-type="string">
            <text:p>HID_KEYBOARD_SC_2_AND_AT&amp; (1&lt;&lt;7), /* # */</text:p>
          </table:table-cell>
        </table:table-row>
        <table:table-row table:style-name="ro1">
          <table:table-cell office:value-type="string" calcext:value-type="string">
            <text:p>HID_KEYBOARD_SC_B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$</text:p>
          </table:table-cell>
          <table:table-cell table:formula="of:=[.B34]" office:value-type="string" office:string-value="0x21" calcext:value-type="string">
            <text:p>0x21</text:p>
          </table:table-cell>
          <table:table-cell office:value-type="float" office:value="1" calcext:value-type="float">
            <text:p>1</text:p>
          </table:table-cell>
          <table:table-cell table:formula="of:=HEX2DEC(RIGHT([.D6];2))" office:value-type="float" office:value="33" calcext:value-type="float">
            <text:p>33</text:p>
          </table:table-cell>
          <table:table-cell table:style-name="ce5" table:formula="of:=DEC2HEX([.F6]+[.E6]*128)" office:value-type="string" office:string-value="A1" calcext:value-type="string">
            <text:p>A1</text:p>
          </table:table-cell>
          <table:table-cell table:style-name="ce5" table:formula="of:=CONCATENATE(&quot;0x&quot;;TEXT([.G6];&quot;##&quot;))" office:value-type="string" office:string-value="0xA1" calcext:value-type="string">
            <text:p>0xA1</text:p>
          </table:table-cell>
          <table:table-cell office:value-type="string" calcext:value-type="string">
            <text:p>, /* $ */</text:p>
          </table:table-cell>
          <table:table-cell table:formula="of:=CONCATENATE([.H6];&quot; &quot;;[.I6])" office:value-type="string" office:string-value="0xA1 , /* $ */" calcext:value-type="string">
            <text:p>0xA1 , /* $ */</text:p>
          </table:table-cell>
          <table:table-cell table:formula="of:=[.A34]" office:value-type="string" office:string-value="HID_KEYBOARD_SC_4_AND_DOLLAR" calcext:value-type="string">
            <text:p>HID_KEYBOARD_SC_4_AND_DOLLAR</text:p>
          </table:table-cell>
          <table:table-cell table:style-name="ce7" table:formula="of:=IF([.E6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6];[.L6]);[.I6])" office:value-type="string" office:string-value="HID_KEYBOARD_SC_4_AND_DOLLAR&amp; (1&lt;&lt;7), /* $ */" calcext:value-type="string">
            <text:p>HID_KEYBOARD_SC_4_AND_DOLLAR&amp; (1&lt;&lt;7), /* $ */</text:p>
          </table:table-cell>
        </table:table-row>
        <table:table-row table:style-name="ro1">
          <table:table-cell office:value-type="string" calcext:value-type="string">
            <text:p>HID_KEYBOARD_SC_C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%</text:p>
          </table:table-cell>
          <table:table-cell table:formula="of:=[.B35]" office:value-type="string" office:string-value="0x22" calcext:value-type="string">
            <text:p>0x22</text:p>
          </table:table-cell>
          <table:table-cell office:value-type="float" office:value="1" calcext:value-type="float">
            <text:p>1</text:p>
          </table:table-cell>
          <table:table-cell table:formula="of:=HEX2DEC(RIGHT([.D7];2))" office:value-type="float" office:value="34" calcext:value-type="float">
            <text:p>34</text:p>
          </table:table-cell>
          <table:table-cell table:style-name="ce5" table:formula="of:=DEC2HEX([.F7]+[.E7]*128)" office:value-type="string" office:string-value="A2" calcext:value-type="string">
            <text:p>A2</text:p>
          </table:table-cell>
          <table:table-cell table:style-name="ce5" table:formula="of:=CONCATENATE(&quot;0x&quot;;TEXT([.G7];&quot;##&quot;))" office:value-type="string" office:string-value="0xA2" calcext:value-type="string">
            <text:p>0xA2</text:p>
          </table:table-cell>
          <table:table-cell office:value-type="string" calcext:value-type="string">
            <text:p>, /* % */</text:p>
          </table:table-cell>
          <table:table-cell table:formula="of:=CONCATENATE([.H7];&quot; &quot;;[.I7])" office:value-type="string" office:string-value="0xA2 , /* % */" calcext:value-type="string">
            <text:p>0xA2 , /* % */</text:p>
          </table:table-cell>
          <table:table-cell table:formula="of:=[.A35]" office:value-type="string" office:string-value="HID_KEYBOARD_SC_5_AND_PERCENTAGE" calcext:value-type="string">
            <text:p>HID_KEYBOARD_SC_5_AND_PERCENTAGE</text:p>
          </table:table-cell>
          <table:table-cell table:style-name="ce7" table:formula="of:=IF([.E7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7];[.L7]);[.I7])" office:value-type="string" office:string-value="HID_KEYBOARD_SC_5_AND_PERCENTAGE&amp; (1&lt;&lt;7), /* % */" calcext:value-type="string">
            <text:p>HID_KEYBOARD_SC_5_AND_PERCENTAGE&amp; (1&lt;&lt;7), /* % */</text:p>
          </table:table-cell>
        </table:table-row>
        <table:table-row table:style-name="ro1">
          <table:table-cell office:value-type="string" calcext:value-type="string">
            <text:p>HID_KEYBOARD_SC_D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&amp;</text:p>
          </table:table-cell>
          <table:table-cell table:formula="of:=[.B37]" office:value-type="string" office:string-value="0x24" calcext:value-type="string">
            <text:p>0x24</text:p>
          </table:table-cell>
          <table:table-cell office:value-type="float" office:value="1" calcext:value-type="float">
            <text:p>1</text:p>
          </table:table-cell>
          <table:table-cell table:formula="of:=HEX2DEC(RIGHT([.D8];2))" office:value-type="float" office:value="36" calcext:value-type="float">
            <text:p>36</text:p>
          </table:table-cell>
          <table:table-cell table:style-name="ce5" table:formula="of:=DEC2HEX([.F8]+[.E8]*128)" office:value-type="string" office:string-value="A4" calcext:value-type="string">
            <text:p>A4</text:p>
          </table:table-cell>
          <table:table-cell table:style-name="ce5" table:formula="of:=CONCATENATE(&quot;0x&quot;;TEXT([.G8];&quot;##&quot;))" office:value-type="string" office:string-value="0xA4" calcext:value-type="string">
            <text:p>0xA4</text:p>
          </table:table-cell>
          <table:table-cell office:value-type="string" calcext:value-type="string">
            <text:p>, /* &amp; */</text:p>
          </table:table-cell>
          <table:table-cell table:formula="of:=CONCATENATE([.H8];&quot; &quot;;[.I8])" office:value-type="string" office:string-value="0xA4 , /* &amp; */" calcext:value-type="string">
            <text:p>0xA4 , /* &amp; */</text:p>
          </table:table-cell>
          <table:table-cell table:formula="of:=[.A37]" office:value-type="string" office:string-value="HID_KEYBOARD_SC_7_AND_AMPERSAND" calcext:value-type="string">
            <text:p>HID_KEYBOARD_SC_7_AND_AMPERSAND</text:p>
          </table:table-cell>
          <table:table-cell table:style-name="ce7" table:formula="of:=IF([.E8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8];[.L8]);[.I8])" office:value-type="string" office:string-value="HID_KEYBOARD_SC_7_AND_AMPERSAND&amp; (1&lt;&lt;7), /* &amp; */" calcext:value-type="string">
            <text:p>HID_KEYBOARD_SC_7_AND_AMPERSAND&amp; (1&lt;&lt;7), /* &amp; */</text:p>
          </table:table-cell>
        </table:table-row>
        <table:table-row table:style-name="ro1">
          <table:table-cell office:value-type="string" calcext:value-type="string">
            <text:p>HID_KEYBOARD_SC_E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'</text:p>
          </table:table-cell>
          <table:table-cell table:formula="of:=[.B53]" office:value-type="string" office:string-value="0x34" calcext:value-type="string">
            <text:p>0x34</text:p>
          </table:table-cell>
          <table:table-cell office:value-type="float" office:value="0" calcext:value-type="float">
            <text:p>0</text:p>
          </table:table-cell>
          <table:table-cell table:formula="of:=HEX2DEC(RIGHT([.D9];2))" office:value-type="float" office:value="52" calcext:value-type="float">
            <text:p>52</text:p>
          </table:table-cell>
          <table:table-cell table:style-name="ce5" table:formula="of:=DEC2HEX([.F9]+[.E9]*128)" office:value-type="string" office:string-value="34" calcext:value-type="string">
            <text:p>34</text:p>
          </table:table-cell>
          <table:table-cell table:style-name="ce5" table:formula="of:=CONCATENATE(&quot;0x&quot;;TEXT([.G9];&quot;##&quot;))" office:value-type="string" office:string-value="0x34" calcext:value-type="string">
            <text:p>0x34</text:p>
          </table:table-cell>
          <table:table-cell office:value-type="string" calcext:value-type="string">
            <text:p>, /* ' */</text:p>
          </table:table-cell>
          <table:table-cell table:formula="of:=CONCATENATE([.H9];&quot; &quot;;[.I9])" office:value-type="string" office:string-value="0x34 , /* ' */" calcext:value-type="string">
            <text:p>0x34 , /* ' */</text:p>
          </table:table-cell>
          <table:table-cell table:formula="of:=[.A53]" office:value-type="string" office:string-value="HID_KEYBOARD_SC_APOSTROPHE_AND_QUOTE" calcext:value-type="string">
            <text:p>HID_KEYBOARD_SC_APOSTROPHE_AND_QUOTE</text:p>
          </table:table-cell>
          <table:table-cell table:style-name="ce7" table:formula="of:=IF([.E9]=1; &quot;&amp; (1&lt;&lt;7)&quot;; &quot;&quot;)">
            <text:p/>
          </table:table-cell>
          <table:table-cell table:style-name="ce8" table:formula="of:=CONCATENATE(CONCATENATE([.K9];[.L9]);[.I9])" office:value-type="string" office:string-value="HID_KEYBOARD_SC_APOSTROPHE_AND_QUOTE, /* ' */" calcext:value-type="string">
            <text:p>HID_KEYBOARD_SC_APOSTROPHE_AND_QUOTE, /* ' */</text:p>
          </table:table-cell>
        </table:table-row>
        <table:table-row table:style-name="ro1">
          <table:table-cell office:value-type="string" calcext:value-type="string">
            <text:p>HID_KEYBOARD_SC_F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(</text:p>
          </table:table-cell>
          <table:table-cell table:formula="of:=[.B39]" office:value-type="string" office:string-value="0x26" calcext:value-type="string">
            <text:p>0x26</text:p>
          </table:table-cell>
          <table:table-cell office:value-type="float" office:value="1" calcext:value-type="float">
            <text:p>1</text:p>
          </table:table-cell>
          <table:table-cell table:formula="of:=HEX2DEC(RIGHT([.D10];2))" office:value-type="float" office:value="38" calcext:value-type="float">
            <text:p>38</text:p>
          </table:table-cell>
          <table:table-cell table:style-name="ce5" table:formula="of:=DEC2HEX([.F10]+[.E10]*128)" office:value-type="string" office:string-value="A6" calcext:value-type="string">
            <text:p>A6</text:p>
          </table:table-cell>
          <table:table-cell table:style-name="ce5" table:formula="of:=CONCATENATE(&quot;0x&quot;;TEXT([.G10];&quot;##&quot;))" office:value-type="string" office:string-value="0xA6" calcext:value-type="string">
            <text:p>0xA6</text:p>
          </table:table-cell>
          <table:table-cell office:value-type="string" calcext:value-type="string">
            <text:p>, /* ( */</text:p>
          </table:table-cell>
          <table:table-cell table:formula="of:=CONCATENATE([.H10];&quot; &quot;;[.I10])" office:value-type="string" office:string-value="0xA6 , /* ( */" calcext:value-type="string">
            <text:p>0xA6 , /* ( */</text:p>
          </table:table-cell>
          <table:table-cell table:formula="of:=[.A39]" office:value-type="string" office:string-value="HID_KEYBOARD_SC_9_AND_OPENING_PARENTHESIS" calcext:value-type="string">
            <text:p>HID_KEYBOARD_SC_9_AND_OPENING_PARENTHESIS</text:p>
          </table:table-cell>
          <table:table-cell table:style-name="ce7" table:formula="of:=IF([.E10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10];[.L10]);[.I10])" office:value-type="string" office:string-value="HID_KEYBOARD_SC_9_AND_OPENING_PARENTHESIS&amp; (1&lt;&lt;7), /* ( */" calcext:value-type="string">
            <text:p>HID_KEYBOARD_SC_9_AND_OPENING_PARENTHESIS&amp; (1&lt;&lt;7), /* ( */</text:p>
          </table:table-cell>
        </table:table-row>
        <table:table-row table:style-name="ro1">
          <table:table-cell office:value-type="string" calcext:value-type="string">
            <text:p>HID_KEYBOARD_SC_G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)</text:p>
          </table:table-cell>
          <table:table-cell table:formula="of:=[.B40]" office:value-type="string" office:string-value="0x27" calcext:value-type="string">
            <text:p>0x27</text:p>
          </table:table-cell>
          <table:table-cell office:value-type="float" office:value="1" calcext:value-type="float">
            <text:p>1</text:p>
          </table:table-cell>
          <table:table-cell table:formula="of:=HEX2DEC(RIGHT([.D11];2))" office:value-type="float" office:value="39" calcext:value-type="float">
            <text:p>39</text:p>
          </table:table-cell>
          <table:table-cell table:style-name="ce5" table:formula="of:=DEC2HEX([.F11]+[.E11]*128)" office:value-type="string" office:string-value="A7" calcext:value-type="string">
            <text:p>A7</text:p>
          </table:table-cell>
          <table:table-cell table:style-name="ce5" table:formula="of:=CONCATENATE(&quot;0x&quot;;TEXT([.G11];&quot;##&quot;))" office:value-type="string" office:string-value="0xA7" calcext:value-type="string">
            <text:p>0xA7</text:p>
          </table:table-cell>
          <table:table-cell office:value-type="string" calcext:value-type="string">
            <text:p>, /* ) */</text:p>
          </table:table-cell>
          <table:table-cell table:formula="of:=CONCATENATE([.H11];&quot; &quot;;[.I11])" office:value-type="string" office:string-value="0xA7 , /* ) */" calcext:value-type="string">
            <text:p>0xA7 , /* ) */</text:p>
          </table:table-cell>
          <table:table-cell table:formula="of:=[.A40]" office:value-type="string" office:string-value="HID_KEYBOARD_SC_0_AND_CLOSING_PARENTHESIS" calcext:value-type="string">
            <text:p>HID_KEYBOARD_SC_0_AND_CLOSING_PARENTHESIS</text:p>
          </table:table-cell>
          <table:table-cell table:style-name="ce7" table:formula="of:=IF([.E11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11];[.L11]);[.I11])" office:value-type="string" office:string-value="HID_KEYBOARD_SC_0_AND_CLOSING_PARENTHESIS&amp; (1&lt;&lt;7), /* ) */" calcext:value-type="string">
            <text:p>HID_KEYBOARD_SC_0_AND_CLOSING_PARENTHESIS&amp; (1&lt;&lt;7), /* ) */</text:p>
          </table:table-cell>
        </table:table-row>
        <table:table-row table:style-name="ro1">
          <table:table-cell office:value-type="string" calcext:value-type="string">
            <text:p>HID_KEYBOARD_SC_H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*</text:p>
          </table:table-cell>
          <table:table-cell table:formula="of:=[.B38]" office:value-type="string" office:string-value="0x25" calcext:value-type="string">
            <text:p>0x25</text:p>
          </table:table-cell>
          <table:table-cell office:value-type="float" office:value="1" calcext:value-type="float">
            <text:p>1</text:p>
          </table:table-cell>
          <table:table-cell table:formula="of:=HEX2DEC(RIGHT([.D12];2))" office:value-type="float" office:value="37" calcext:value-type="float">
            <text:p>37</text:p>
          </table:table-cell>
          <table:table-cell table:style-name="ce5" table:formula="of:=DEC2HEX([.F12]+[.E12]*128)" office:value-type="string" office:string-value="A5" calcext:value-type="string">
            <text:p>A5</text:p>
          </table:table-cell>
          <table:table-cell table:style-name="ce5" table:formula="of:=CONCATENATE(&quot;0x&quot;;TEXT([.G12];&quot;##&quot;))" office:value-type="string" office:string-value="0xA5" calcext:value-type="string">
            <text:p>0xA5</text:p>
          </table:table-cell>
          <table:table-cell office:value-type="string" calcext:value-type="string">
            <text:p>, /* * */</text:p>
          </table:table-cell>
          <table:table-cell table:formula="of:=CONCATENATE([.H12];&quot; &quot;;[.I12])" office:value-type="string" office:string-value="0xA5 , /* * */" calcext:value-type="string">
            <text:p>0xA5 , /* * */</text:p>
          </table:table-cell>
          <table:table-cell table:formula="of:=[.A38]" office:value-type="string" office:string-value="HID_KEYBOARD_SC_8_AND_ASTERISK" calcext:value-type="string">
            <text:p>HID_KEYBOARD_SC_8_AND_ASTERISK</text:p>
          </table:table-cell>
          <table:table-cell table:style-name="ce7" table:formula="of:=IF([.E12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12];[.L12]);[.I12])" office:value-type="string" office:string-value="HID_KEYBOARD_SC_8_AND_ASTERISK&amp; (1&lt;&lt;7), /* * */" calcext:value-type="string">
            <text:p>HID_KEYBOARD_SC_8_AND_ASTERISK&amp; (1&lt;&lt;7), /* * */</text:p>
          </table:table-cell>
        </table:table-row>
        <table:table-row table:style-name="ro1">
          <table:table-cell office:value-type="string" calcext:value-type="string">
            <text:p>HID_KEYBOARD_SC_I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+</text:p>
          </table:table-cell>
          <table:table-cell table:formula="of:=[.B47]" office:value-type="string" office:string-value="0x2E" calcext:value-type="string">
            <text:p>0x2E</text:p>
          </table:table-cell>
          <table:table-cell office:value-type="float" office:value="1" calcext:value-type="float">
            <text:p>1</text:p>
          </table:table-cell>
          <table:table-cell table:formula="of:=HEX2DEC(RIGHT([.D13];2))" office:value-type="float" office:value="46" calcext:value-type="float">
            <text:p>46</text:p>
          </table:table-cell>
          <table:table-cell table:style-name="ce5" table:formula="of:=DEC2HEX([.F13]+[.E13]*128)" office:value-type="string" office:string-value="AE" calcext:value-type="string">
            <text:p>AE</text:p>
          </table:table-cell>
          <table:table-cell table:style-name="ce5" table:formula="of:=CONCATENATE(&quot;0x&quot;;TEXT([.G13];&quot;##&quot;))" office:value-type="string" office:string-value="0xAE" calcext:value-type="string">
            <text:p>0xAE</text:p>
          </table:table-cell>
          <table:table-cell office:value-type="string" calcext:value-type="string">
            <text:p>, /* + */</text:p>
          </table:table-cell>
          <table:table-cell table:formula="of:=CONCATENATE([.H13];&quot; &quot;;[.I13])" office:value-type="string" office:string-value="0xAE , /* + */" calcext:value-type="string">
            <text:p>0xAE , /* + */</text:p>
          </table:table-cell>
          <table:table-cell table:formula="of:=[.A47]" office:value-type="string" office:string-value="HID_KEYBOARD_SC_EQUAL_AND_PLUS" calcext:value-type="string">
            <text:p>HID_KEYBOARD_SC_EQUAL_AND_PLUS</text:p>
          </table:table-cell>
          <table:table-cell table:style-name="ce7" table:formula="of:=IF([.E1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13];[.L13]);[.I13])" office:value-type="string" office:string-value="HID_KEYBOARD_SC_EQUAL_AND_PLUS&amp; (1&lt;&lt;7), /* + */" calcext:value-type="string">
            <text:p>HID_KEYBOARD_SC_EQUAL_AND_PLUS&amp; (1&lt;&lt;7), /* + */</text:p>
          </table:table-cell>
        </table:table-row>
        <table:table-row table:style-name="ro1">
          <table:table-cell office:value-type="string" calcext:value-type="string">
            <text:p>HID_KEYBOARD_SC_J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,</text:p>
          </table:table-cell>
          <table:table-cell table:formula="of:=[.B55]" office:value-type="string" office:string-value="0x36" calcext:value-type="string">
            <text:p>0x36</text:p>
          </table:table-cell>
          <table:table-cell office:value-type="float" office:value="0" calcext:value-type="float">
            <text:p>0</text:p>
          </table:table-cell>
          <table:table-cell table:formula="of:=HEX2DEC(RIGHT([.D14];2))" office:value-type="float" office:value="54" calcext:value-type="float">
            <text:p>54</text:p>
          </table:table-cell>
          <table:table-cell table:style-name="ce5" table:formula="of:=DEC2HEX([.F14]+[.E14]*128)" office:value-type="string" office:string-value="36" calcext:value-type="string">
            <text:p>36</text:p>
          </table:table-cell>
          <table:table-cell table:style-name="ce5" table:formula="of:=CONCATENATE(&quot;0x&quot;;TEXT([.G14];&quot;##&quot;))" office:value-type="string" office:string-value="0x36" calcext:value-type="string">
            <text:p>0x36</text:p>
          </table:table-cell>
          <table:table-cell office:value-type="string" calcext:value-type="string">
            <text:p>, /* , */</text:p>
          </table:table-cell>
          <table:table-cell table:formula="of:=CONCATENATE([.H14];&quot; &quot;;[.I14])" office:value-type="string" office:string-value="0x36 , /* , */" calcext:value-type="string">
            <text:p>0x36 , /* , */</text:p>
          </table:table-cell>
          <table:table-cell table:formula="of:=[.A55]" office:value-type="string" office:string-value="HID_KEYBOARD_SC_COMMA_AND_LESS_THAN_SIGN" calcext:value-type="string">
            <text:p>HID_KEYBOARD_SC_COMMA_AND_LESS_THAN_SIGN</text:p>
          </table:table-cell>
          <table:table-cell table:style-name="ce7" table:formula="of:=IF([.E14]=1; &quot;&amp; (1&lt;&lt;7)&quot;; &quot;&quot;)">
            <text:p/>
          </table:table-cell>
          <table:table-cell table:style-name="ce8" table:formula="of:=CONCATENATE(CONCATENATE([.K14];[.L14]);[.I14])" office:value-type="string" office:string-value="HID_KEYBOARD_SC_COMMA_AND_LESS_THAN_SIGN, /* , */" calcext:value-type="string">
            <text:p>HID_KEYBOARD_SC_COMMA_AND_LESS_THAN_SIGN, /* , */</text:p>
          </table:table-cell>
        </table:table-row>
        <table:table-row table:style-name="ro1">
          <table:table-cell office:value-type="string" calcext:value-type="string">
            <text:p>HID_KEYBOARD_SC_K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-</text:p>
          </table:table-cell>
          <table:table-cell table:formula="of:=[.B46]" office:value-type="string" office:string-value="0x2D" calcext:value-type="string">
            <text:p>0x2D</text:p>
          </table:table-cell>
          <table:table-cell office:value-type="float" office:value="0" calcext:value-type="float">
            <text:p>0</text:p>
          </table:table-cell>
          <table:table-cell table:formula="of:=HEX2DEC(RIGHT([.D15];2))" office:value-type="float" office:value="45" calcext:value-type="float">
            <text:p>45</text:p>
          </table:table-cell>
          <table:table-cell table:style-name="ce5" table:formula="of:=DEC2HEX([.F15]+[.E15]*128)" office:value-type="string" office:string-value="2D" calcext:value-type="string">
            <text:p>2D</text:p>
          </table:table-cell>
          <table:table-cell table:style-name="ce5" table:formula="of:=CONCATENATE(&quot;0x&quot;;TEXT([.G15];&quot;##&quot;))" office:value-type="string" office:string-value="0x2D" calcext:value-type="string">
            <text:p>0x2D</text:p>
          </table:table-cell>
          <table:table-cell office:value-type="string" calcext:value-type="string">
            <text:p>, /* - */</text:p>
          </table:table-cell>
          <table:table-cell table:formula="of:=CONCATENATE([.H15];&quot; &quot;;[.I15])" office:value-type="string" office:string-value="0x2D , /* - */" calcext:value-type="string">
            <text:p>0x2D , /* - */</text:p>
          </table:table-cell>
          <table:table-cell table:formula="of:=[.A46]" office:value-type="string" office:string-value="HID_KEYBOARD_SC_MINUS_AND_UNDERSCORE" calcext:value-type="string">
            <text:p>HID_KEYBOARD_SC_MINUS_AND_UNDERSCORE</text:p>
          </table:table-cell>
          <table:table-cell table:style-name="ce7" table:formula="of:=IF([.E15]=1; &quot;&amp; (1&lt;&lt;7)&quot;; &quot;&quot;)">
            <text:p/>
          </table:table-cell>
          <table:table-cell table:style-name="ce8" table:formula="of:=CONCATENATE(CONCATENATE([.K15];[.L15]);[.I15])" office:value-type="string" office:string-value="HID_KEYBOARD_SC_MINUS_AND_UNDERSCORE, /* - */" calcext:value-type="string">
            <text:p>HID_KEYBOARD_SC_MINUS_AND_UNDERSCORE, /* - */</text:p>
          </table:table-cell>
        </table:table-row>
        <table:table-row table:style-name="ro1">
          <table:table-cell office:value-type="string" calcext:value-type="string">
            <text:p>HID_KEYBOARD_SC_L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.</text:p>
          </table:table-cell>
          <table:table-cell table:formula="of:=[.B56]" office:value-type="string" office:string-value="0x37" calcext:value-type="string">
            <text:p>0x37</text:p>
          </table:table-cell>
          <table:table-cell office:value-type="float" office:value="0" calcext:value-type="float">
            <text:p>0</text:p>
          </table:table-cell>
          <table:table-cell table:formula="of:=HEX2DEC(RIGHT([.D16];2))" office:value-type="float" office:value="55" calcext:value-type="float">
            <text:p>55</text:p>
          </table:table-cell>
          <table:table-cell table:style-name="ce5" table:formula="of:=DEC2HEX([.F16]+[.E16]*128)" office:value-type="string" office:string-value="37" calcext:value-type="string">
            <text:p>37</text:p>
          </table:table-cell>
          <table:table-cell table:style-name="ce5" table:formula="of:=CONCATENATE(&quot;0x&quot;;TEXT([.G16];&quot;##&quot;))" office:value-type="string" office:string-value="0x37" calcext:value-type="string">
            <text:p>0x37</text:p>
          </table:table-cell>
          <table:table-cell office:value-type="string" calcext:value-type="string">
            <text:p>, /* . */</text:p>
          </table:table-cell>
          <table:table-cell table:formula="of:=CONCATENATE([.H16];&quot; &quot;;[.I16])" office:value-type="string" office:string-value="0x37 , /* . */" calcext:value-type="string">
            <text:p>0x37 , /* . */</text:p>
          </table:table-cell>
          <table:table-cell table:formula="of:=[.A56]" office:value-type="string" office:string-value="HID_KEYBOARD_SC_DOT_AND_GREATER_THAN_SIGN" calcext:value-type="string">
            <text:p>HID_KEYBOARD_SC_DOT_AND_GREATER_THAN_SIGN</text:p>
          </table:table-cell>
          <table:table-cell table:style-name="ce7" table:formula="of:=IF([.E16]=1; &quot;&amp; (1&lt;&lt;7)&quot;; &quot;&quot;)">
            <text:p/>
          </table:table-cell>
          <table:table-cell table:style-name="ce8" table:formula="of:=CONCATENATE(CONCATENATE([.K16];[.L16]);[.I16])" office:value-type="string" office:string-value="HID_KEYBOARD_SC_DOT_AND_GREATER_THAN_SIGN, /* . */" calcext:value-type="string">
            <text:p>HID_KEYBOARD_SC_DOT_AND_GREATER_THAN_SIGN, /* . */</text:p>
          </table:table-cell>
        </table:table-row>
        <table:table-row table:style-name="ro1">
          <table:table-cell office:value-type="string" calcext:value-type="string">
            <text:p>HID_KEYBOARD_SC_M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/</text:p>
          </table:table-cell>
          <table:table-cell table:formula="of:=[.B57]" office:value-type="string" office:string-value="0x38" calcext:value-type="string">
            <text:p>0x38</text:p>
          </table:table-cell>
          <table:table-cell office:value-type="float" office:value="0" calcext:value-type="float">
            <text:p>0</text:p>
          </table:table-cell>
          <table:table-cell table:formula="of:=HEX2DEC(RIGHT([.D17];2))" office:value-type="float" office:value="56" calcext:value-type="float">
            <text:p>56</text:p>
          </table:table-cell>
          <table:table-cell table:style-name="ce5" table:formula="of:=DEC2HEX([.F17]+[.E17]*128)" office:value-type="string" office:string-value="38" calcext:value-type="string">
            <text:p>38</text:p>
          </table:table-cell>
          <table:table-cell table:style-name="ce5" table:formula="of:=CONCATENATE(&quot;0x&quot;;TEXT([.G17];&quot;##&quot;))" office:value-type="string" office:string-value="0x38" calcext:value-type="string">
            <text:p>0x38</text:p>
          </table:table-cell>
          <table:table-cell office:value-type="string" calcext:value-type="string">
            <text:p>, /* / */</text:p>
          </table:table-cell>
          <table:table-cell table:formula="of:=CONCATENATE([.H17];&quot; &quot;;[.I17])" office:value-type="string" office:string-value="0x38 , /* / */" calcext:value-type="string">
            <text:p>0x38 , /* / */</text:p>
          </table:table-cell>
          <table:table-cell table:formula="of:=[.A57]" office:value-type="string" office:string-value="HID_KEYBOARD_SC_SLASH_AND_QUESTION_MARK" calcext:value-type="string">
            <text:p>HID_KEYBOARD_SC_SLASH_AND_QUESTION_MARK</text:p>
          </table:table-cell>
          <table:table-cell table:style-name="ce7" table:formula="of:=IF([.E17]=1; &quot;&amp; (1&lt;&lt;7)&quot;; &quot;&quot;)">
            <text:p/>
          </table:table-cell>
          <table:table-cell table:style-name="ce8" table:formula="of:=CONCATENATE(CONCATENATE([.K17];[.L17]);[.I17])" office:value-type="string" office:string-value="HID_KEYBOARD_SC_SLASH_AND_QUESTION_MARK, /* / */" calcext:value-type="string">
            <text:p>HID_KEYBOARD_SC_SLASH_AND_QUESTION_MARK, /* / */</text:p>
          </table:table-cell>
        </table:table-row>
        <table:table-row table:style-name="ro1">
          <table:table-cell office:value-type="string" calcext:value-type="string">
            <text:p>HID_KEYBOARD_SC_N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table:formula="of:=[.B40]" office:value-type="string" office:string-value="0x27" calcext:value-type="string">
            <text:p>0x27</text:p>
          </table:table-cell>
          <table:table-cell office:value-type="float" office:value="0" calcext:value-type="float">
            <text:p>0</text:p>
          </table:table-cell>
          <table:table-cell table:formula="of:=HEX2DEC(RIGHT([.D18];2))" office:value-type="float" office:value="39" calcext:value-type="float">
            <text:p>39</text:p>
          </table:table-cell>
          <table:table-cell table:style-name="ce5" table:formula="of:=DEC2HEX([.F18]+[.E18]*128)" office:value-type="string" office:string-value="27" calcext:value-type="string">
            <text:p>27</text:p>
          </table:table-cell>
          <table:table-cell table:style-name="ce5" table:formula="of:=CONCATENATE(&quot;0x&quot;;TEXT([.G18];&quot;##&quot;))" office:value-type="string" office:string-value="0x27" calcext:value-type="string">
            <text:p>0x27</text:p>
          </table:table-cell>
          <table:table-cell office:value-type="string" calcext:value-type="string">
            <text:p>, /* 0 */</text:p>
          </table:table-cell>
          <table:table-cell table:formula="of:=CONCATENATE([.H18];&quot; &quot;;[.I18])" office:value-type="string" office:string-value="0x27 , /* 0 */" calcext:value-type="string">
            <text:p>0x27 , /* 0 */</text:p>
          </table:table-cell>
          <table:table-cell table:formula="of:=[.A40]" office:value-type="string" office:string-value="HID_KEYBOARD_SC_0_AND_CLOSING_PARENTHESIS" calcext:value-type="string">
            <text:p>HID_KEYBOARD_SC_0_AND_CLOSING_PARENTHESIS</text:p>
          </table:table-cell>
          <table:table-cell table:style-name="ce7" table:formula="of:=IF([.E18]=1; &quot;&amp; (1&lt;&lt;7)&quot;; &quot;&quot;)">
            <text:p/>
          </table:table-cell>
          <table:table-cell table:style-name="ce8" table:formula="of:=CONCATENATE(CONCATENATE([.K18];[.L18]);[.I18])" office:value-type="string" office:string-value="HID_KEYBOARD_SC_0_AND_CLOSING_PARENTHESIS, /* 0 */" calcext:value-type="string">
            <text:p>HID_KEYBOARD_SC_0_AND_CLOSING_PARENTHESIS, /* 0 */</text:p>
          </table:table-cell>
        </table:table-row>
        <table:table-row table:style-name="ro1">
          <table:table-cell office:value-type="string" calcext:value-type="string">
            <text:p>HID_KEYBOARD_SC_O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table:formula="of:=[.B31]" office:value-type="string" office:string-value="0x1E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formula="of:=HEX2DEC(RIGHT([.D19];2))" office:value-type="float" office:value="30" calcext:value-type="float">
            <text:p>30</text:p>
          </table:table-cell>
          <table:table-cell table:style-name="ce5" table:formula="of:=DEC2HEX([.F19]+[.E19]*128)" office:value-type="string" office:string-value="1E" calcext:value-type="string">
            <text:p>1E</text:p>
          </table:table-cell>
          <table:table-cell table:style-name="ce5" table:formula="of:=CONCATENATE(&quot;0x&quot;;TEXT([.G19];&quot;##&quot;))" office:value-type="string" office:string-value="0x1E" calcext:value-type="string">
            <text:p>0x1E</text:p>
          </table:table-cell>
          <table:table-cell office:value-type="string" calcext:value-type="string">
            <text:p>, /* 1 */</text:p>
          </table:table-cell>
          <table:table-cell table:formula="of:=CONCATENATE([.H19];&quot; &quot;;[.I19])" office:value-type="string" office:string-value="0x1E , /* 1 */" calcext:value-type="string">
            <text:p>0x1E , /* 1 */</text:p>
          </table:table-cell>
          <table:table-cell table:formula="of:=[.A31]" office:value-type="string" office:string-value="HID_KEYBOARD_SC_1_AND_EXCLAMATION" calcext:value-type="string">
            <text:p>HID_KEYBOARD_SC_1_AND_EXCLAMATION</text:p>
          </table:table-cell>
          <table:table-cell table:style-name="ce7" table:formula="of:=IF([.E19]=1; &quot;&amp; (1&lt;&lt;7)&quot;; &quot;&quot;)">
            <text:p/>
          </table:table-cell>
          <table:table-cell table:style-name="ce8" table:formula="of:=CONCATENATE(CONCATENATE([.K19];[.L19]);[.I19])" office:value-type="string" office:string-value="HID_KEYBOARD_SC_1_AND_EXCLAMATION, /* 1 */" calcext:value-type="string">
            <text:p>HID_KEYBOARD_SC_1_AND_EXCLAMATION, /* 1 */</text:p>
          </table:table-cell>
        </table:table-row>
        <table:table-row table:style-name="ro1">
          <table:table-cell office:value-type="string" calcext:value-type="string">
            <text:p>HID_KEYBOARD_SC_P</text:p>
          </table:table-cell>
          <table:table-cell office:value-type="string" calcext:value-type="string">
            <text:p>0x13</text:p>
          </table:table-cell>
          <table:table-cell office:value-type="float" office:value="2" calcext:value-type="float">
            <text:p>2</text:p>
          </table:table-cell>
          <table:table-cell table:formula="of:=[.B32]" office:value-type="string" office:string-value="0x1F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 table:formula="of:=HEX2DEC(RIGHT([.D20];2))" office:value-type="float" office:value="31" calcext:value-type="float">
            <text:p>31</text:p>
          </table:table-cell>
          <table:table-cell table:style-name="ce5" table:formula="of:=DEC2HEX([.F20]+[.E20]*128)" office:value-type="string" office:string-value="1F" calcext:value-type="string">
            <text:p>1F</text:p>
          </table:table-cell>
          <table:table-cell table:style-name="ce5" table:formula="of:=CONCATENATE(&quot;0x&quot;;TEXT([.G20];&quot;##&quot;))" office:value-type="string" office:string-value="0x1F" calcext:value-type="string">
            <text:p>0x1F</text:p>
          </table:table-cell>
          <table:table-cell office:value-type="string" calcext:value-type="string">
            <text:p>, /* 2 */</text:p>
          </table:table-cell>
          <table:table-cell table:formula="of:=CONCATENATE([.H20];&quot; &quot;;[.I20])" office:value-type="string" office:string-value="0x1F , /* 2 */" calcext:value-type="string">
            <text:p>0x1F , /* 2 */</text:p>
          </table:table-cell>
          <table:table-cell table:formula="of:=[.A32]" office:value-type="string" office:string-value="HID_KEYBOARD_SC_2_AND_AT" calcext:value-type="string">
            <text:p>HID_KEYBOARD_SC_2_AND_AT</text:p>
          </table:table-cell>
          <table:table-cell table:style-name="ce7" table:formula="of:=IF([.E20]=1; &quot;&amp; (1&lt;&lt;7)&quot;; &quot;&quot;)">
            <text:p/>
          </table:table-cell>
          <table:table-cell table:style-name="ce8" table:formula="of:=CONCATENATE(CONCATENATE([.K20];[.L20]);[.I20])" office:value-type="string" office:string-value="HID_KEYBOARD_SC_2_AND_AT, /* 2 */" calcext:value-type="string">
            <text:p>HID_KEYBOARD_SC_2_AND_AT, /* 2 */</text:p>
          </table:table-cell>
        </table:table-row>
        <table:table-row table:style-name="ro1">
          <table:table-cell office:value-type="string" calcext:value-type="string">
            <text:p>HID_KEYBOARD_SC_Q</text:p>
          </table:table-cell>
          <table:table-cell office:value-type="string" calcext:value-type="string">
            <text:p>0x14</text:p>
          </table:table-cell>
          <table:table-cell office:value-type="float" office:value="3" calcext:value-type="float">
            <text:p>3</text:p>
          </table:table-cell>
          <table:table-cell table:formula="of:=[.B33]" office:value-type="string" office:string-value="0x20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formula="of:=HEX2DEC(RIGHT([.D21];2))" office:value-type="float" office:value="32" calcext:value-type="float">
            <text:p>32</text:p>
          </table:table-cell>
          <table:table-cell table:style-name="ce5" table:formula="of:=DEC2HEX([.F21]+[.E21]*128)" office:value-type="string" office:string-value="20" calcext:value-type="string">
            <text:p>20</text:p>
          </table:table-cell>
          <table:table-cell table:style-name="ce5" table:formula="of:=CONCATENATE(&quot;0x&quot;;TEXT([.G21];&quot;##&quot;))" office:value-type="string" office:string-value="0x20" calcext:value-type="string">
            <text:p>0x20</text:p>
          </table:table-cell>
          <table:table-cell office:value-type="string" calcext:value-type="string">
            <text:p>, /* 3 */</text:p>
          </table:table-cell>
          <table:table-cell table:formula="of:=CONCATENATE([.H21];&quot; &quot;;[.I21])" office:value-type="string" office:string-value="0x20 , /* 3 */" calcext:value-type="string">
            <text:p>0x20 , /* 3 */</text:p>
          </table:table-cell>
          <table:table-cell table:formula="of:=[.A33]" office:value-type="string" office:string-value="HID_KEYBOARD_SC_3_AND_HASHMARK" calcext:value-type="string">
            <text:p>HID_KEYBOARD_SC_3_AND_HASHMARK</text:p>
          </table:table-cell>
          <table:table-cell table:style-name="ce7" table:formula="of:=IF([.E21]=1; &quot;&amp; (1&lt;&lt;7)&quot;; &quot;&quot;)">
            <text:p/>
          </table:table-cell>
          <table:table-cell table:style-name="ce8" table:formula="of:=CONCATENATE(CONCATENATE([.K21];[.L21]);[.I21])" office:value-type="string" office:string-value="HID_KEYBOARD_SC_3_AND_HASHMARK, /* 3 */" calcext:value-type="string">
            <text:p>HID_KEYBOARD_SC_3_AND_HASHMARK, /* 3 */</text:p>
          </table:table-cell>
        </table:table-row>
        <table:table-row table:style-name="ro1">
          <table:table-cell office:value-type="string" calcext:value-type="string">
            <text:p>HID_KEYBOARD_SC_R</text:p>
          </table:table-cell>
          <table:table-cell office:value-type="string" calcext:value-type="string">
            <text:p>0x15</text:p>
          </table:table-cell>
          <table:table-cell office:value-type="float" office:value="4" calcext:value-type="float">
            <text:p>4</text:p>
          </table:table-cell>
          <table:table-cell table:formula="of:=[.B34]" office:value-type="string" office:string-value="0x21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 table:formula="of:=HEX2DEC(RIGHT([.D22];2))" office:value-type="float" office:value="33" calcext:value-type="float">
            <text:p>33</text:p>
          </table:table-cell>
          <table:table-cell table:style-name="ce5" table:formula="of:=DEC2HEX([.F22]+[.E22]*128)" office:value-type="string" office:string-value="21" calcext:value-type="string">
            <text:p>21</text:p>
          </table:table-cell>
          <table:table-cell table:style-name="ce5" table:formula="of:=CONCATENATE(&quot;0x&quot;;TEXT([.G22];&quot;##&quot;))" office:value-type="string" office:string-value="0x21" calcext:value-type="string">
            <text:p>0x21</text:p>
          </table:table-cell>
          <table:table-cell office:value-type="string" calcext:value-type="string">
            <text:p>, /* 4 */</text:p>
          </table:table-cell>
          <table:table-cell table:formula="of:=CONCATENATE([.H22];&quot; &quot;;[.I22])" office:value-type="string" office:string-value="0x21 , /* 4 */" calcext:value-type="string">
            <text:p>0x21 , /* 4 */</text:p>
          </table:table-cell>
          <table:table-cell table:formula="of:=[.A34]" office:value-type="string" office:string-value="HID_KEYBOARD_SC_4_AND_DOLLAR" calcext:value-type="string">
            <text:p>HID_KEYBOARD_SC_4_AND_DOLLAR</text:p>
          </table:table-cell>
          <table:table-cell table:style-name="ce7" table:formula="of:=IF([.E22]=1; &quot;&amp; (1&lt;&lt;7)&quot;; &quot;&quot;)">
            <text:p/>
          </table:table-cell>
          <table:table-cell table:style-name="ce8" table:formula="of:=CONCATENATE(CONCATENATE([.K22];[.L22]);[.I22])" office:value-type="string" office:string-value="HID_KEYBOARD_SC_4_AND_DOLLAR, /* 4 */" calcext:value-type="string">
            <text:p>HID_KEYBOARD_SC_4_AND_DOLLAR, /* 4 */</text:p>
          </table:table-cell>
        </table:table-row>
        <table:table-row table:style-name="ro1">
          <table:table-cell office:value-type="string" calcext:value-type="string">
            <text:p>HID_KEYBOARD_SC_S</text:p>
          </table:table-cell>
          <table:table-cell office:value-type="string" calcext:value-type="string">
            <text:p>0x16</text:p>
          </table:table-cell>
          <table:table-cell office:value-type="float" office:value="5" calcext:value-type="float">
            <text:p>5</text:p>
          </table:table-cell>
          <table:table-cell table:formula="of:=[.B35]" office:value-type="string" office:string-value="0x22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 table:formula="of:=HEX2DEC(RIGHT([.D23];2))" office:value-type="float" office:value="34" calcext:value-type="float">
            <text:p>34</text:p>
          </table:table-cell>
          <table:table-cell table:style-name="ce5" table:formula="of:=DEC2HEX([.F23]+[.E23]*128)" office:value-type="string" office:string-value="22" calcext:value-type="string">
            <text:p>22</text:p>
          </table:table-cell>
          <table:table-cell table:style-name="ce5" table:formula="of:=CONCATENATE(&quot;0x&quot;;TEXT([.G23];&quot;##&quot;))" office:value-type="string" office:string-value="0x22" calcext:value-type="string">
            <text:p>0x22</text:p>
          </table:table-cell>
          <table:table-cell office:value-type="string" calcext:value-type="string">
            <text:p>, /* 5 */</text:p>
          </table:table-cell>
          <table:table-cell table:formula="of:=CONCATENATE([.H23];&quot; &quot;;[.I23])" office:value-type="string" office:string-value="0x22 , /* 5 */" calcext:value-type="string">
            <text:p>0x22 , /* 5 */</text:p>
          </table:table-cell>
          <table:table-cell table:formula="of:=[.A35]" office:value-type="string" office:string-value="HID_KEYBOARD_SC_5_AND_PERCENTAGE" calcext:value-type="string">
            <text:p>HID_KEYBOARD_SC_5_AND_PERCENTAGE</text:p>
          </table:table-cell>
          <table:table-cell table:style-name="ce7" table:formula="of:=IF([.E23]=1; &quot;&amp; (1&lt;&lt;7)&quot;; &quot;&quot;)">
            <text:p/>
          </table:table-cell>
          <table:table-cell table:style-name="ce8" table:formula="of:=CONCATENATE(CONCATENATE([.K23];[.L23]);[.I23])" office:value-type="string" office:string-value="HID_KEYBOARD_SC_5_AND_PERCENTAGE, /* 5 */" calcext:value-type="string">
            <text:p>HID_KEYBOARD_SC_5_AND_PERCENTAGE, /* 5 */</text:p>
          </table:table-cell>
        </table:table-row>
        <table:table-row table:style-name="ro1">
          <table:table-cell office:value-type="string" calcext:value-type="string">
            <text:p>HID_KEYBOARD_SC_T</text:p>
          </table:table-cell>
          <table:table-cell office:value-type="string" calcext:value-type="string">
            <text:p>0x17</text:p>
          </table:table-cell>
          <table:table-cell office:value-type="float" office:value="6" calcext:value-type="float">
            <text:p>6</text:p>
          </table:table-cell>
          <table:table-cell table:formula="of:=[.B36]" office:value-type="string" office:string-value="0x23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 table:formula="of:=HEX2DEC(RIGHT([.D24];2))" office:value-type="float" office:value="35" calcext:value-type="float">
            <text:p>35</text:p>
          </table:table-cell>
          <table:table-cell table:style-name="ce5" table:formula="of:=DEC2HEX([.F24]+[.E24]*128)" office:value-type="string" office:string-value="23" calcext:value-type="string">
            <text:p>23</text:p>
          </table:table-cell>
          <table:table-cell table:style-name="ce5" table:formula="of:=CONCATENATE(&quot;0x&quot;;TEXT([.G24];&quot;##&quot;))" office:value-type="string" office:string-value="0x23" calcext:value-type="string">
            <text:p>0x23</text:p>
          </table:table-cell>
          <table:table-cell office:value-type="string" calcext:value-type="string">
            <text:p>, /* 6 */</text:p>
          </table:table-cell>
          <table:table-cell table:formula="of:=CONCATENATE([.H24];&quot; &quot;;[.I24])" office:value-type="string" office:string-value="0x23 , /* 6 */" calcext:value-type="string">
            <text:p>0x23 , /* 6 */</text:p>
          </table:table-cell>
          <table:table-cell table:formula="of:=[.A36]" office:value-type="string" office:string-value="HID_KEYBOARD_SC_6_AND_CARET" calcext:value-type="string">
            <text:p>HID_KEYBOARD_SC_6_AND_CARET</text:p>
          </table:table-cell>
          <table:table-cell table:style-name="ce7" table:formula="of:=IF([.E24]=1; &quot;&amp; (1&lt;&lt;7)&quot;; &quot;&quot;)">
            <text:p/>
          </table:table-cell>
          <table:table-cell table:style-name="ce8" table:formula="of:=CONCATENATE(CONCATENATE([.K24];[.L24]);[.I24])" office:value-type="string" office:string-value="HID_KEYBOARD_SC_6_AND_CARET, /* 6 */" calcext:value-type="string">
            <text:p>HID_KEYBOARD_SC_6_AND_CARET, /* 6 */</text:p>
          </table:table-cell>
        </table:table-row>
        <table:table-row table:style-name="ro1">
          <table:table-cell office:value-type="string" calcext:value-type="string">
            <text:p>HID_KEYBOARD_SC_U</text:p>
          </table:table-cell>
          <table:table-cell office:value-type="string" calcext:value-type="string">
            <text:p>0x18</text:p>
          </table:table-cell>
          <table:table-cell office:value-type="float" office:value="7" calcext:value-type="float">
            <text:p>7</text:p>
          </table:table-cell>
          <table:table-cell table:formula="of:=[.B37]" office:value-type="string" office:string-value="0x24" calcext:value-type="string">
            <text:p>0x24</text:p>
          </table:table-cell>
          <table:table-cell office:value-type="float" office:value="0" calcext:value-type="float">
            <text:p>0</text:p>
          </table:table-cell>
          <table:table-cell table:formula="of:=HEX2DEC(RIGHT([.D25];2))" office:value-type="float" office:value="36" calcext:value-type="float">
            <text:p>36</text:p>
          </table:table-cell>
          <table:table-cell table:style-name="ce5" table:formula="of:=DEC2HEX([.F25]+[.E25]*128)" office:value-type="string" office:string-value="24" calcext:value-type="string">
            <text:p>24</text:p>
          </table:table-cell>
          <table:table-cell table:style-name="ce5" table:formula="of:=CONCATENATE(&quot;0x&quot;;TEXT([.G25];&quot;##&quot;))" office:value-type="string" office:string-value="0x24" calcext:value-type="string">
            <text:p>0x24</text:p>
          </table:table-cell>
          <table:table-cell office:value-type="string" calcext:value-type="string">
            <text:p>, /* 7 */</text:p>
          </table:table-cell>
          <table:table-cell table:formula="of:=CONCATENATE([.H25];&quot; &quot;;[.I25])" office:value-type="string" office:string-value="0x24 , /* 7 */" calcext:value-type="string">
            <text:p>0x24 , /* 7 */</text:p>
          </table:table-cell>
          <table:table-cell table:formula="of:=[.A37]" office:value-type="string" office:string-value="HID_KEYBOARD_SC_7_AND_AMPERSAND" calcext:value-type="string">
            <text:p>HID_KEYBOARD_SC_7_AND_AMPERSAND</text:p>
          </table:table-cell>
          <table:table-cell table:style-name="ce7" table:formula="of:=IF([.E25]=1; &quot;&amp; (1&lt;&lt;7)&quot;; &quot;&quot;)">
            <text:p/>
          </table:table-cell>
          <table:table-cell table:style-name="ce8" table:formula="of:=CONCATENATE(CONCATENATE([.K25];[.L25]);[.I25])" office:value-type="string" office:string-value="HID_KEYBOARD_SC_7_AND_AMPERSAND, /* 7 */" calcext:value-type="string">
            <text:p>HID_KEYBOARD_SC_7_AND_AMPERSAND, /* 7 */</text:p>
          </table:table-cell>
        </table:table-row>
        <table:table-row table:style-name="ro1">
          <table:table-cell office:value-type="string" calcext:value-type="string">
            <text:p>HID_KEYBOARD_SC_V</text:p>
          </table:table-cell>
          <table:table-cell office:value-type="string" calcext:value-type="string">
            <text:p>0x19</text:p>
          </table:table-cell>
          <table:table-cell office:value-type="float" office:value="8" calcext:value-type="float">
            <text:p>8</text:p>
          </table:table-cell>
          <table:table-cell table:formula="of:=[.B38]" office:value-type="string" office:string-value="0x25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 table:formula="of:=HEX2DEC(RIGHT([.D26];2))" office:value-type="float" office:value="37" calcext:value-type="float">
            <text:p>37</text:p>
          </table:table-cell>
          <table:table-cell table:style-name="ce5" table:formula="of:=DEC2HEX([.F26]+[.E26]*128)" office:value-type="string" office:string-value="25" calcext:value-type="string">
            <text:p>25</text:p>
          </table:table-cell>
          <table:table-cell table:style-name="ce5" table:formula="of:=CONCATENATE(&quot;0x&quot;;TEXT([.G26];&quot;##&quot;))" office:value-type="string" office:string-value="0x25" calcext:value-type="string">
            <text:p>0x25</text:p>
          </table:table-cell>
          <table:table-cell office:value-type="string" calcext:value-type="string">
            <text:p>, /* 8 */</text:p>
          </table:table-cell>
          <table:table-cell table:formula="of:=CONCATENATE([.H26];&quot; &quot;;[.I26])" office:value-type="string" office:string-value="0x25 , /* 8 */" calcext:value-type="string">
            <text:p>0x25 , /* 8 */</text:p>
          </table:table-cell>
          <table:table-cell table:formula="of:=[.A38]" office:value-type="string" office:string-value="HID_KEYBOARD_SC_8_AND_ASTERISK" calcext:value-type="string">
            <text:p>HID_KEYBOARD_SC_8_AND_ASTERISK</text:p>
          </table:table-cell>
          <table:table-cell table:style-name="ce7" table:formula="of:=IF([.E26]=1; &quot;&amp; (1&lt;&lt;7)&quot;; &quot;&quot;)">
            <text:p/>
          </table:table-cell>
          <table:table-cell table:style-name="ce8" table:formula="of:=CONCATENATE(CONCATENATE([.K26];[.L26]);[.I26])" office:value-type="string" office:string-value="HID_KEYBOARD_SC_8_AND_ASTERISK, /* 8 */" calcext:value-type="string">
            <text:p>HID_KEYBOARD_SC_8_AND_ASTERISK, /* 8 */</text:p>
          </table:table-cell>
        </table:table-row>
        <table:table-row table:style-name="ro1">
          <table:table-cell office:value-type="string" calcext:value-type="string">
            <text:p>HID_KEYBOARD_SC_W</text:p>
          </table:table-cell>
          <table:table-cell office:value-type="string" calcext:value-type="string">
            <text:p>0x1A</text:p>
          </table:table-cell>
          <table:table-cell office:value-type="float" office:value="9" calcext:value-type="float">
            <text:p>9</text:p>
          </table:table-cell>
          <table:table-cell table:formula="of:=[.B39]" office:value-type="string" office:string-value="0x26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 table:formula="of:=HEX2DEC(RIGHT([.D27];2))" office:value-type="float" office:value="38" calcext:value-type="float">
            <text:p>38</text:p>
          </table:table-cell>
          <table:table-cell table:style-name="ce5" table:formula="of:=DEC2HEX([.F27]+[.E27]*128)" office:value-type="string" office:string-value="26" calcext:value-type="string">
            <text:p>26</text:p>
          </table:table-cell>
          <table:table-cell table:style-name="ce5" table:formula="of:=CONCATENATE(&quot;0x&quot;;TEXT([.G27];&quot;##&quot;))" office:value-type="string" office:string-value="0x26" calcext:value-type="string">
            <text:p>0x26</text:p>
          </table:table-cell>
          <table:table-cell office:value-type="string" calcext:value-type="string">
            <text:p>, /* 9 */</text:p>
          </table:table-cell>
          <table:table-cell table:formula="of:=CONCATENATE([.H27];&quot; &quot;;[.I27])" office:value-type="string" office:string-value="0x26 , /* 9 */" calcext:value-type="string">
            <text:p>0x26 , /* 9 */</text:p>
          </table:table-cell>
          <table:table-cell table:formula="of:=[.A39]" office:value-type="string" office:string-value="HID_KEYBOARD_SC_9_AND_OPENING_PARENTHESIS" calcext:value-type="string">
            <text:p>HID_KEYBOARD_SC_9_AND_OPENING_PARENTHESIS</text:p>
          </table:table-cell>
          <table:table-cell table:style-name="ce7" table:formula="of:=IF([.E27]=1; &quot;&amp; (1&lt;&lt;7)&quot;; &quot;&quot;)">
            <text:p/>
          </table:table-cell>
          <table:table-cell table:style-name="ce8" table:formula="of:=CONCATENATE(CONCATENATE([.K27];[.L27]);[.I27])" office:value-type="string" office:string-value="HID_KEYBOARD_SC_9_AND_OPENING_PARENTHESIS, /* 9 */" calcext:value-type="string">
            <text:p>HID_KEYBOARD_SC_9_AND_OPENING_PARENTHESIS, /* 9 */</text:p>
          </table:table-cell>
        </table:table-row>
        <table:table-row table:style-name="ro1">
          <table:table-cell office:value-type="string" calcext:value-type="string">
            <text:p>HID_KEYBOARD_SC_X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:</text:p>
          </table:table-cell>
          <table:table-cell table:formula="of:=[.B52]" office:value-type="string" office:string-value="0x33" calcext:value-type="string">
            <text:p>0x33</text:p>
          </table:table-cell>
          <table:table-cell office:value-type="float" office:value="1" calcext:value-type="float">
            <text:p>1</text:p>
          </table:table-cell>
          <table:table-cell table:formula="of:=HEX2DEC(RIGHT([.D28];2))" office:value-type="float" office:value="51" calcext:value-type="float">
            <text:p>51</text:p>
          </table:table-cell>
          <table:table-cell table:style-name="ce5" table:formula="of:=DEC2HEX([.F28]+[.E28]*128)" office:value-type="string" office:string-value="B3" calcext:value-type="string">
            <text:p>B3</text:p>
          </table:table-cell>
          <table:table-cell table:style-name="ce5" table:formula="of:=CONCATENATE(&quot;0x&quot;;TEXT([.G28];&quot;##&quot;))" office:value-type="string" office:string-value="0xB3" calcext:value-type="string">
            <text:p>0xB3</text:p>
          </table:table-cell>
          <table:table-cell office:value-type="string" calcext:value-type="string">
            <text:p>, /* : */</text:p>
          </table:table-cell>
          <table:table-cell table:formula="of:=CONCATENATE([.H28];&quot; &quot;;[.I28])" office:value-type="string" office:string-value="0xB3 , /* : */" calcext:value-type="string">
            <text:p>0xB3 , /* : */</text:p>
          </table:table-cell>
          <table:table-cell table:formula="of:=[.A52]" office:value-type="string" office:string-value="HID_KEYBOARD_SC_SEMICOLON_AND_COLON" calcext:value-type="string">
            <text:p>HID_KEYBOARD_SC_SEMICOLON_AND_COLON</text:p>
          </table:table-cell>
          <table:table-cell table:style-name="ce7" table:formula="of:=IF([.E28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28];[.L28]);[.I28])" office:value-type="string" office:string-value="HID_KEYBOARD_SC_SEMICOLON_AND_COLON&amp; (1&lt;&lt;7), /* : */" calcext:value-type="string">
            <text:p>HID_KEYBOARD_SC_SEMICOLON_AND_COLON&amp; (1&lt;&lt;7), /* : */</text:p>
          </table:table-cell>
        </table:table-row>
        <table:table-row table:style-name="ro1">
          <table:table-cell office:value-type="string" calcext:value-type="string">
            <text:p>HID_KEYBOARD_SC_Y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;</text:p>
          </table:table-cell>
          <table:table-cell table:formula="of:=[.B52]" office:value-type="string" office:string-value="0x33" calcext:value-type="string">
            <text:p>0x33</text:p>
          </table:table-cell>
          <table:table-cell office:value-type="float" office:value="0" calcext:value-type="float">
            <text:p>0</text:p>
          </table:table-cell>
          <table:table-cell table:formula="of:=HEX2DEC(RIGHT([.D29];2))" office:value-type="float" office:value="51" calcext:value-type="float">
            <text:p>51</text:p>
          </table:table-cell>
          <table:table-cell table:style-name="ce5" table:formula="of:=DEC2HEX([.F29]+[.E29]*128)" office:value-type="string" office:string-value="33" calcext:value-type="string">
            <text:p>33</text:p>
          </table:table-cell>
          <table:table-cell table:style-name="ce5" table:formula="of:=CONCATENATE(&quot;0x&quot;;TEXT([.G29];&quot;##&quot;))" office:value-type="string" office:string-value="0x33" calcext:value-type="string">
            <text:p>0x33</text:p>
          </table:table-cell>
          <table:table-cell office:value-type="string" calcext:value-type="string">
            <text:p>, /* ; */</text:p>
          </table:table-cell>
          <table:table-cell table:formula="of:=CONCATENATE([.H29];&quot; &quot;;[.I29])" office:value-type="string" office:string-value="0x33 , /* ; */" calcext:value-type="string">
            <text:p>0x33 , /* ; */</text:p>
          </table:table-cell>
          <table:table-cell table:formula="of:=[.A52]" office:value-type="string" office:string-value="HID_KEYBOARD_SC_SEMICOLON_AND_COLON" calcext:value-type="string">
            <text:p>HID_KEYBOARD_SC_SEMICOLON_AND_COLON</text:p>
          </table:table-cell>
          <table:table-cell table:style-name="ce7" table:formula="of:=IF([.E29]=1; &quot;&amp; (1&lt;&lt;7)&quot;; &quot;&quot;)">
            <text:p/>
          </table:table-cell>
          <table:table-cell table:style-name="ce8" table:formula="of:=CONCATENATE(CONCATENATE([.K29];[.L29]);[.I29])" office:value-type="string" office:string-value="HID_KEYBOARD_SC_SEMICOLON_AND_COLON, /* ; */" calcext:value-type="string">
            <text:p>HID_KEYBOARD_SC_SEMICOLON_AND_COLON, /* ; */</text:p>
          </table:table-cell>
        </table:table-row>
        <table:table-row table:style-name="ro1">
          <table:table-cell office:value-type="string" calcext:value-type="string">
            <text:p>HID_KEYBOARD_SC_Z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&lt;</text:p>
          </table:table-cell>
          <table:table-cell table:formula="of:=[.B55]" office:value-type="string" office:string-value="0x36" calcext:value-type="string">
            <text:p>0x36</text:p>
          </table:table-cell>
          <table:table-cell office:value-type="float" office:value="1" calcext:value-type="float">
            <text:p>1</text:p>
          </table:table-cell>
          <table:table-cell table:formula="of:=HEX2DEC(RIGHT([.D30];2))" office:value-type="float" office:value="54" calcext:value-type="float">
            <text:p>54</text:p>
          </table:table-cell>
          <table:table-cell table:style-name="ce5" table:formula="of:=DEC2HEX([.F30]+[.E30]*128)" office:value-type="string" office:string-value="B6" calcext:value-type="string">
            <text:p>B6</text:p>
          </table:table-cell>
          <table:table-cell table:style-name="ce5" table:formula="of:=CONCATENATE(&quot;0x&quot;;TEXT([.G30];&quot;##&quot;))" office:value-type="string" office:string-value="0xB6" calcext:value-type="string">
            <text:p>0xB6</text:p>
          </table:table-cell>
          <table:table-cell office:value-type="string" calcext:value-type="string">
            <text:p>, /* &lt; */</text:p>
          </table:table-cell>
          <table:table-cell table:formula="of:=CONCATENATE([.H30];&quot; &quot;;[.I30])" office:value-type="string" office:string-value="0xB6 , /* &lt; */" calcext:value-type="string">
            <text:p>0xB6 , /* &lt; */</text:p>
          </table:table-cell>
          <table:table-cell table:formula="of:=[.A55]" office:value-type="string" office:string-value="HID_KEYBOARD_SC_COMMA_AND_LESS_THAN_SIGN" calcext:value-type="string">
            <text:p>HID_KEYBOARD_SC_COMMA_AND_LESS_THAN_SIGN</text:p>
          </table:table-cell>
          <table:table-cell table:style-name="ce7" table:formula="of:=IF([.E30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0];[.L30]);[.I30])" office:value-type="string" office:string-value="HID_KEYBOARD_SC_COMMA_AND_LESS_THAN_SIGN&amp; (1&lt;&lt;7), /* &lt; */" calcext:value-type="string">
            <text:p>HID_KEYBOARD_SC_COMMA_AND_LESS_THAN_SIGN&amp; (1&lt;&lt;7), /* &lt; */</text:p>
          </table:table-cell>
        </table:table-row>
        <table:table-row table:style-name="ro1">
          <table:table-cell office:value-type="string" calcext:value-type="string">
            <text:p>HID_KEYBOARD_SC_1_AND_EXCLAMATION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=</text:p>
          </table:table-cell>
          <table:table-cell table:formula="of:=[.B47]" office:value-type="string" office:string-value="0x2E" calcext:value-type="string">
            <text:p>0x2E</text:p>
          </table:table-cell>
          <table:table-cell office:value-type="float" office:value="0" calcext:value-type="float">
            <text:p>0</text:p>
          </table:table-cell>
          <table:table-cell table:formula="of:=HEX2DEC(RIGHT([.D31];2))" office:value-type="float" office:value="46" calcext:value-type="float">
            <text:p>46</text:p>
          </table:table-cell>
          <table:table-cell table:style-name="ce5" table:formula="of:=DEC2HEX([.F31]+[.E31]*128)" office:value-type="string" office:string-value="2E" calcext:value-type="string">
            <text:p>2E</text:p>
          </table:table-cell>
          <table:table-cell table:style-name="ce5" table:formula="of:=CONCATENATE(&quot;0x&quot;;TEXT([.G31];&quot;##&quot;))" office:value-type="string" office:string-value="0x2E" calcext:value-type="string">
            <text:p>0x2E</text:p>
          </table:table-cell>
          <table:table-cell office:value-type="string" calcext:value-type="string">
            <text:p>, /* = */</text:p>
          </table:table-cell>
          <table:table-cell table:formula="of:=CONCATENATE([.H31];&quot; &quot;;[.I31])" office:value-type="string" office:string-value="0x2E , /* = */" calcext:value-type="string">
            <text:p>0x2E , /* = */</text:p>
          </table:table-cell>
          <table:table-cell table:formula="of:=[.A47]" office:value-type="string" office:string-value="HID_KEYBOARD_SC_EQUAL_AND_PLUS" calcext:value-type="string">
            <text:p>HID_KEYBOARD_SC_EQUAL_AND_PLUS</text:p>
          </table:table-cell>
          <table:table-cell table:style-name="ce7" table:formula="of:=IF([.E31]=1; &quot;&amp; (1&lt;&lt;7)&quot;; &quot;&quot;)">
            <text:p/>
          </table:table-cell>
          <table:table-cell table:style-name="ce8" table:formula="of:=CONCATENATE(CONCATENATE([.K31];[.L31]);[.I31])" office:value-type="string" office:string-value="HID_KEYBOARD_SC_EQUAL_AND_PLUS, /* = */" calcext:value-type="string">
            <text:p>HID_KEYBOARD_SC_EQUAL_AND_PLUS, /* = */</text:p>
          </table:table-cell>
        </table:table-row>
        <table:table-row table:style-name="ro1">
          <table:table-cell office:value-type="string" calcext:value-type="string">
            <text:p>HID_KEYBOARD_SC_2_AND_AT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&gt;</text:p>
          </table:table-cell>
          <table:table-cell table:formula="of:=[.B56]" office:value-type="string" office:string-value="0x37" calcext:value-type="string">
            <text:p>0x37</text:p>
          </table:table-cell>
          <table:table-cell office:value-type="float" office:value="1" calcext:value-type="float">
            <text:p>1</text:p>
          </table:table-cell>
          <table:table-cell table:formula="of:=HEX2DEC(RIGHT([.D32];2))" office:value-type="float" office:value="55" calcext:value-type="float">
            <text:p>55</text:p>
          </table:table-cell>
          <table:table-cell table:style-name="ce5" table:formula="of:=DEC2HEX([.F32]+[.E32]*128)" office:value-type="string" office:string-value="B7" calcext:value-type="string">
            <text:p>B7</text:p>
          </table:table-cell>
          <table:table-cell table:style-name="ce5" table:formula="of:=CONCATENATE(&quot;0x&quot;;TEXT([.G32];&quot;##&quot;))" office:value-type="string" office:string-value="0xB7" calcext:value-type="string">
            <text:p>0xB7</text:p>
          </table:table-cell>
          <table:table-cell office:value-type="string" calcext:value-type="string">
            <text:p>, /* &gt; */</text:p>
          </table:table-cell>
          <table:table-cell table:formula="of:=CONCATENATE([.H32];&quot; &quot;;[.I32])" office:value-type="string" office:string-value="0xB7 , /* &gt; */" calcext:value-type="string">
            <text:p>0xB7 , /* &gt; */</text:p>
          </table:table-cell>
          <table:table-cell table:formula="of:=[.A56]" office:value-type="string" office:string-value="HID_KEYBOARD_SC_DOT_AND_GREATER_THAN_SIGN" calcext:value-type="string">
            <text:p>HID_KEYBOARD_SC_DOT_AND_GREATER_THAN_SIGN</text:p>
          </table:table-cell>
          <table:table-cell table:style-name="ce7" table:formula="of:=IF([.E32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2];[.L32]);[.I32])" office:value-type="string" office:string-value="HID_KEYBOARD_SC_DOT_AND_GREATER_THAN_SIGN&amp; (1&lt;&lt;7), /* &gt; */" calcext:value-type="string">
            <text:p>HID_KEYBOARD_SC_DOT_AND_GREATER_THAN_SIGN&amp; (1&lt;&lt;7), /* &gt; */</text:p>
          </table:table-cell>
        </table:table-row>
        <table:table-row table:style-name="ro1">
          <table:table-cell office:value-type="string" calcext:value-type="string">
            <text:p>HID_KEYBOARD_SC_3_AND_HASHMARK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?</text:p>
          </table:table-cell>
          <table:table-cell table:formula="of:=[.B57]" office:value-type="string" office:string-value="0x38" calcext:value-type="string">
            <text:p>0x38</text:p>
          </table:table-cell>
          <table:table-cell office:value-type="float" office:value="1" calcext:value-type="float">
            <text:p>1</text:p>
          </table:table-cell>
          <table:table-cell table:formula="of:=HEX2DEC(RIGHT([.D33];2))" office:value-type="float" office:value="56" calcext:value-type="float">
            <text:p>56</text:p>
          </table:table-cell>
          <table:table-cell table:style-name="ce5" table:formula="of:=DEC2HEX([.F33]+[.E33]*128)" office:value-type="string" office:string-value="B8" calcext:value-type="string">
            <text:p>B8</text:p>
          </table:table-cell>
          <table:table-cell table:style-name="ce5" table:formula="of:=CONCATENATE(&quot;0x&quot;;TEXT([.G33];&quot;##&quot;))" office:value-type="string" office:string-value="0xB8" calcext:value-type="string">
            <text:p>0xB8</text:p>
          </table:table-cell>
          <table:table-cell office:value-type="string" calcext:value-type="string">
            <text:p>, /* ? */</text:p>
          </table:table-cell>
          <table:table-cell table:formula="of:=CONCATENATE([.H33];&quot; &quot;;[.I33])" office:value-type="string" office:string-value="0xB8 , /* ? */" calcext:value-type="string">
            <text:p>0xB8 , /* ? */</text:p>
          </table:table-cell>
          <table:table-cell table:formula="of:=[.A57]" office:value-type="string" office:string-value="HID_KEYBOARD_SC_SLASH_AND_QUESTION_MARK" calcext:value-type="string">
            <text:p>HID_KEYBOARD_SC_SLASH_AND_QUESTION_MARK</text:p>
          </table:table-cell>
          <table:table-cell table:style-name="ce7" table:formula="of:=IF([.E3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3];[.L33]);[.I33])" office:value-type="string" office:string-value="HID_KEYBOARD_SC_SLASH_AND_QUESTION_MARK&amp; (1&lt;&lt;7), /* ? */" calcext:value-type="string">
            <text:p>HID_KEYBOARD_SC_SLASH_AND_QUESTION_MARK&amp; (1&lt;&lt;7), /* ? */</text:p>
          </table:table-cell>
        </table:table-row>
        <table:table-row table:style-name="ro1">
          <table:table-cell office:value-type="string" calcext:value-type="string">
            <text:p>HID_KEYBOARD_SC_4_AND_DOLLAR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@</text:p>
          </table:table-cell>
          <table:table-cell table:formula="of:=[.B32]" office:value-type="string" office:string-value="0x1F" calcext:value-type="string">
            <text:p>0x1F</text:p>
          </table:table-cell>
          <table:table-cell office:value-type="float" office:value="1" calcext:value-type="float">
            <text:p>1</text:p>
          </table:table-cell>
          <table:table-cell table:formula="of:=HEX2DEC(RIGHT([.D34];2))" office:value-type="float" office:value="31" calcext:value-type="float">
            <text:p>31</text:p>
          </table:table-cell>
          <table:table-cell table:style-name="ce5" table:formula="of:=DEC2HEX([.F34]+[.E34]*128)" office:value-type="string" office:string-value="9F" calcext:value-type="string">
            <text:p>9F</text:p>
          </table:table-cell>
          <table:table-cell table:style-name="ce5" table:formula="of:=CONCATENATE(&quot;0x&quot;;TEXT([.G34];&quot;##&quot;))" office:value-type="string" office:string-value="0x9F" calcext:value-type="string">
            <text:p>0x9F</text:p>
          </table:table-cell>
          <table:table-cell office:value-type="string" calcext:value-type="string">
            <text:p>, /* @ */</text:p>
          </table:table-cell>
          <table:table-cell table:formula="of:=CONCATENATE([.H34];&quot; &quot;;[.I34])" office:value-type="string" office:string-value="0x9F , /* @ */" calcext:value-type="string">
            <text:p>0x9F , /* @ */</text:p>
          </table:table-cell>
          <table:table-cell table:formula="of:=[.A32]" office:value-type="string" office:string-value="HID_KEYBOARD_SC_2_AND_AT" calcext:value-type="string">
            <text:p>HID_KEYBOARD_SC_2_AND_AT</text:p>
          </table:table-cell>
          <table:table-cell table:style-name="ce7" table:formula="of:=IF([.E3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4];[.L34]);[.I34])" office:value-type="string" office:string-value="HID_KEYBOARD_SC_2_AND_AT&amp; (1&lt;&lt;7), /* @ */" calcext:value-type="string">
            <text:p>HID_KEYBOARD_SC_2_AND_AT&amp; (1&lt;&lt;7), /* @ */</text:p>
          </table:table-cell>
        </table:table-row>
        <table:table-row table:style-name="ro1">
          <table:table-cell office:value-type="string" calcext:value-type="string">
            <text:p>HID_KEYBOARD_SC_5_AND_PERCENTAGE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</text:p>
          </table:table-cell>
          <table:table-cell table:formula="of:=[.B5]" office:value-type="string" office:string-value="0x04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table:formula="of:=HEX2DEC(RIGHT([.D35];2))" office:value-type="float" office:value="4" calcext:value-type="float">
            <text:p>4</text:p>
          </table:table-cell>
          <table:table-cell table:style-name="ce5" table:formula="of:=DEC2HEX([.F35]+[.E35]*128)" office:value-type="string" office:string-value="84" calcext:value-type="string">
            <text:p>84</text:p>
          </table:table-cell>
          <table:table-cell table:style-name="ce5" table:formula="of:=CONCATENATE(&quot;0x&quot;;TEXT([.G35];&quot;##&quot;))" office:value-type="string" office:string-value="0x84" calcext:value-type="string">
            <text:p>0x84</text:p>
          </table:table-cell>
          <table:table-cell office:value-type="string" calcext:value-type="string">
            <text:p>, /* A */</text:p>
          </table:table-cell>
          <table:table-cell table:formula="of:=CONCATENATE([.H35];&quot; &quot;;[.I35])" office:value-type="string" office:string-value="0x84 , /* A */" calcext:value-type="string">
            <text:p>0x84 , /* A */</text:p>
          </table:table-cell>
          <table:table-cell table:formula="of:=[.A5]" office:value-type="string" office:string-value="HID_KEYBOARD_SC_A" calcext:value-type="string">
            <text:p>HID_KEYBOARD_SC_A</text:p>
          </table:table-cell>
          <table:table-cell table:style-name="ce7" table:formula="of:=IF([.E3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5];[.L35]);[.I35])" office:value-type="string" office:string-value="HID_KEYBOARD_SC_A&amp; (1&lt;&lt;7), /* A */" calcext:value-type="string">
            <text:p>HID_KEYBOARD_SC_A&amp; (1&lt;&lt;7), /* A */</text:p>
          </table:table-cell>
        </table:table-row>
        <table:table-row table:style-name="ro1">
          <table:table-cell office:value-type="string" calcext:value-type="string">
            <text:p>HID_KEYBOARD_SC_6_AND_CARET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</text:p>
          </table:table-cell>
          <table:table-cell table:formula="of:=[.B6]" office:value-type="string" office:string-value="0x05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formula="of:=HEX2DEC(RIGHT([.D36];2))" office:value-type="float" office:value="5" calcext:value-type="float">
            <text:p>5</text:p>
          </table:table-cell>
          <table:table-cell table:style-name="ce5" table:formula="of:=DEC2HEX([.F36]+[.E36]*128)" office:value-type="string" office:string-value="85" calcext:value-type="string">
            <text:p>85</text:p>
          </table:table-cell>
          <table:table-cell table:style-name="ce5" table:formula="of:=CONCATENATE(&quot;0x&quot;;TEXT([.G36];&quot;##&quot;))" office:value-type="string" office:string-value="0x85" calcext:value-type="string">
            <text:p>0x85</text:p>
          </table:table-cell>
          <table:table-cell office:value-type="string" calcext:value-type="string">
            <text:p>, /* B */</text:p>
          </table:table-cell>
          <table:table-cell table:formula="of:=CONCATENATE([.H36];&quot; &quot;;[.I36])" office:value-type="string" office:string-value="0x85 , /* B */" calcext:value-type="string">
            <text:p>0x85 , /* B */</text:p>
          </table:table-cell>
          <table:table-cell table:formula="of:=[.A6]" office:value-type="string" office:string-value="HID_KEYBOARD_SC_B" calcext:value-type="string">
            <text:p>HID_KEYBOARD_SC_B</text:p>
          </table:table-cell>
          <table:table-cell table:style-name="ce7" table:formula="of:=IF([.E36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6];[.L36]);[.I36])" office:value-type="string" office:string-value="HID_KEYBOARD_SC_B&amp; (1&lt;&lt;7), /* B */" calcext:value-type="string">
            <text:p>HID_KEYBOARD_SC_B&amp; (1&lt;&lt;7), /* B */</text:p>
          </table:table-cell>
        </table:table-row>
        <table:table-row table:style-name="ro1">
          <table:table-cell office:value-type="string" calcext:value-type="string">
            <text:p>HID_KEYBOARD_SC_7_AND_AMPERSAND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C</text:p>
          </table:table-cell>
          <table:table-cell table:formula="of:=[.B7]" office:value-type="string" office:string-value="0x06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table:formula="of:=HEX2DEC(RIGHT([.D37];2))" office:value-type="float" office:value="6" calcext:value-type="float">
            <text:p>6</text:p>
          </table:table-cell>
          <table:table-cell table:style-name="ce5" table:formula="of:=DEC2HEX([.F37]+[.E37]*128)" office:value-type="string" office:string-value="86" calcext:value-type="string">
            <text:p>86</text:p>
          </table:table-cell>
          <table:table-cell table:style-name="ce5" table:formula="of:=CONCATENATE(&quot;0x&quot;;TEXT([.G37];&quot;##&quot;))" office:value-type="string" office:string-value="0x86" calcext:value-type="string">
            <text:p>0x86</text:p>
          </table:table-cell>
          <table:table-cell office:value-type="string" calcext:value-type="string">
            <text:p>, /* C */</text:p>
          </table:table-cell>
          <table:table-cell table:formula="of:=CONCATENATE([.H37];&quot; &quot;;[.I37])" office:value-type="string" office:string-value="0x86 , /* C */" calcext:value-type="string">
            <text:p>0x86 , /* C */</text:p>
          </table:table-cell>
          <table:table-cell table:formula="of:=[.A7]" office:value-type="string" office:string-value="HID_KEYBOARD_SC_C" calcext:value-type="string">
            <text:p>HID_KEYBOARD_SC_C</text:p>
          </table:table-cell>
          <table:table-cell table:style-name="ce7" table:formula="of:=IF([.E37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7];[.L37]);[.I37])" office:value-type="string" office:string-value="HID_KEYBOARD_SC_C&amp; (1&lt;&lt;7), /* C */" calcext:value-type="string">
            <text:p>HID_KEYBOARD_SC_C&amp; (1&lt;&lt;7), /* C */</text:p>
          </table:table-cell>
        </table:table-row>
        <table:table-row table:style-name="ro1">
          <table:table-cell office:value-type="string" calcext:value-type="string">
            <text:p>HID_KEYBOARD_SC_8_AND_ASTERIS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D</text:p>
          </table:table-cell>
          <table:table-cell table:formula="of:=[.B8]" office:value-type="string" office:string-value="0x07" calcext:value-type="string">
            <text:p>0x07</text:p>
          </table:table-cell>
          <table:table-cell office:value-type="float" office:value="1" calcext:value-type="float">
            <text:p>1</text:p>
          </table:table-cell>
          <table:table-cell table:formula="of:=HEX2DEC(RIGHT([.D38];2))" office:value-type="float" office:value="7" calcext:value-type="float">
            <text:p>7</text:p>
          </table:table-cell>
          <table:table-cell table:style-name="ce5" table:formula="of:=DEC2HEX([.F38]+[.E38]*128)" office:value-type="string" office:string-value="87" calcext:value-type="string">
            <text:p>87</text:p>
          </table:table-cell>
          <table:table-cell table:style-name="ce5" table:formula="of:=CONCATENATE(&quot;0x&quot;;TEXT([.G38];&quot;##&quot;))" office:value-type="string" office:string-value="0x87" calcext:value-type="string">
            <text:p>0x87</text:p>
          </table:table-cell>
          <table:table-cell office:value-type="string" calcext:value-type="string">
            <text:p>, /* D */</text:p>
          </table:table-cell>
          <table:table-cell table:formula="of:=CONCATENATE([.H38];&quot; &quot;;[.I38])" office:value-type="string" office:string-value="0x87 , /* D */" calcext:value-type="string">
            <text:p>0x87 , /* D */</text:p>
          </table:table-cell>
          <table:table-cell table:formula="of:=[.A8]" office:value-type="string" office:string-value="HID_KEYBOARD_SC_D" calcext:value-type="string">
            <text:p>HID_KEYBOARD_SC_D</text:p>
          </table:table-cell>
          <table:table-cell table:style-name="ce7" table:formula="of:=IF([.E38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8];[.L38]);[.I38])" office:value-type="string" office:string-value="HID_KEYBOARD_SC_D&amp; (1&lt;&lt;7), /* D */" calcext:value-type="string">
            <text:p>HID_KEYBOARD_SC_D&amp; (1&lt;&lt;7), /* D */</text:p>
          </table:table-cell>
        </table:table-row>
        <table:table-row table:style-name="ro1">
          <table:table-cell office:value-type="string" calcext:value-type="string">
            <text:p>HID_KEYBOARD_SC_9_AND_OPENING_PARENTHESIS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E</text:p>
          </table:table-cell>
          <table:table-cell table:formula="of:=[.B9]" office:value-type="string" office:string-value="0x08" calcext:value-type="string">
            <text:p>0x08</text:p>
          </table:table-cell>
          <table:table-cell office:value-type="float" office:value="1" calcext:value-type="float">
            <text:p>1</text:p>
          </table:table-cell>
          <table:table-cell table:formula="of:=HEX2DEC(RIGHT([.D39];2))" office:value-type="float" office:value="8" calcext:value-type="float">
            <text:p>8</text:p>
          </table:table-cell>
          <table:table-cell table:style-name="ce5" table:formula="of:=DEC2HEX([.F39]+[.E39]*128)" office:value-type="string" office:string-value="88" calcext:value-type="string">
            <text:p>88</text:p>
          </table:table-cell>
          <table:table-cell table:style-name="ce5" table:formula="of:=CONCATENATE(&quot;0x&quot;;TEXT([.G39];&quot;##&quot;))" office:value-type="string" office:string-value="0x88" calcext:value-type="string">
            <text:p>0x88</text:p>
          </table:table-cell>
          <table:table-cell office:value-type="string" calcext:value-type="string">
            <text:p>, /* E */</text:p>
          </table:table-cell>
          <table:table-cell table:formula="of:=CONCATENATE([.H39];&quot; &quot;;[.I39])" office:value-type="string" office:string-value="0x88 , /* E */" calcext:value-type="string">
            <text:p>0x88 , /* E */</text:p>
          </table:table-cell>
          <table:table-cell table:formula="of:=[.A9]" office:value-type="string" office:string-value="HID_KEYBOARD_SC_E" calcext:value-type="string">
            <text:p>HID_KEYBOARD_SC_E</text:p>
          </table:table-cell>
          <table:table-cell table:style-name="ce7" table:formula="of:=IF([.E39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39];[.L39]);[.I39])" office:value-type="string" office:string-value="HID_KEYBOARD_SC_E&amp; (1&lt;&lt;7), /* E */" calcext:value-type="string">
            <text:p>HID_KEYBOARD_SC_E&amp; (1&lt;&lt;7), /* E */</text:p>
          </table:table-cell>
        </table:table-row>
        <table:table-row table:style-name="ro1">
          <table:table-cell office:value-type="string" calcext:value-type="string">
            <text:p>HID_KEYBOARD_SC_0_AND_CLOSING_PARENTHESIS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F</text:p>
          </table:table-cell>
          <table:table-cell table:formula="of:=[.B10]" office:value-type="string" office:string-value="0x09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table:formula="of:=HEX2DEC(RIGHT([.D40];2))" office:value-type="float" office:value="9" calcext:value-type="float">
            <text:p>9</text:p>
          </table:table-cell>
          <table:table-cell table:style-name="ce5" table:formula="of:=DEC2HEX([.F40]+[.E40]*128)" office:value-type="string" office:string-value="89" calcext:value-type="string">
            <text:p>89</text:p>
          </table:table-cell>
          <table:table-cell table:style-name="ce5" table:formula="of:=CONCATENATE(&quot;0x&quot;;TEXT([.G40];&quot;##&quot;))" office:value-type="string" office:string-value="0x89" calcext:value-type="string">
            <text:p>0x89</text:p>
          </table:table-cell>
          <table:table-cell office:value-type="string" calcext:value-type="string">
            <text:p>, /* F */</text:p>
          </table:table-cell>
          <table:table-cell table:formula="of:=CONCATENATE([.H40];&quot; &quot;;[.I40])" office:value-type="string" office:string-value="0x89 , /* F */" calcext:value-type="string">
            <text:p>0x89 , /* F */</text:p>
          </table:table-cell>
          <table:table-cell table:formula="of:=[.A10]" office:value-type="string" office:string-value="HID_KEYBOARD_SC_F" calcext:value-type="string">
            <text:p>HID_KEYBOARD_SC_F</text:p>
          </table:table-cell>
          <table:table-cell table:style-name="ce7" table:formula="of:=IF([.E40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0];[.L40]);[.I40])" office:value-type="string" office:string-value="HID_KEYBOARD_SC_F&amp; (1&lt;&lt;7), /* F */" calcext:value-type="string">
            <text:p>HID_KEYBOARD_SC_F&amp; (1&lt;&lt;7), /* F */</text:p>
          </table:table-cell>
        </table:table-row>
        <table:table-row table:style-name="ro1">
          <table:table-cell office:value-type="string" calcext:value-type="string">
            <text:p>HID_KEYBOARD_SC_ENTE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</text:p>
          </table:table-cell>
          <table:table-cell table:formula="of:=[.B11]" office:value-type="string" office:string-value="0x0A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table:formula="of:=HEX2DEC(RIGHT([.D41];2))" office:value-type="float" office:value="10" calcext:value-type="float">
            <text:p>10</text:p>
          </table:table-cell>
          <table:table-cell table:style-name="ce5" table:formula="of:=DEC2HEX([.F41]+[.E41]*128)" office:value-type="string" office:string-value="8A" calcext:value-type="string">
            <text:p>8A</text:p>
          </table:table-cell>
          <table:table-cell table:style-name="ce5" table:formula="of:=CONCATENATE(&quot;0x&quot;;TEXT([.G41];&quot;##&quot;))" office:value-type="string" office:string-value="0x8A" calcext:value-type="string">
            <text:p>0x8A</text:p>
          </table:table-cell>
          <table:table-cell office:value-type="string" calcext:value-type="string">
            <text:p>, /* G */</text:p>
          </table:table-cell>
          <table:table-cell table:formula="of:=CONCATENATE([.H41];&quot; &quot;;[.I41])" office:value-type="string" office:string-value="0x8A , /* G */" calcext:value-type="string">
            <text:p>0x8A , /* G */</text:p>
          </table:table-cell>
          <table:table-cell table:formula="of:=[.A11]" office:value-type="string" office:string-value="HID_KEYBOARD_SC_G" calcext:value-type="string">
            <text:p>HID_KEYBOARD_SC_G</text:p>
          </table:table-cell>
          <table:table-cell table:style-name="ce7" table:formula="of:=IF([.E41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1];[.L41]);[.I41])" office:value-type="string" office:string-value="HID_KEYBOARD_SC_G&amp; (1&lt;&lt;7), /* G */" calcext:value-type="string">
            <text:p>HID_KEYBOARD_SC_G&amp; (1&lt;&lt;7), /* G */</text:p>
          </table:table-cell>
        </table:table-row>
        <table:table-row table:style-name="ro1">
          <table:table-cell office:value-type="string" calcext:value-type="string">
            <text:p>HID_KEYBOARD_SC_ESCAPE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H</text:p>
          </table:table-cell>
          <table:table-cell table:formula="of:=[.B12]" office:value-type="string" office:string-value="0x0B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table:formula="of:=HEX2DEC(RIGHT([.D42];2))" office:value-type="float" office:value="11" calcext:value-type="float">
            <text:p>11</text:p>
          </table:table-cell>
          <table:table-cell table:style-name="ce5" table:formula="of:=DEC2HEX([.F42]+[.E42]*128)" office:value-type="string" office:string-value="8B" calcext:value-type="string">
            <text:p>8B</text:p>
          </table:table-cell>
          <table:table-cell table:style-name="ce5" table:formula="of:=CONCATENATE(&quot;0x&quot;;TEXT([.G42];&quot;##&quot;))" office:value-type="string" office:string-value="0x8B" calcext:value-type="string">
            <text:p>0x8B</text:p>
          </table:table-cell>
          <table:table-cell office:value-type="string" calcext:value-type="string">
            <text:p>, /* H */</text:p>
          </table:table-cell>
          <table:table-cell table:formula="of:=CONCATENATE([.H42];&quot; &quot;;[.I42])" office:value-type="string" office:string-value="0x8B , /* H */" calcext:value-type="string">
            <text:p>0x8B , /* H */</text:p>
          </table:table-cell>
          <table:table-cell table:formula="of:=[.A12]" office:value-type="string" office:string-value="HID_KEYBOARD_SC_H" calcext:value-type="string">
            <text:p>HID_KEYBOARD_SC_H</text:p>
          </table:table-cell>
          <table:table-cell table:style-name="ce7" table:formula="of:=IF([.E42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2];[.L42]);[.I42])" office:value-type="string" office:string-value="HID_KEYBOARD_SC_H&amp; (1&lt;&lt;7), /* H */" calcext:value-type="string">
            <text:p>HID_KEYBOARD_SC_H&amp; (1&lt;&lt;7), /* H */</text:p>
          </table:table-cell>
        </table:table-row>
        <table:table-row table:style-name="ro1">
          <table:table-cell office:value-type="string" calcext:value-type="string">
            <text:p>HID_KEYBOARD_SC_BACKSPACE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I</text:p>
          </table:table-cell>
          <table:table-cell table:formula="of:=[.B13]" office:value-type="string" office:string-value="0x0C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table:formula="of:=HEX2DEC(RIGHT([.D43];2))" office:value-type="float" office:value="12" calcext:value-type="float">
            <text:p>12</text:p>
          </table:table-cell>
          <table:table-cell table:style-name="ce5" table:formula="of:=DEC2HEX([.F43]+[.E43]*128)" office:value-type="string" office:string-value="8C" calcext:value-type="string">
            <text:p>8C</text:p>
          </table:table-cell>
          <table:table-cell table:style-name="ce5" table:formula="of:=CONCATENATE(&quot;0x&quot;;TEXT([.G43];&quot;##&quot;))" office:value-type="string" office:string-value="0x8C" calcext:value-type="string">
            <text:p>0x8C</text:p>
          </table:table-cell>
          <table:table-cell office:value-type="string" calcext:value-type="string">
            <text:p>, /* I */</text:p>
          </table:table-cell>
          <table:table-cell table:formula="of:=CONCATENATE([.H43];&quot; &quot;;[.I43])" office:value-type="string" office:string-value="0x8C , /* I */" calcext:value-type="string">
            <text:p>0x8C , /* I */</text:p>
          </table:table-cell>
          <table:table-cell table:formula="of:=[.A13]" office:value-type="string" office:string-value="HID_KEYBOARD_SC_I" calcext:value-type="string">
            <text:p>HID_KEYBOARD_SC_I</text:p>
          </table:table-cell>
          <table:table-cell table:style-name="ce7" table:formula="of:=IF([.E4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3];[.L43]);[.I43])" office:value-type="string" office:string-value="HID_KEYBOARD_SC_I&amp; (1&lt;&lt;7), /* I */" calcext:value-type="string">
            <text:p>HID_KEYBOARD_SC_I&amp; (1&lt;&lt;7), /* I */</text:p>
          </table:table-cell>
        </table:table-row>
        <table:table-row table:style-name="ro1">
          <table:table-cell office:value-type="string" calcext:value-type="string">
            <text:p>HID_KEYBOARD_SC_TAB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J</text:p>
          </table:table-cell>
          <table:table-cell table:formula="of:=[.B14]" office:value-type="string" office:string-value="0x0D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table:formula="of:=HEX2DEC(RIGHT([.D44];2))" office:value-type="float" office:value="13" calcext:value-type="float">
            <text:p>13</text:p>
          </table:table-cell>
          <table:table-cell table:style-name="ce5" table:formula="of:=DEC2HEX([.F44]+[.E44]*128)" office:value-type="string" office:string-value="8D" calcext:value-type="string">
            <text:p>8D</text:p>
          </table:table-cell>
          <table:table-cell table:style-name="ce5" table:formula="of:=CONCATENATE(&quot;0x&quot;;TEXT([.G44];&quot;##&quot;))" office:value-type="string" office:string-value="0x8D" calcext:value-type="string">
            <text:p>0x8D</text:p>
          </table:table-cell>
          <table:table-cell office:value-type="string" calcext:value-type="string">
            <text:p>, /* J */</text:p>
          </table:table-cell>
          <table:table-cell table:formula="of:=CONCATENATE([.H44];&quot; &quot;;[.I44])" office:value-type="string" office:string-value="0x8D , /* J */" calcext:value-type="string">
            <text:p>0x8D , /* J */</text:p>
          </table:table-cell>
          <table:table-cell table:formula="of:=[.A14]" office:value-type="string" office:string-value="HID_KEYBOARD_SC_J" calcext:value-type="string">
            <text:p>HID_KEYBOARD_SC_J</text:p>
          </table:table-cell>
          <table:table-cell table:style-name="ce7" table:formula="of:=IF([.E4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4];[.L44]);[.I44])" office:value-type="string" office:string-value="HID_KEYBOARD_SC_J&amp; (1&lt;&lt;7), /* J */" calcext:value-type="string">
            <text:p>HID_KEYBOARD_SC_J&amp; (1&lt;&lt;7), /* J */</text:p>
          </table:table-cell>
        </table:table-row>
        <table:table-row table:style-name="ro1">
          <table:table-cell office:value-type="string" calcext:value-type="string">
            <text:p>HID_KEYBOARD_SC_SPACE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K</text:p>
          </table:table-cell>
          <table:table-cell table:formula="of:=[.B15]" office:value-type="string" office:string-value="0x0E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table:formula="of:=HEX2DEC(RIGHT([.D45];2))" office:value-type="float" office:value="14" calcext:value-type="float">
            <text:p>14</text:p>
          </table:table-cell>
          <table:table-cell table:style-name="ce5" table:formula="of:=DEC2HEX([.F45]+[.E45]*128)" office:value-type="string" office:string-value="8E" calcext:value-type="string">
            <text:p>8E</text:p>
          </table:table-cell>
          <table:table-cell table:style-name="ce5" table:formula="of:=CONCATENATE(&quot;0x&quot;;TEXT([.G45];&quot;##&quot;))" office:value-type="string" office:string-value="0x8E" calcext:value-type="string">
            <text:p>0x8E</text:p>
          </table:table-cell>
          <table:table-cell office:value-type="string" calcext:value-type="string">
            <text:p>, /* K */</text:p>
          </table:table-cell>
          <table:table-cell table:formula="of:=CONCATENATE([.H45];&quot; &quot;;[.I45])" office:value-type="string" office:string-value="0x8E , /* K */" calcext:value-type="string">
            <text:p>0x8E , /* K */</text:p>
          </table:table-cell>
          <table:table-cell table:formula="of:=[.A15]" office:value-type="string" office:string-value="HID_KEYBOARD_SC_K" calcext:value-type="string">
            <text:p>HID_KEYBOARD_SC_K</text:p>
          </table:table-cell>
          <table:table-cell table:style-name="ce7" table:formula="of:=IF([.E4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5];[.L45]);[.I45])" office:value-type="string" office:string-value="HID_KEYBOARD_SC_K&amp; (1&lt;&lt;7), /* K */" calcext:value-type="string">
            <text:p>HID_KEYBOARD_SC_K&amp; (1&lt;&lt;7), /* K */</text:p>
          </table:table-cell>
        </table:table-row>
        <table:table-row table:style-name="ro1">
          <table:table-cell office:value-type="string" calcext:value-type="string">
            <text:p>HID_KEYBOARD_SC_MINUS_AND_UNDERSCORE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L</text:p>
          </table:table-cell>
          <table:table-cell table:formula="of:=[.B16]" office:value-type="string" office:string-value="0x0F" calcext:value-type="string">
            <text:p>0x0F</text:p>
          </table:table-cell>
          <table:table-cell office:value-type="float" office:value="1" calcext:value-type="float">
            <text:p>1</text:p>
          </table:table-cell>
          <table:table-cell table:formula="of:=HEX2DEC(RIGHT([.D46];2))" office:value-type="float" office:value="15" calcext:value-type="float">
            <text:p>15</text:p>
          </table:table-cell>
          <table:table-cell table:style-name="ce5" table:formula="of:=DEC2HEX([.F46]+[.E46]*128)" office:value-type="string" office:string-value="8F" calcext:value-type="string">
            <text:p>8F</text:p>
          </table:table-cell>
          <table:table-cell table:style-name="ce5" table:formula="of:=CONCATENATE(&quot;0x&quot;;TEXT([.G46];&quot;##&quot;))" office:value-type="string" office:string-value="0x8F" calcext:value-type="string">
            <text:p>0x8F</text:p>
          </table:table-cell>
          <table:table-cell office:value-type="string" calcext:value-type="string">
            <text:p>, /* L */</text:p>
          </table:table-cell>
          <table:table-cell table:formula="of:=CONCATENATE([.H46];&quot; &quot;;[.I46])" office:value-type="string" office:string-value="0x8F , /* L */" calcext:value-type="string">
            <text:p>0x8F , /* L */</text:p>
          </table:table-cell>
          <table:table-cell table:formula="of:=[.A16]" office:value-type="string" office:string-value="HID_KEYBOARD_SC_L" calcext:value-type="string">
            <text:p>HID_KEYBOARD_SC_L</text:p>
          </table:table-cell>
          <table:table-cell table:style-name="ce7" table:formula="of:=IF([.E46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6];[.L46]);[.I46])" office:value-type="string" office:string-value="HID_KEYBOARD_SC_L&amp; (1&lt;&lt;7), /* L */" calcext:value-type="string">
            <text:p>HID_KEYBOARD_SC_L&amp; (1&lt;&lt;7), /* L */</text:p>
          </table:table-cell>
        </table:table-row>
        <table:table-row table:style-name="ro1">
          <table:table-cell office:value-type="string" calcext:value-type="string">
            <text:p>HID_KEYBOARD_SC_EQUAL_AND_PLUS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M</text:p>
          </table:table-cell>
          <table:table-cell table:formula="of:=[.B17]" office:value-type="string" office:string-value="0x10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table:formula="of:=HEX2DEC(RIGHT([.D47];2))" office:value-type="float" office:value="16" calcext:value-type="float">
            <text:p>16</text:p>
          </table:table-cell>
          <table:table-cell table:style-name="ce5" table:formula="of:=DEC2HEX([.F47]+[.E47]*128)" office:value-type="string" office:string-value="90" calcext:value-type="string">
            <text:p>90</text:p>
          </table:table-cell>
          <table:table-cell table:style-name="ce5" table:formula="of:=CONCATENATE(&quot;0x&quot;;TEXT([.G47];&quot;##&quot;))" office:value-type="string" office:string-value="0x90" calcext:value-type="string">
            <text:p>0x90</text:p>
          </table:table-cell>
          <table:table-cell office:value-type="string" calcext:value-type="string">
            <text:p>, /* M */</text:p>
          </table:table-cell>
          <table:table-cell table:formula="of:=CONCATENATE([.H47];&quot; &quot;;[.I47])" office:value-type="string" office:string-value="0x90 , /* M */" calcext:value-type="string">
            <text:p>0x90 , /* M */</text:p>
          </table:table-cell>
          <table:table-cell table:formula="of:=[.A17]" office:value-type="string" office:string-value="HID_KEYBOARD_SC_M" calcext:value-type="string">
            <text:p>HID_KEYBOARD_SC_M</text:p>
          </table:table-cell>
          <table:table-cell table:style-name="ce7" table:formula="of:=IF([.E47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7];[.L47]);[.I47])" office:value-type="string" office:string-value="HID_KEYBOARD_SC_M&amp; (1&lt;&lt;7), /* M */" calcext:value-type="string">
            <text:p>HID_KEYBOARD_SC_M&amp; (1&lt;&lt;7), /* M */</text:p>
          </table:table-cell>
        </table:table-row>
        <table:table-row table:style-name="ro1">
          <table:table-cell office:value-type="string" calcext:value-type="string">
            <text:p>HID_KEYBOARD_SC_OPENING_BRACKET_AND_OPENING_BRACE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N</text:p>
          </table:table-cell>
          <table:table-cell table:formula="of:=[.B18]" office:value-type="string" office:string-value="0x11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table:formula="of:=HEX2DEC(RIGHT([.D48];2))" office:value-type="float" office:value="17" calcext:value-type="float">
            <text:p>17</text:p>
          </table:table-cell>
          <table:table-cell table:style-name="ce5" table:formula="of:=DEC2HEX([.F48]+[.E48]*128)" office:value-type="string" office:string-value="91" calcext:value-type="string">
            <text:p>91</text:p>
          </table:table-cell>
          <table:table-cell table:style-name="ce5" table:formula="of:=CONCATENATE(&quot;0x&quot;;TEXT([.G48];&quot;##&quot;))" office:value-type="string" office:string-value="0x91" calcext:value-type="string">
            <text:p>0x91</text:p>
          </table:table-cell>
          <table:table-cell office:value-type="string" calcext:value-type="string">
            <text:p>, /* N */</text:p>
          </table:table-cell>
          <table:table-cell table:formula="of:=CONCATENATE([.H48];&quot; &quot;;[.I48])" office:value-type="string" office:string-value="0x91 , /* N */" calcext:value-type="string">
            <text:p>0x91 , /* N */</text:p>
          </table:table-cell>
          <table:table-cell table:formula="of:=[.A18]" office:value-type="string" office:string-value="HID_KEYBOARD_SC_N" calcext:value-type="string">
            <text:p>HID_KEYBOARD_SC_N</text:p>
          </table:table-cell>
          <table:table-cell table:style-name="ce7" table:formula="of:=IF([.E48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8];[.L48]);[.I48])" office:value-type="string" office:string-value="HID_KEYBOARD_SC_N&amp; (1&lt;&lt;7), /* N */" calcext:value-type="string">
            <text:p>HID_KEYBOARD_SC_N&amp; (1&lt;&lt;7), /* N */</text:p>
          </table:table-cell>
        </table:table-row>
        <table:table-row table:style-name="ro1">
          <table:table-cell office:value-type="string" calcext:value-type="string">
            <text:p>HID_KEYBOARD_SC_CLOSING_BRACKET_AND_CLOSING_BRACE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O</text:p>
          </table:table-cell>
          <table:table-cell table:formula="of:=[.B19]" office:value-type="string" office:string-value="0x12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table:formula="of:=HEX2DEC(RIGHT([.D49];2))" office:value-type="float" office:value="18" calcext:value-type="float">
            <text:p>18</text:p>
          </table:table-cell>
          <table:table-cell table:style-name="ce5" table:formula="of:=DEC2HEX([.F49]+[.E49]*128)" office:value-type="string" office:string-value="92" calcext:value-type="string">
            <text:p>92</text:p>
          </table:table-cell>
          <table:table-cell table:style-name="ce5" table:formula="of:=CONCATENATE(&quot;0x&quot;;TEXT([.G49];&quot;##&quot;))" office:value-type="string" office:string-value="0x92" calcext:value-type="string">
            <text:p>0x92</text:p>
          </table:table-cell>
          <table:table-cell office:value-type="string" calcext:value-type="string">
            <text:p>, /* O */</text:p>
          </table:table-cell>
          <table:table-cell table:formula="of:=CONCATENATE([.H49];&quot; &quot;;[.I49])" office:value-type="string" office:string-value="0x92 , /* O */" calcext:value-type="string">
            <text:p>0x92 , /* O */</text:p>
          </table:table-cell>
          <table:table-cell table:formula="of:=[.A19]" office:value-type="string" office:string-value="HID_KEYBOARD_SC_O" calcext:value-type="string">
            <text:p>HID_KEYBOARD_SC_O</text:p>
          </table:table-cell>
          <table:table-cell table:style-name="ce7" table:formula="of:=IF([.E49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49];[.L49]);[.I49])" office:value-type="string" office:string-value="HID_KEYBOARD_SC_O&amp; (1&lt;&lt;7), /* O */" calcext:value-type="string">
            <text:p>HID_KEYBOARD_SC_O&amp; (1&lt;&lt;7), /* O */</text:p>
          </table:table-cell>
        </table:table-row>
        <table:table-row table:style-name="ro1">
          <table:table-cell office:value-type="string" calcext:value-type="string">
            <text:p>HID_KEYBOARD_SC_BACKSLASH_AND_PIPE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</text:p>
          </table:table-cell>
          <table:table-cell table:formula="of:=[.B20]" office:value-type="string" office:string-value="0x13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table:formula="of:=HEX2DEC(RIGHT([.D50];2))" office:value-type="float" office:value="19" calcext:value-type="float">
            <text:p>19</text:p>
          </table:table-cell>
          <table:table-cell table:style-name="ce5" table:formula="of:=DEC2HEX([.F50]+[.E50]*128)" office:value-type="string" office:string-value="93" calcext:value-type="string">
            <text:p>93</text:p>
          </table:table-cell>
          <table:table-cell table:style-name="ce5" table:formula="of:=CONCATENATE(&quot;0x&quot;;TEXT([.G50];&quot;##&quot;))" office:value-type="string" office:string-value="0x93" calcext:value-type="string">
            <text:p>0x93</text:p>
          </table:table-cell>
          <table:table-cell office:value-type="string" calcext:value-type="string">
            <text:p>, /* P */</text:p>
          </table:table-cell>
          <table:table-cell table:formula="of:=CONCATENATE([.H50];&quot; &quot;;[.I50])" office:value-type="string" office:string-value="0x93 , /* P */" calcext:value-type="string">
            <text:p>0x93 , /* P */</text:p>
          </table:table-cell>
          <table:table-cell table:formula="of:=[.A20]" office:value-type="string" office:string-value="HID_KEYBOARD_SC_P" calcext:value-type="string">
            <text:p>HID_KEYBOARD_SC_P</text:p>
          </table:table-cell>
          <table:table-cell table:style-name="ce7" table:formula="of:=IF([.E50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0];[.L50]);[.I50])" office:value-type="string" office:string-value="HID_KEYBOARD_SC_P&amp; (1&lt;&lt;7), /* P */" calcext:value-type="string">
            <text:p>HID_KEYBOARD_SC_P&amp; (1&lt;&lt;7), /* P */</text:p>
          </table:table-cell>
        </table:table-row>
        <table:table-row table:style-name="ro1">
          <table:table-cell office:value-type="string" calcext:value-type="string">
            <text:p>HID_KEYBOARD_SC_NON_US_HASHMARK_AND_TILDE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Q</text:p>
          </table:table-cell>
          <table:table-cell table:formula="of:=[.B21]" office:value-type="string" office:string-value="0x14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formula="of:=HEX2DEC(RIGHT([.D51];2))" office:value-type="float" office:value="20" calcext:value-type="float">
            <text:p>20</text:p>
          </table:table-cell>
          <table:table-cell table:style-name="ce5" table:formula="of:=DEC2HEX([.F51]+[.E51]*128)" office:value-type="string" office:string-value="94" calcext:value-type="string">
            <text:p>94</text:p>
          </table:table-cell>
          <table:table-cell table:style-name="ce5" table:formula="of:=CONCATENATE(&quot;0x&quot;;TEXT([.G51];&quot;##&quot;))" office:value-type="string" office:string-value="0x94" calcext:value-type="string">
            <text:p>0x94</text:p>
          </table:table-cell>
          <table:table-cell office:value-type="string" calcext:value-type="string">
            <text:p>, /* Q */</text:p>
          </table:table-cell>
          <table:table-cell table:formula="of:=CONCATENATE([.H51];&quot; &quot;;[.I51])" office:value-type="string" office:string-value="0x94 , /* Q */" calcext:value-type="string">
            <text:p>0x94 , /* Q */</text:p>
          </table:table-cell>
          <table:table-cell table:formula="of:=[.A21]" office:value-type="string" office:string-value="HID_KEYBOARD_SC_Q" calcext:value-type="string">
            <text:p>HID_KEYBOARD_SC_Q</text:p>
          </table:table-cell>
          <table:table-cell table:style-name="ce7" table:formula="of:=IF([.E51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1];[.L51]);[.I51])" office:value-type="string" office:string-value="HID_KEYBOARD_SC_Q&amp; (1&lt;&lt;7), /* Q */" calcext:value-type="string">
            <text:p>HID_KEYBOARD_SC_Q&amp; (1&lt;&lt;7), /* Q */</text:p>
          </table:table-cell>
        </table:table-row>
        <table:table-row table:style-name="ro1">
          <table:table-cell office:value-type="string" calcext:value-type="string">
            <text:p>HID_KEYBOARD_SC_SEMICOLON_AND_COLO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formula="of:=[.B22]" office:value-type="string" office:string-value="0x15" calcext:value-type="string">
            <text:p>0x15</text:p>
          </table:table-cell>
          <table:table-cell office:value-type="float" office:value="1" calcext:value-type="float">
            <text:p>1</text:p>
          </table:table-cell>
          <table:table-cell table:formula="of:=HEX2DEC(RIGHT([.D52];2))" office:value-type="float" office:value="21" calcext:value-type="float">
            <text:p>21</text:p>
          </table:table-cell>
          <table:table-cell table:style-name="ce5" table:formula="of:=DEC2HEX([.F52]+[.E52]*128)" office:value-type="string" office:string-value="95" calcext:value-type="string">
            <text:p>95</text:p>
          </table:table-cell>
          <table:table-cell table:style-name="ce5" table:formula="of:=CONCATENATE(&quot;0x&quot;;TEXT([.G52];&quot;##&quot;))" office:value-type="string" office:string-value="0x95" calcext:value-type="string">
            <text:p>0x95</text:p>
          </table:table-cell>
          <table:table-cell office:value-type="string" calcext:value-type="string">
            <text:p>, /* R */</text:p>
          </table:table-cell>
          <table:table-cell table:formula="of:=CONCATENATE([.H52];&quot; &quot;;[.I52])" office:value-type="string" office:string-value="0x95 , /* R */" calcext:value-type="string">
            <text:p>0x95 , /* R */</text:p>
          </table:table-cell>
          <table:table-cell table:formula="of:=[.A22]" office:value-type="string" office:string-value="HID_KEYBOARD_SC_R" calcext:value-type="string">
            <text:p>HID_KEYBOARD_SC_R</text:p>
          </table:table-cell>
          <table:table-cell table:style-name="ce7" table:formula="of:=IF([.E52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2];[.L52]);[.I52])" office:value-type="string" office:string-value="HID_KEYBOARD_SC_R&amp; (1&lt;&lt;7), /* R */" calcext:value-type="string">
            <text:p>HID_KEYBOARD_SC_R&amp; (1&lt;&lt;7), /* R */</text:p>
          </table:table-cell>
        </table:table-row>
        <table:table-row table:style-name="ro1">
          <table:table-cell office:value-type="string" calcext:value-type="string">
            <text:p>HID_KEYBOARD_SC_APOSTROPHE_AND_QUOTE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S</text:p>
          </table:table-cell>
          <table:table-cell table:formula="of:=[.B23]" office:value-type="string" office:string-value="0x16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formula="of:=HEX2DEC(RIGHT([.D53];2))" office:value-type="float" office:value="22" calcext:value-type="float">
            <text:p>22</text:p>
          </table:table-cell>
          <table:table-cell table:style-name="ce5" table:formula="of:=DEC2HEX([.F53]+[.E53]*128)" office:value-type="string" office:string-value="96" calcext:value-type="string">
            <text:p>96</text:p>
          </table:table-cell>
          <table:table-cell table:style-name="ce5" table:formula="of:=CONCATENATE(&quot;0x&quot;;TEXT([.G53];&quot;##&quot;))" office:value-type="string" office:string-value="0x96" calcext:value-type="string">
            <text:p>0x96</text:p>
          </table:table-cell>
          <table:table-cell office:value-type="string" calcext:value-type="string">
            <text:p>, /* S */</text:p>
          </table:table-cell>
          <table:table-cell table:formula="of:=CONCATENATE([.H53];&quot; &quot;;[.I53])" office:value-type="string" office:string-value="0x96 , /* S */" calcext:value-type="string">
            <text:p>0x96 , /* S */</text:p>
          </table:table-cell>
          <table:table-cell table:formula="of:=[.A23]" office:value-type="string" office:string-value="HID_KEYBOARD_SC_S" calcext:value-type="string">
            <text:p>HID_KEYBOARD_SC_S</text:p>
          </table:table-cell>
          <table:table-cell table:style-name="ce7" table:formula="of:=IF([.E5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3];[.L53]);[.I53])" office:value-type="string" office:string-value="HID_KEYBOARD_SC_S&amp; (1&lt;&lt;7), /* S */" calcext:value-type="string">
            <text:p>HID_KEYBOARD_SC_S&amp; (1&lt;&lt;7), /* S */</text:p>
          </table:table-cell>
        </table:table-row>
        <table:table-row table:style-name="ro1">
          <table:table-cell office:value-type="string" calcext:value-type="string">
            <text:p>HID_KEYBOARD_SC_GRAVE_ACCENT_AND_TILDE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T</text:p>
          </table:table-cell>
          <table:table-cell table:formula="of:=[.B24]" office:value-type="string" office:string-value="0x17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formula="of:=HEX2DEC(RIGHT([.D54];2))" office:value-type="float" office:value="23" calcext:value-type="float">
            <text:p>23</text:p>
          </table:table-cell>
          <table:table-cell table:style-name="ce5" table:formula="of:=DEC2HEX([.F54]+[.E54]*128)" office:value-type="string" office:string-value="97" calcext:value-type="string">
            <text:p>97</text:p>
          </table:table-cell>
          <table:table-cell table:style-name="ce5" table:formula="of:=CONCATENATE(&quot;0x&quot;;TEXT([.G54];&quot;##&quot;))" office:value-type="string" office:string-value="0x97" calcext:value-type="string">
            <text:p>0x97</text:p>
          </table:table-cell>
          <table:table-cell office:value-type="string" calcext:value-type="string">
            <text:p>, /* T */</text:p>
          </table:table-cell>
          <table:table-cell table:formula="of:=CONCATENATE([.H54];&quot; &quot;;[.I54])" office:value-type="string" office:string-value="0x97 , /* T */" calcext:value-type="string">
            <text:p>0x97 , /* T */</text:p>
          </table:table-cell>
          <table:table-cell table:formula="of:=[.A24]" office:value-type="string" office:string-value="HID_KEYBOARD_SC_T" calcext:value-type="string">
            <text:p>HID_KEYBOARD_SC_T</text:p>
          </table:table-cell>
          <table:table-cell table:style-name="ce7" table:formula="of:=IF([.E5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4];[.L54]);[.I54])" office:value-type="string" office:string-value="HID_KEYBOARD_SC_T&amp; (1&lt;&lt;7), /* T */" calcext:value-type="string">
            <text:p>HID_KEYBOARD_SC_T&amp; (1&lt;&lt;7), /* T */</text:p>
          </table:table-cell>
        </table:table-row>
        <table:table-row table:style-name="ro1">
          <table:table-cell office:value-type="string" calcext:value-type="string">
            <text:p>HID_KEYBOARD_SC_COMMA_AND_LESS_THAN_SIGN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U</text:p>
          </table:table-cell>
          <table:table-cell table:formula="of:=[.B25]" office:value-type="string" office:string-value="0x18" calcext:value-type="string">
            <text:p>0x18</text:p>
          </table:table-cell>
          <table:table-cell office:value-type="float" office:value="1" calcext:value-type="float">
            <text:p>1</text:p>
          </table:table-cell>
          <table:table-cell table:formula="of:=HEX2DEC(RIGHT([.D55];2))" office:value-type="float" office:value="24" calcext:value-type="float">
            <text:p>24</text:p>
          </table:table-cell>
          <table:table-cell table:style-name="ce5" table:formula="of:=DEC2HEX([.F55]+[.E55]*128)" office:value-type="string" office:string-value="98" calcext:value-type="string">
            <text:p>98</text:p>
          </table:table-cell>
          <table:table-cell table:style-name="ce5" table:formula="of:=CONCATENATE(&quot;0x&quot;;TEXT([.G55];&quot;##&quot;))" office:value-type="string" office:string-value="0x98" calcext:value-type="string">
            <text:p>0x98</text:p>
          </table:table-cell>
          <table:table-cell office:value-type="string" calcext:value-type="string">
            <text:p>, /* U */</text:p>
          </table:table-cell>
          <table:table-cell table:formula="of:=CONCATENATE([.H55];&quot; &quot;;[.I55])" office:value-type="string" office:string-value="0x98 , /* U */" calcext:value-type="string">
            <text:p>0x98 , /* U */</text:p>
          </table:table-cell>
          <table:table-cell table:formula="of:=[.A25]" office:value-type="string" office:string-value="HID_KEYBOARD_SC_U" calcext:value-type="string">
            <text:p>HID_KEYBOARD_SC_U</text:p>
          </table:table-cell>
          <table:table-cell table:style-name="ce7" table:formula="of:=IF([.E5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5];[.L55]);[.I55])" office:value-type="string" office:string-value="HID_KEYBOARD_SC_U&amp; (1&lt;&lt;7), /* U */" calcext:value-type="string">
            <text:p>HID_KEYBOARD_SC_U&amp; (1&lt;&lt;7), /* U */</text:p>
          </table:table-cell>
        </table:table-row>
        <table:table-row table:style-name="ro1">
          <table:table-cell office:value-type="string" calcext:value-type="string">
            <text:p>HID_KEYBOARD_SC_DOT_AND_GREATER_THAN_SIGN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V</text:p>
          </table:table-cell>
          <table:table-cell table:formula="of:=[.B26]" office:value-type="string" office:string-value="0x19" calcext:value-type="string">
            <text:p>0x19</text:p>
          </table:table-cell>
          <table:table-cell office:value-type="float" office:value="1" calcext:value-type="float">
            <text:p>1</text:p>
          </table:table-cell>
          <table:table-cell table:formula="of:=HEX2DEC(RIGHT([.D56];2))" office:value-type="float" office:value="25" calcext:value-type="float">
            <text:p>25</text:p>
          </table:table-cell>
          <table:table-cell table:style-name="ce5" table:formula="of:=DEC2HEX([.F56]+[.E56]*128)" office:value-type="string" office:string-value="99" calcext:value-type="string">
            <text:p>99</text:p>
          </table:table-cell>
          <table:table-cell table:style-name="ce5" table:formula="of:=CONCATENATE(&quot;0x&quot;;TEXT([.G56];&quot;##&quot;))" office:value-type="string" office:string-value="0x99" calcext:value-type="string">
            <text:p>0x99</text:p>
          </table:table-cell>
          <table:table-cell office:value-type="string" calcext:value-type="string">
            <text:p>, /* V */</text:p>
          </table:table-cell>
          <table:table-cell table:formula="of:=CONCATENATE([.H56];&quot; &quot;;[.I56])" office:value-type="string" office:string-value="0x99 , /* V */" calcext:value-type="string">
            <text:p>0x99 , /* V */</text:p>
          </table:table-cell>
          <table:table-cell table:formula="of:=[.A26]" office:value-type="string" office:string-value="HID_KEYBOARD_SC_V" calcext:value-type="string">
            <text:p>HID_KEYBOARD_SC_V</text:p>
          </table:table-cell>
          <table:table-cell table:style-name="ce7" table:formula="of:=IF([.E56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6];[.L56]);[.I56])" office:value-type="string" office:string-value="HID_KEYBOARD_SC_V&amp; (1&lt;&lt;7), /* V */" calcext:value-type="string">
            <text:p>HID_KEYBOARD_SC_V&amp; (1&lt;&lt;7), /* V */</text:p>
          </table:table-cell>
        </table:table-row>
        <table:table-row table:style-name="ro1">
          <table:table-cell office:value-type="string" calcext:value-type="string">
            <text:p>HID_KEYBOARD_SC_SLASH_AND_QUESTION_MARK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W</text:p>
          </table:table-cell>
          <table:table-cell table:formula="of:=[.B27]" office:value-type="string" office:string-value="0x1A" calcext:value-type="string">
            <text:p>0x1A</text:p>
          </table:table-cell>
          <table:table-cell office:value-type="float" office:value="1" calcext:value-type="float">
            <text:p>1</text:p>
          </table:table-cell>
          <table:table-cell table:formula="of:=HEX2DEC(RIGHT([.D57];2))" office:value-type="float" office:value="26" calcext:value-type="float">
            <text:p>26</text:p>
          </table:table-cell>
          <table:table-cell table:style-name="ce5" table:formula="of:=DEC2HEX([.F57]+[.E57]*128)" office:value-type="string" office:string-value="9A" calcext:value-type="string">
            <text:p>9A</text:p>
          </table:table-cell>
          <table:table-cell table:style-name="ce5" table:formula="of:=CONCATENATE(&quot;0x&quot;;TEXT([.G57];&quot;##&quot;))" office:value-type="string" office:string-value="0x9A" calcext:value-type="string">
            <text:p>0x9A</text:p>
          </table:table-cell>
          <table:table-cell office:value-type="string" calcext:value-type="string">
            <text:p>, /* W */</text:p>
          </table:table-cell>
          <table:table-cell table:formula="of:=CONCATENATE([.H57];&quot; &quot;;[.I57])" office:value-type="string" office:string-value="0x9A , /* W */" calcext:value-type="string">
            <text:p>0x9A , /* W */</text:p>
          </table:table-cell>
          <table:table-cell table:formula="of:=[.A27]" office:value-type="string" office:string-value="HID_KEYBOARD_SC_W" calcext:value-type="string">
            <text:p>HID_KEYBOARD_SC_W</text:p>
          </table:table-cell>
          <table:table-cell table:style-name="ce7" table:formula="of:=IF([.E57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7];[.L57]);[.I57])" office:value-type="string" office:string-value="HID_KEYBOARD_SC_W&amp; (1&lt;&lt;7), /* W */" calcext:value-type="string">
            <text:p>HID_KEYBOARD_SC_W&amp; (1&lt;&lt;7), /* W */</text:p>
          </table:table-cell>
        </table:table-row>
        <table:table-row table:style-name="ro1">
          <table:table-cell office:value-type="string" calcext:value-type="string">
            <text:p>HID_KEYBOARD_SC_CAPS_LOCK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X</text:p>
          </table:table-cell>
          <table:table-cell table:formula="of:=[.B28]" office:value-type="string" office:string-value="0x1B" calcext:value-type="string">
            <text:p>0x1B</text:p>
          </table:table-cell>
          <table:table-cell office:value-type="float" office:value="1" calcext:value-type="float">
            <text:p>1</text:p>
          </table:table-cell>
          <table:table-cell table:formula="of:=HEX2DEC(RIGHT([.D58];2))" office:value-type="float" office:value="27" calcext:value-type="float">
            <text:p>27</text:p>
          </table:table-cell>
          <table:table-cell table:style-name="ce5" table:formula="of:=DEC2HEX([.F58]+[.E58]*128)" office:value-type="string" office:string-value="9B" calcext:value-type="string">
            <text:p>9B</text:p>
          </table:table-cell>
          <table:table-cell table:style-name="ce5" table:formula="of:=CONCATENATE(&quot;0x&quot;;TEXT([.G58];&quot;##&quot;))" office:value-type="string" office:string-value="0x9B" calcext:value-type="string">
            <text:p>0x9B</text:p>
          </table:table-cell>
          <table:table-cell office:value-type="string" calcext:value-type="string">
            <text:p>, /* X */</text:p>
          </table:table-cell>
          <table:table-cell table:formula="of:=CONCATENATE([.H58];&quot; &quot;;[.I58])" office:value-type="string" office:string-value="0x9B , /* X */" calcext:value-type="string">
            <text:p>0x9B , /* X */</text:p>
          </table:table-cell>
          <table:table-cell table:formula="of:=[.A28]" office:value-type="string" office:string-value="HID_KEYBOARD_SC_X" calcext:value-type="string">
            <text:p>HID_KEYBOARD_SC_X</text:p>
          </table:table-cell>
          <table:table-cell table:style-name="ce7" table:formula="of:=IF([.E58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8];[.L58]);[.I58])" office:value-type="string" office:string-value="HID_KEYBOARD_SC_X&amp; (1&lt;&lt;7), /* X */" calcext:value-type="string">
            <text:p>HID_KEYBOARD_SC_X&amp; (1&lt;&lt;7), /* X */</text:p>
          </table:table-cell>
        </table:table-row>
        <table:table-row table:style-name="ro1">
          <table:table-cell office:value-type="string" calcext:value-type="string">
            <text:p>HID_KEYBOARD_SC_F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Y</text:p>
          </table:table-cell>
          <table:table-cell table:formula="of:=[.B29]" office:value-type="string" office:string-value="0x1C" calcext:value-type="string">
            <text:p>0x1C</text:p>
          </table:table-cell>
          <table:table-cell office:value-type="float" office:value="1" calcext:value-type="float">
            <text:p>1</text:p>
          </table:table-cell>
          <table:table-cell table:formula="of:=HEX2DEC(RIGHT([.D59];2))" office:value-type="float" office:value="28" calcext:value-type="float">
            <text:p>28</text:p>
          </table:table-cell>
          <table:table-cell table:style-name="ce5" table:formula="of:=DEC2HEX([.F59]+[.E59]*128)" office:value-type="string" office:string-value="9C" calcext:value-type="string">
            <text:p>9C</text:p>
          </table:table-cell>
          <table:table-cell table:style-name="ce5" table:formula="of:=CONCATENATE(&quot;0x&quot;;TEXT([.G59];&quot;##&quot;))" office:value-type="string" office:string-value="0x9C" calcext:value-type="string">
            <text:p>0x9C</text:p>
          </table:table-cell>
          <table:table-cell office:value-type="string" calcext:value-type="string">
            <text:p>, /* Y */</text:p>
          </table:table-cell>
          <table:table-cell table:formula="of:=CONCATENATE([.H59];&quot; &quot;;[.I59])" office:value-type="string" office:string-value="0x9C , /* Y */" calcext:value-type="string">
            <text:p>0x9C , /* Y */</text:p>
          </table:table-cell>
          <table:table-cell table:formula="of:=[.A29]" office:value-type="string" office:string-value="HID_KEYBOARD_SC_Y" calcext:value-type="string">
            <text:p>HID_KEYBOARD_SC_Y</text:p>
          </table:table-cell>
          <table:table-cell table:style-name="ce7" table:formula="of:=IF([.E59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59];[.L59]);[.I59])" office:value-type="string" office:string-value="HID_KEYBOARD_SC_Y&amp; (1&lt;&lt;7), /* Y */" calcext:value-type="string">
            <text:p>HID_KEYBOARD_SC_Y&amp; (1&lt;&lt;7), /* Y */</text:p>
          </table:table-cell>
        </table:table-row>
        <table:table-row table:style-name="ro1">
          <table:table-cell office:value-type="string" calcext:value-type="string">
            <text:p>HID_KEYBOARD_SC_F2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Z</text:p>
          </table:table-cell>
          <table:table-cell table:formula="of:=[.B30]" office:value-type="string" office:string-value="0x1D" calcext:value-type="string">
            <text:p>0x1D</text:p>
          </table:table-cell>
          <table:table-cell office:value-type="float" office:value="1" calcext:value-type="float">
            <text:p>1</text:p>
          </table:table-cell>
          <table:table-cell table:formula="of:=HEX2DEC(RIGHT([.D60];2))" office:value-type="float" office:value="29" calcext:value-type="float">
            <text:p>29</text:p>
          </table:table-cell>
          <table:table-cell table:style-name="ce5" table:formula="of:=DEC2HEX([.F60]+[.E60]*128)" office:value-type="string" office:string-value="9D" calcext:value-type="string">
            <text:p>9D</text:p>
          </table:table-cell>
          <table:table-cell table:style-name="ce5" table:formula="of:=CONCATENATE(&quot;0x&quot;;TEXT([.G60];&quot;##&quot;))" office:value-type="string" office:string-value="0x9D" calcext:value-type="string">
            <text:p>0x9D</text:p>
          </table:table-cell>
          <table:table-cell office:value-type="string" calcext:value-type="string">
            <text:p>, /* Z */</text:p>
          </table:table-cell>
          <table:table-cell table:formula="of:=CONCATENATE([.H60];&quot; &quot;;[.I60])" office:value-type="string" office:string-value="0x9D , /* Z */" calcext:value-type="string">
            <text:p>0x9D , /* Z */</text:p>
          </table:table-cell>
          <table:table-cell table:formula="of:=[.A30]" office:value-type="string" office:string-value="HID_KEYBOARD_SC_Z" calcext:value-type="string">
            <text:p>HID_KEYBOARD_SC_Z</text:p>
          </table:table-cell>
          <table:table-cell table:style-name="ce7" table:formula="of:=IF([.E60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60];[.L60]);[.I60])" office:value-type="string" office:string-value="HID_KEYBOARD_SC_Z&amp; (1&lt;&lt;7), /* Z */" calcext:value-type="string">
            <text:p>HID_KEYBOARD_SC_Z&amp; (1&lt;&lt;7), /* Z */</text:p>
          </table:table-cell>
        </table:table-row>
        <table:table-row table:style-name="ro1">
          <table:table-cell office:value-type="string" calcext:value-type="string">
            <text:p>HID_KEYBOARD_SC_F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[</text:p>
          </table:table-cell>
          <table:table-cell table:formula="of:=[.B48]" office:value-type="string" office:string-value="0x2F" calcext:value-type="string">
            <text:p>0x2F</text:p>
          </table:table-cell>
          <table:table-cell office:value-type="float" office:value="0" calcext:value-type="float">
            <text:p>0</text:p>
          </table:table-cell>
          <table:table-cell table:formula="of:=HEX2DEC(RIGHT([.D61];2))" office:value-type="float" office:value="47" calcext:value-type="float">
            <text:p>47</text:p>
          </table:table-cell>
          <table:table-cell table:style-name="ce5" table:formula="of:=DEC2HEX([.F61]+[.E61]*128)" office:value-type="string" office:string-value="2F" calcext:value-type="string">
            <text:p>2F</text:p>
          </table:table-cell>
          <table:table-cell table:style-name="ce5" table:formula="of:=CONCATENATE(&quot;0x&quot;;TEXT([.G61];&quot;##&quot;))" office:value-type="string" office:string-value="0x2F" calcext:value-type="string">
            <text:p>0x2F</text:p>
          </table:table-cell>
          <table:table-cell office:value-type="string" calcext:value-type="string">
            <text:p>, /* [ */</text:p>
          </table:table-cell>
          <table:table-cell table:formula="of:=CONCATENATE([.H61];&quot; &quot;;[.I61])" office:value-type="string" office:string-value="0x2F , /* [ */" calcext:value-type="string">
            <text:p>0x2F , /* [ */</text:p>
          </table:table-cell>
          <table:table-cell table:formula="of:=[.A48]" office:value-type="string" office:string-value="HID_KEYBOARD_SC_OPENING_BRACKET_AND_OPENING_BRACE" calcext:value-type="string">
            <text:p>HID_KEYBOARD_SC_OPENING_BRACKET_AND_OPENING_BRACE</text:p>
          </table:table-cell>
          <table:table-cell table:style-name="ce7" table:formula="of:=IF([.E61]=1; &quot;&amp; (1&lt;&lt;7)&quot;; &quot;&quot;)">
            <text:p/>
          </table:table-cell>
          <table:table-cell table:style-name="ce8" table:formula="of:=CONCATENATE(CONCATENATE([.K61];[.L61]);[.I61])" office:value-type="string" office:string-value="HID_KEYBOARD_SC_OPENING_BRACKET_AND_OPENING_BRACE, /* [ */" calcext:value-type="string">
            <text:p>HID_KEYBOARD_SC_OPENING_BRACKET_AND_OPENING_BRACE, /* [ */</text:p>
          </table:table-cell>
        </table:table-row>
        <table:table-row table:style-name="ro1">
          <table:table-cell office:value-type="string" calcext:value-type="string">
            <text:p>HID_KEYBOARD_SC_F4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\</text:p>
          </table:table-cell>
          <table:table-cell table:formula="of:=[.B50]" office:value-type="string" office:string-value="0x31" calcext:value-type="string">
            <text:p>0x31</text:p>
          </table:table-cell>
          <table:table-cell office:value-type="float" office:value="0" calcext:value-type="float">
            <text:p>0</text:p>
          </table:table-cell>
          <table:table-cell table:formula="of:=HEX2DEC(RIGHT([.D62];2))" office:value-type="float" office:value="49" calcext:value-type="float">
            <text:p>49</text:p>
          </table:table-cell>
          <table:table-cell table:style-name="ce5" table:formula="of:=DEC2HEX([.F62]+[.E62]*128)" office:value-type="string" office:string-value="31" calcext:value-type="string">
            <text:p>31</text:p>
          </table:table-cell>
          <table:table-cell table:style-name="ce5" table:formula="of:=CONCATENATE(&quot;0x&quot;;TEXT([.G62];&quot;##&quot;))" office:value-type="string" office:string-value="0x31" calcext:value-type="string">
            <text:p>0x31</text:p>
          </table:table-cell>
          <table:table-cell office:value-type="string" calcext:value-type="string">
            <text:p>, /* \ */</text:p>
          </table:table-cell>
          <table:table-cell table:formula="of:=CONCATENATE([.H62];&quot; &quot;;[.I62])" office:value-type="string" office:string-value="0x31 , /* \ */" calcext:value-type="string">
            <text:p>0x31 , /* \ */</text:p>
          </table:table-cell>
          <table:table-cell table:formula="of:=[.A50]" office:value-type="string" office:string-value="HID_KEYBOARD_SC_BACKSLASH_AND_PIPE" calcext:value-type="string">
            <text:p>HID_KEYBOARD_SC_BACKSLASH_AND_PIPE</text:p>
          </table:table-cell>
          <table:table-cell table:style-name="ce7" table:formula="of:=IF([.E62]=1; &quot;&amp; (1&lt;&lt;7)&quot;; &quot;&quot;)">
            <text:p/>
          </table:table-cell>
          <table:table-cell table:style-name="ce8" table:formula="of:=CONCATENATE(CONCATENATE([.K62];[.L62]);[.I62])" office:value-type="string" office:string-value="HID_KEYBOARD_SC_BACKSLASH_AND_PIPE, /* \ */" calcext:value-type="string">
            <text:p>HID_KEYBOARD_SC_BACKSLASH_AND_PIPE, /* \ */</text:p>
          </table:table-cell>
        </table:table-row>
        <table:table-row table:style-name="ro1">
          <table:table-cell office:value-type="string" calcext:value-type="string">
            <text:p>HID_KEYBOARD_SC_F5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]</text:p>
          </table:table-cell>
          <table:table-cell table:formula="of:=[.B49]" office:value-type="string" office:string-value="0x30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 table:formula="of:=HEX2DEC(RIGHT([.D63];2))" office:value-type="float" office:value="48" calcext:value-type="float">
            <text:p>48</text:p>
          </table:table-cell>
          <table:table-cell table:style-name="ce5" table:formula="of:=DEC2HEX([.F63]+[.E63]*128)" office:value-type="string" office:string-value="30" calcext:value-type="string">
            <text:p>30</text:p>
          </table:table-cell>
          <table:table-cell table:style-name="ce5" table:formula="of:=CONCATENATE(&quot;0x&quot;;TEXT([.G63];&quot;##&quot;))" office:value-type="string" office:string-value="0x30" calcext:value-type="string">
            <text:p>0x30</text:p>
          </table:table-cell>
          <table:table-cell office:value-type="string" calcext:value-type="string">
            <text:p>, /* ] */</text:p>
          </table:table-cell>
          <table:table-cell table:formula="of:=CONCATENATE([.H63];&quot; &quot;;[.I63])" office:value-type="string" office:string-value="0x30 , /* ] */" calcext:value-type="string">
            <text:p>0x30 , /* ] */</text:p>
          </table:table-cell>
          <table:table-cell table:formula="of:=[.A49]" office:value-type="string" office:string-value="HID_KEYBOARD_SC_CLOSING_BRACKET_AND_CLOSING_BRACE" calcext:value-type="string">
            <text:p>HID_KEYBOARD_SC_CLOSING_BRACKET_AND_CLOSING_BRACE</text:p>
          </table:table-cell>
          <table:table-cell table:style-name="ce7" table:formula="of:=IF([.E63]=1; &quot;&amp; (1&lt;&lt;7)&quot;; &quot;&quot;)">
            <text:p/>
          </table:table-cell>
          <table:table-cell table:style-name="ce8" table:formula="of:=CONCATENATE(CONCATENATE([.K63];[.L63]);[.I63])" office:value-type="string" office:string-value="HID_KEYBOARD_SC_CLOSING_BRACKET_AND_CLOSING_BRACE, /* ] */" calcext:value-type="string">
            <text:p>HID_KEYBOARD_SC_CLOSING_BRACKET_AND_CLOSING_BRACE, /* ] */</text:p>
          </table:table-cell>
        </table:table-row>
        <table:table-row table:style-name="ro1">
          <table:table-cell office:value-type="string" calcext:value-type="string">
            <text:p>HID_KEYBOARD_SC_F6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^</text:p>
          </table:table-cell>
          <table:table-cell table:formula="of:=[.B36]" office:value-type="string" office:string-value="0x23" calcext:value-type="string">
            <text:p>0x23</text:p>
          </table:table-cell>
          <table:table-cell office:value-type="float" office:value="1" calcext:value-type="float">
            <text:p>1</text:p>
          </table:table-cell>
          <table:table-cell table:formula="of:=HEX2DEC(RIGHT([.D64];2))" office:value-type="float" office:value="35" calcext:value-type="float">
            <text:p>35</text:p>
          </table:table-cell>
          <table:table-cell table:style-name="ce5" table:formula="of:=DEC2HEX([.F64]+[.E64]*128)" office:value-type="string" office:string-value="A3" calcext:value-type="string">
            <text:p>A3</text:p>
          </table:table-cell>
          <table:table-cell table:style-name="ce5" table:formula="of:=CONCATENATE(&quot;0x&quot;;TEXT([.G64];&quot;##&quot;))" office:value-type="string" office:string-value="0xA3" calcext:value-type="string">
            <text:p>0xA3</text:p>
          </table:table-cell>
          <table:table-cell office:value-type="string" calcext:value-type="string">
            <text:p>, /* ^ */</text:p>
          </table:table-cell>
          <table:table-cell table:formula="of:=CONCATENATE([.H64];&quot; &quot;;[.I64])" office:value-type="string" office:string-value="0xA3 , /* ^ */" calcext:value-type="string">
            <text:p>0xA3 , /* ^ */</text:p>
          </table:table-cell>
          <table:table-cell table:formula="of:=[.A36]" office:value-type="string" office:string-value="HID_KEYBOARD_SC_6_AND_CARET" calcext:value-type="string">
            <text:p>HID_KEYBOARD_SC_6_AND_CARET</text:p>
          </table:table-cell>
          <table:table-cell table:style-name="ce7" table:formula="of:=IF([.E6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64];[.L64]);[.I64])" office:value-type="string" office:string-value="HID_KEYBOARD_SC_6_AND_CARET&amp; (1&lt;&lt;7), /* ^ */" calcext:value-type="string">
            <text:p>HID_KEYBOARD_SC_6_AND_CARET&amp; (1&lt;&lt;7), /* ^ */</text:p>
          </table:table-cell>
        </table:table-row>
        <table:table-row table:style-name="ro1">
          <table:table-cell office:value-type="string" calcext:value-type="string">
            <text:p>HID_KEYBOARD_SC_F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_</text:p>
          </table:table-cell>
          <table:table-cell table:formula="of:=[.B46]" office:value-type="string" office:string-value="0x2D" calcext:value-type="string">
            <text:p>0x2D</text:p>
          </table:table-cell>
          <table:table-cell office:value-type="float" office:value="1" calcext:value-type="float">
            <text:p>1</text:p>
          </table:table-cell>
          <table:table-cell table:formula="of:=HEX2DEC(RIGHT([.D65];2))" office:value-type="float" office:value="45" calcext:value-type="float">
            <text:p>45</text:p>
          </table:table-cell>
          <table:table-cell table:style-name="ce5" table:formula="of:=DEC2HEX([.F65]+[.E65]*128)" office:value-type="string" office:string-value="AD" calcext:value-type="string">
            <text:p>AD</text:p>
          </table:table-cell>
          <table:table-cell table:style-name="ce5" table:formula="of:=CONCATENATE(&quot;0x&quot;;TEXT([.G65];&quot;##&quot;))" office:value-type="string" office:string-value="0xAD" calcext:value-type="string">
            <text:p>0xAD</text:p>
          </table:table-cell>
          <table:table-cell office:value-type="string" calcext:value-type="string">
            <text:p>, /* _ */</text:p>
          </table:table-cell>
          <table:table-cell table:formula="of:=CONCATENATE([.H65];&quot; &quot;;[.I65])" office:value-type="string" office:string-value="0xAD , /* _ */" calcext:value-type="string">
            <text:p>0xAD , /* _ */</text:p>
          </table:table-cell>
          <table:table-cell table:formula="of:=[.A46]" office:value-type="string" office:string-value="HID_KEYBOARD_SC_MINUS_AND_UNDERSCORE" calcext:value-type="string">
            <text:p>HID_KEYBOARD_SC_MINUS_AND_UNDERSCORE</text:p>
          </table:table-cell>
          <table:table-cell table:style-name="ce7" table:formula="of:=IF([.E6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65];[.L65]);[.I65])" office:value-type="string" office:string-value="HID_KEYBOARD_SC_MINUS_AND_UNDERSCORE&amp; (1&lt;&lt;7), /* _ */" calcext:value-type="string">
            <text:p>HID_KEYBOARD_SC_MINUS_AND_UNDERSCORE&amp; (1&lt;&lt;7), /* _ */</text:p>
          </table:table-cell>
        </table:table-row>
        <table:table-row table:style-name="ro1">
          <table:table-cell office:value-type="string" calcext:value-type="string">
            <text:p>HID_KEYBOARD_SC_F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`</text:p>
          </table:table-cell>
          <table:table-cell table:formula="of:=[.B51]" office:value-type="string" office:string-value="0x32" calcext:value-type="string">
            <text:p>0x32</text:p>
          </table:table-cell>
          <table:table-cell office:value-type="float" office:value="0" calcext:value-type="float">
            <text:p>0</text:p>
          </table:table-cell>
          <table:table-cell table:formula="of:=HEX2DEC(RIGHT([.D66];2))" office:value-type="float" office:value="50" calcext:value-type="float">
            <text:p>50</text:p>
          </table:table-cell>
          <table:table-cell table:style-name="ce5" table:formula="of:=DEC2HEX([.F66]+[.E66]*128)" office:value-type="string" office:string-value="32" calcext:value-type="string">
            <text:p>32</text:p>
          </table:table-cell>
          <table:table-cell table:style-name="ce5" table:formula="of:=CONCATENATE(&quot;0x&quot;;TEXT([.G66];&quot;##&quot;))" office:value-type="string" office:string-value="0x32" calcext:value-type="string">
            <text:p>0x32</text:p>
          </table:table-cell>
          <table:table-cell office:value-type="string" calcext:value-type="string">
            <text:p>, /* ` */</text:p>
          </table:table-cell>
          <table:table-cell table:formula="of:=CONCATENATE([.H66];&quot; &quot;;[.I66])" office:value-type="string" office:string-value="0x32 , /* ` */" calcext:value-type="string">
            <text:p>0x32 , /* ` */</text:p>
          </table:table-cell>
          <table:table-cell table:formula="of:=[.A51]" office:value-type="string" office:string-value="HID_KEYBOARD_SC_NON_US_HASHMARK_AND_TILDE" calcext:value-type="string">
            <text:p>HID_KEYBOARD_SC_NON_US_HASHMARK_AND_TILDE</text:p>
          </table:table-cell>
          <table:table-cell table:style-name="ce7" table:formula="of:=IF([.E66]=1; &quot;&amp; (1&lt;&lt;7)&quot;; &quot;&quot;)">
            <text:p/>
          </table:table-cell>
          <table:table-cell table:style-name="ce8" table:formula="of:=CONCATENATE(CONCATENATE([.K66];[.L66]);[.I66])" office:value-type="string" office:string-value="HID_KEYBOARD_SC_NON_US_HASHMARK_AND_TILDE, /* ` */" calcext:value-type="string">
            <text:p>HID_KEYBOARD_SC_NON_US_HASHMARK_AND_TILDE, /* ` */</text:p>
          </table:table-cell>
        </table:table-row>
        <table:table-row table:style-name="ro1">
          <table:table-cell office:value-type="string" calcext:value-type="string">
            <text:p>HID_KEYBOARD_SC_F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a</text:p>
          </table:table-cell>
          <table:table-cell table:formula="of:=[.B5]" office:value-type="string" office:string-value="0x04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formula="of:=HEX2DEC(RIGHT([.D67];2))" office:value-type="float" office:value="4" calcext:value-type="float">
            <text:p>4</text:p>
          </table:table-cell>
          <table:table-cell table:style-name="ce5" table:formula="of:=DEC2HEX([.F67]+[.E67]*128)" office:value-type="string" office:string-value="4" calcext:value-type="string">
            <text:p>4</text:p>
          </table:table-cell>
          <table:table-cell table:style-name="ce5" table:formula="of:=CONCATENATE(&quot;0x&quot;;TEXT([.G67];&quot;##&quot;))" office:value-type="string" office:string-value="0x4" calcext:value-type="string">
            <text:p>0x4</text:p>
          </table:table-cell>
          <table:table-cell office:value-type="string" calcext:value-type="string">
            <text:p>, /* a*/</text:p>
          </table:table-cell>
          <table:table-cell table:formula="of:=CONCATENATE([.H67];&quot; &quot;;[.I67])" office:value-type="string" office:string-value="0x4 , /* a*/" calcext:value-type="string">
            <text:p>0x4 , /* a*/</text:p>
          </table:table-cell>
          <table:table-cell table:formula="of:=[.A5]" office:value-type="string" office:string-value="HID_KEYBOARD_SC_A" calcext:value-type="string">
            <text:p>HID_KEYBOARD_SC_A</text:p>
          </table:table-cell>
          <table:table-cell table:style-name="ce7" table:formula="of:=IF([.E67]=1; &quot;&amp; (1&lt;&lt;7)&quot;; &quot;&quot;)">
            <text:p/>
          </table:table-cell>
          <table:table-cell table:style-name="ce8" table:formula="of:=CONCATENATE(CONCATENATE([.K67];[.L67]);[.I67])" office:value-type="string" office:string-value="HID_KEYBOARD_SC_A, /* a*/" calcext:value-type="string">
            <text:p>HID_KEYBOARD_SC_A, /* a*/</text:p>
          </table:table-cell>
        </table:table-row>
        <table:table-row table:style-name="ro1">
          <table:table-cell office:value-type="string" calcext:value-type="string">
            <text:p>HID_KEYBOARD_SC_F1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b</text:p>
          </table:table-cell>
          <table:table-cell table:formula="of:=[.B6]" office:value-type="string" office:string-value="0x05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formula="of:=HEX2DEC(RIGHT([.D68];2))" office:value-type="float" office:value="5" calcext:value-type="float">
            <text:p>5</text:p>
          </table:table-cell>
          <table:table-cell table:style-name="ce5" table:formula="of:=DEC2HEX([.F68]+[.E68]*128)" office:value-type="string" office:string-value="5" calcext:value-type="string">
            <text:p>5</text:p>
          </table:table-cell>
          <table:table-cell table:style-name="ce5" table:formula="of:=CONCATENATE(&quot;0x&quot;;TEXT([.G68];&quot;##&quot;))" office:value-type="string" office:string-value="0x5" calcext:value-type="string">
            <text:p>0x5</text:p>
          </table:table-cell>
          <table:table-cell office:value-type="string" calcext:value-type="string">
            <text:p>, /* b*/</text:p>
          </table:table-cell>
          <table:table-cell table:formula="of:=CONCATENATE([.H68];&quot; &quot;;[.I68])" office:value-type="string" office:string-value="0x5 , /* b*/" calcext:value-type="string">
            <text:p>0x5 , /* b*/</text:p>
          </table:table-cell>
          <table:table-cell table:formula="of:=[.A6]" office:value-type="string" office:string-value="HID_KEYBOARD_SC_B" calcext:value-type="string">
            <text:p>HID_KEYBOARD_SC_B</text:p>
          </table:table-cell>
          <table:table-cell table:style-name="ce7" table:formula="of:=IF([.E68]=1; &quot;&amp; (1&lt;&lt;7)&quot;; &quot;&quot;)">
            <text:p/>
          </table:table-cell>
          <table:table-cell table:style-name="ce8" table:formula="of:=CONCATENATE(CONCATENATE([.K68];[.L68]);[.I68])" office:value-type="string" office:string-value="HID_KEYBOARD_SC_B, /* b*/" calcext:value-type="string">
            <text:p>HID_KEYBOARD_SC_B, /* b*/</text:p>
          </table:table-cell>
        </table:table-row>
        <table:table-row table:style-name="ro1">
          <table:table-cell office:value-type="string" calcext:value-type="string">
            <text:p>HID_KEYBOARD_SC_F1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c</text:p>
          </table:table-cell>
          <table:table-cell table:formula="of:=[.B7]" office:value-type="string" office:string-value="0x06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 table:formula="of:=HEX2DEC(RIGHT([.D69];2))" office:value-type="float" office:value="6" calcext:value-type="float">
            <text:p>6</text:p>
          </table:table-cell>
          <table:table-cell table:style-name="ce5" table:formula="of:=DEC2HEX([.F69]+[.E69]*128)" office:value-type="string" office:string-value="6" calcext:value-type="string">
            <text:p>6</text:p>
          </table:table-cell>
          <table:table-cell table:style-name="ce5" table:formula="of:=CONCATENATE(&quot;0x&quot;;TEXT([.G69];&quot;##&quot;))" office:value-type="string" office:string-value="0x6" calcext:value-type="string">
            <text:p>0x6</text:p>
          </table:table-cell>
          <table:table-cell office:value-type="string" calcext:value-type="string">
            <text:p>, /* c*/</text:p>
          </table:table-cell>
          <table:table-cell table:formula="of:=CONCATENATE([.H69];&quot; &quot;;[.I69])" office:value-type="string" office:string-value="0x6 , /* c*/" calcext:value-type="string">
            <text:p>0x6 , /* c*/</text:p>
          </table:table-cell>
          <table:table-cell table:formula="of:=[.A7]" office:value-type="string" office:string-value="HID_KEYBOARD_SC_C" calcext:value-type="string">
            <text:p>HID_KEYBOARD_SC_C</text:p>
          </table:table-cell>
          <table:table-cell table:style-name="ce7" table:formula="of:=IF([.E69]=1; &quot;&amp; (1&lt;&lt;7)&quot;; &quot;&quot;)">
            <text:p/>
          </table:table-cell>
          <table:table-cell table:style-name="ce8" table:formula="of:=CONCATENATE(CONCATENATE([.K69];[.L69]);[.I69])" office:value-type="string" office:string-value="HID_KEYBOARD_SC_C, /* c*/" calcext:value-type="string">
            <text:p>HID_KEYBOARD_SC_C, /* c*/</text:p>
          </table:table-cell>
        </table:table-row>
        <table:table-row table:style-name="ro1">
          <table:table-cell office:value-type="string" calcext:value-type="string">
            <text:p>HID_KEYBOARD_SC_F1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d</text:p>
          </table:table-cell>
          <table:table-cell table:formula="of:=[.B8]" office:value-type="string" office:string-value="0x07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 table:formula="of:=HEX2DEC(RIGHT([.D70];2))" office:value-type="float" office:value="7" calcext:value-type="float">
            <text:p>7</text:p>
          </table:table-cell>
          <table:table-cell table:style-name="ce5" table:formula="of:=DEC2HEX([.F70]+[.E70]*128)" office:value-type="string" office:string-value="7" calcext:value-type="string">
            <text:p>7</text:p>
          </table:table-cell>
          <table:table-cell table:style-name="ce5" table:formula="of:=CONCATENATE(&quot;0x&quot;;TEXT([.G70];&quot;##&quot;))" office:value-type="string" office:string-value="0x7" calcext:value-type="string">
            <text:p>0x7</text:p>
          </table:table-cell>
          <table:table-cell office:value-type="string" calcext:value-type="string">
            <text:p>, /* d*/</text:p>
          </table:table-cell>
          <table:table-cell table:formula="of:=CONCATENATE([.H70];&quot; &quot;;[.I70])" office:value-type="string" office:string-value="0x7 , /* d*/" calcext:value-type="string">
            <text:p>0x7 , /* d*/</text:p>
          </table:table-cell>
          <table:table-cell table:formula="of:=[.A8]" office:value-type="string" office:string-value="HID_KEYBOARD_SC_D" calcext:value-type="string">
            <text:p>HID_KEYBOARD_SC_D</text:p>
          </table:table-cell>
          <table:table-cell table:style-name="ce7" table:formula="of:=IF([.E70]=1; &quot;&amp; (1&lt;&lt;7)&quot;; &quot;&quot;)">
            <text:p/>
          </table:table-cell>
          <table:table-cell table:style-name="ce8" table:formula="of:=CONCATENATE(CONCATENATE([.K70];[.L70]);[.I70])" office:value-type="string" office:string-value="HID_KEYBOARD_SC_D, /* d*/" calcext:value-type="string">
            <text:p>HID_KEYBOARD_SC_D, /* d*/</text:p>
          </table:table-cell>
        </table:table-row>
        <table:table-row table:style-name="ro1">
          <table:table-cell office:value-type="string" calcext:value-type="string">
            <text:p>HID_KEYBOARD_SC_PRINT_SCREEN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e</text:p>
          </table:table-cell>
          <table:table-cell table:formula="of:=[.B9]" office:value-type="string" office:string-value="0x08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formula="of:=HEX2DEC(RIGHT([.D71];2))" office:value-type="float" office:value="8" calcext:value-type="float">
            <text:p>8</text:p>
          </table:table-cell>
          <table:table-cell table:style-name="ce5" table:formula="of:=DEC2HEX([.F71]+[.E71]*128)" office:value-type="string" office:string-value="8" calcext:value-type="string">
            <text:p>8</text:p>
          </table:table-cell>
          <table:table-cell table:style-name="ce5" table:formula="of:=CONCATENATE(&quot;0x&quot;;TEXT([.G71];&quot;##&quot;))" office:value-type="string" office:string-value="0x8" calcext:value-type="string">
            <text:p>0x8</text:p>
          </table:table-cell>
          <table:table-cell office:value-type="string" calcext:value-type="string">
            <text:p>, /* e*/</text:p>
          </table:table-cell>
          <table:table-cell table:formula="of:=CONCATENATE([.H71];&quot; &quot;;[.I71])" office:value-type="string" office:string-value="0x8 , /* e*/" calcext:value-type="string">
            <text:p>0x8 , /* e*/</text:p>
          </table:table-cell>
          <table:table-cell table:formula="of:=[.A9]" office:value-type="string" office:string-value="HID_KEYBOARD_SC_E" calcext:value-type="string">
            <text:p>HID_KEYBOARD_SC_E</text:p>
          </table:table-cell>
          <table:table-cell table:style-name="ce7" table:formula="of:=IF([.E71]=1; &quot;&amp; (1&lt;&lt;7)&quot;; &quot;&quot;)">
            <text:p/>
          </table:table-cell>
          <table:table-cell table:style-name="ce8" table:formula="of:=CONCATENATE(CONCATENATE([.K71];[.L71]);[.I71])" office:value-type="string" office:string-value="HID_KEYBOARD_SC_E, /* e*/" calcext:value-type="string">
            <text:p>HID_KEYBOARD_SC_E, /* e*/</text:p>
          </table:table-cell>
        </table:table-row>
        <table:table-row table:style-name="ro1">
          <table:table-cell office:value-type="string" calcext:value-type="string">
            <text:p>HID_KEYBOARD_SC_SCROLL_LOCK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f</text:p>
          </table:table-cell>
          <table:table-cell table:formula="of:=[.B10]" office:value-type="string" office:string-value="0x09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 table:formula="of:=HEX2DEC(RIGHT([.D72];2))" office:value-type="float" office:value="9" calcext:value-type="float">
            <text:p>9</text:p>
          </table:table-cell>
          <table:table-cell table:style-name="ce5" table:formula="of:=DEC2HEX([.F72]+[.E72]*128)" office:value-type="string" office:string-value="9" calcext:value-type="string">
            <text:p>9</text:p>
          </table:table-cell>
          <table:table-cell table:style-name="ce5" table:formula="of:=CONCATENATE(&quot;0x&quot;;TEXT([.G72];&quot;##&quot;))" office:value-type="string" office:string-value="0x9" calcext:value-type="string">
            <text:p>0x9</text:p>
          </table:table-cell>
          <table:table-cell office:value-type="string" calcext:value-type="string">
            <text:p>, /* f*/</text:p>
          </table:table-cell>
          <table:table-cell table:formula="of:=CONCATENATE([.H72];&quot; &quot;;[.I72])" office:value-type="string" office:string-value="0x9 , /* f*/" calcext:value-type="string">
            <text:p>0x9 , /* f*/</text:p>
          </table:table-cell>
          <table:table-cell table:formula="of:=[.A10]" office:value-type="string" office:string-value="HID_KEYBOARD_SC_F" calcext:value-type="string">
            <text:p>HID_KEYBOARD_SC_F</text:p>
          </table:table-cell>
          <table:table-cell table:style-name="ce7" table:formula="of:=IF([.E72]=1; &quot;&amp; (1&lt;&lt;7)&quot;; &quot;&quot;)">
            <text:p/>
          </table:table-cell>
          <table:table-cell table:style-name="ce8" table:formula="of:=CONCATENATE(CONCATENATE([.K72];[.L72]);[.I72])" office:value-type="string" office:string-value="HID_KEYBOARD_SC_F, /* f*/" calcext:value-type="string">
            <text:p>HID_KEYBOARD_SC_F, /* f*/</text:p>
          </table:table-cell>
        </table:table-row>
        <table:table-row table:style-name="ro1">
          <table:table-cell office:value-type="string" calcext:value-type="string">
            <text:p>HID_KEYBOARD_SC_PAUSE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g</text:p>
          </table:table-cell>
          <table:table-cell table:formula="of:=[.B11]" office:value-type="string" office:string-value="0x0A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 table:formula="of:=HEX2DEC(RIGHT([.D73];2))" office:value-type="float" office:value="10" calcext:value-type="float">
            <text:p>10</text:p>
          </table:table-cell>
          <table:table-cell table:style-name="ce5" table:formula="of:=DEC2HEX([.F73]+[.E73]*128)" office:value-type="string" office:string-value="A" calcext:value-type="string">
            <text:p>A</text:p>
          </table:table-cell>
          <table:table-cell table:style-name="ce5" table:formula="of:=CONCATENATE(&quot;0x&quot;;TEXT([.G73];&quot;##&quot;))" office:value-type="string" office:string-value="0xA" calcext:value-type="string">
            <text:p>0xA</text:p>
          </table:table-cell>
          <table:table-cell office:value-type="string" calcext:value-type="string">
            <text:p>, /* g*/</text:p>
          </table:table-cell>
          <table:table-cell table:formula="of:=CONCATENATE([.H73];&quot; &quot;;[.I73])" office:value-type="string" office:string-value="0xA , /* g*/" calcext:value-type="string">
            <text:p>0xA , /* g*/</text:p>
          </table:table-cell>
          <table:table-cell table:formula="of:=[.A11]" office:value-type="string" office:string-value="HID_KEYBOARD_SC_G" calcext:value-type="string">
            <text:p>HID_KEYBOARD_SC_G</text:p>
          </table:table-cell>
          <table:table-cell table:style-name="ce7" table:formula="of:=IF([.E73]=1; &quot;&amp; (1&lt;&lt;7)&quot;; &quot;&quot;)">
            <text:p/>
          </table:table-cell>
          <table:table-cell table:style-name="ce8" table:formula="of:=CONCATENATE(CONCATENATE([.K73];[.L73]);[.I73])" office:value-type="string" office:string-value="HID_KEYBOARD_SC_G, /* g*/" calcext:value-type="string">
            <text:p>HID_KEYBOARD_SC_G, /* g*/</text:p>
          </table:table-cell>
        </table:table-row>
        <table:table-row table:style-name="ro1">
          <table:table-cell office:value-type="string" calcext:value-type="string">
            <text:p>HID_KEYBOARD_SC_INSERT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h</text:p>
          </table:table-cell>
          <table:table-cell table:formula="of:=[.B12]" office:value-type="string" office:string-value="0x0B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 table:formula="of:=HEX2DEC(RIGHT([.D74];2))" office:value-type="float" office:value="11" calcext:value-type="float">
            <text:p>11</text:p>
          </table:table-cell>
          <table:table-cell table:style-name="ce5" table:formula="of:=DEC2HEX([.F74]+[.E74]*128)" office:value-type="string" office:string-value="B" calcext:value-type="string">
            <text:p>B</text:p>
          </table:table-cell>
          <table:table-cell table:style-name="ce5" table:formula="of:=CONCATENATE(&quot;0x&quot;;TEXT([.G74];&quot;##&quot;))" office:value-type="string" office:string-value="0xB" calcext:value-type="string">
            <text:p>0xB</text:p>
          </table:table-cell>
          <table:table-cell office:value-type="string" calcext:value-type="string">
            <text:p>, /* h*/</text:p>
          </table:table-cell>
          <table:table-cell table:formula="of:=CONCATENATE([.H74];&quot; &quot;;[.I74])" office:value-type="string" office:string-value="0xB , /* h*/" calcext:value-type="string">
            <text:p>0xB , /* h*/</text:p>
          </table:table-cell>
          <table:table-cell table:formula="of:=[.A12]" office:value-type="string" office:string-value="HID_KEYBOARD_SC_H" calcext:value-type="string">
            <text:p>HID_KEYBOARD_SC_H</text:p>
          </table:table-cell>
          <table:table-cell table:style-name="ce7" table:formula="of:=IF([.E74]=1; &quot;&amp; (1&lt;&lt;7)&quot;; &quot;&quot;)">
            <text:p/>
          </table:table-cell>
          <table:table-cell table:style-name="ce8" table:formula="of:=CONCATENATE(CONCATENATE([.K74];[.L74]);[.I74])" office:value-type="string" office:string-value="HID_KEYBOARD_SC_H, /* h*/" calcext:value-type="string">
            <text:p>HID_KEYBOARD_SC_H, /* h*/</text:p>
          </table:table-cell>
        </table:table-row>
        <table:table-row table:style-name="ro1">
          <table:table-cell office:value-type="string" calcext:value-type="string">
            <text:p>HID_KEYBOARD_SC_HOME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i</text:p>
          </table:table-cell>
          <table:table-cell table:formula="of:=[.B13]" office:value-type="string" office:string-value="0x0C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formula="of:=HEX2DEC(RIGHT([.D75];2))" office:value-type="float" office:value="12" calcext:value-type="float">
            <text:p>12</text:p>
          </table:table-cell>
          <table:table-cell table:style-name="ce5" table:formula="of:=DEC2HEX([.F75]+[.E75]*128)" office:value-type="string" office:string-value="C" calcext:value-type="string">
            <text:p>C</text:p>
          </table:table-cell>
          <table:table-cell table:style-name="ce5" table:formula="of:=CONCATENATE(&quot;0x&quot;;TEXT([.G75];&quot;##&quot;))" office:value-type="string" office:string-value="0xC" calcext:value-type="string">
            <text:p>0xC</text:p>
          </table:table-cell>
          <table:table-cell office:value-type="string" calcext:value-type="string">
            <text:p>, /* i*/</text:p>
          </table:table-cell>
          <table:table-cell table:formula="of:=CONCATENATE([.H75];&quot; &quot;;[.I75])" office:value-type="string" office:string-value="0xC , /* i*/" calcext:value-type="string">
            <text:p>0xC , /* i*/</text:p>
          </table:table-cell>
          <table:table-cell table:formula="of:=[.A13]" office:value-type="string" office:string-value="HID_KEYBOARD_SC_I" calcext:value-type="string">
            <text:p>HID_KEYBOARD_SC_I</text:p>
          </table:table-cell>
          <table:table-cell table:style-name="ce7" table:formula="of:=IF([.E75]=1; &quot;&amp; (1&lt;&lt;7)&quot;; &quot;&quot;)">
            <text:p/>
          </table:table-cell>
          <table:table-cell table:style-name="ce8" table:formula="of:=CONCATENATE(CONCATENATE([.K75];[.L75]);[.I75])" office:value-type="string" office:string-value="HID_KEYBOARD_SC_I, /* i*/" calcext:value-type="string">
            <text:p>HID_KEYBOARD_SC_I, /* i*/</text:p>
          </table:table-cell>
        </table:table-row>
        <table:table-row table:style-name="ro1">
          <table:table-cell office:value-type="string" calcext:value-type="string">
            <text:p>HID_KEYBOARD_SC_PAGE_UP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j</text:p>
          </table:table-cell>
          <table:table-cell table:formula="of:=[.B14]" office:value-type="string" office:string-value="0x0D" calcext:value-type="string">
            <text:p>0x0D</text:p>
          </table:table-cell>
          <table:table-cell office:value-type="float" office:value="0" calcext:value-type="float">
            <text:p>0</text:p>
          </table:table-cell>
          <table:table-cell table:formula="of:=HEX2DEC(RIGHT([.D76];2))" office:value-type="float" office:value="13" calcext:value-type="float">
            <text:p>13</text:p>
          </table:table-cell>
          <table:table-cell table:style-name="ce5" table:formula="of:=DEC2HEX([.F76]+[.E76]*128)" office:value-type="string" office:string-value="D" calcext:value-type="string">
            <text:p>D</text:p>
          </table:table-cell>
          <table:table-cell table:style-name="ce5" table:formula="of:=CONCATENATE(&quot;0x&quot;;TEXT([.G76];&quot;##&quot;))" office:value-type="string" office:string-value="0xD" calcext:value-type="string">
            <text:p>0xD</text:p>
          </table:table-cell>
          <table:table-cell office:value-type="string" calcext:value-type="string">
            <text:p>, /* j*/</text:p>
          </table:table-cell>
          <table:table-cell table:formula="of:=CONCATENATE([.H76];&quot; &quot;;[.I76])" office:value-type="string" office:string-value="0xD , /* j*/" calcext:value-type="string">
            <text:p>0xD , /* j*/</text:p>
          </table:table-cell>
          <table:table-cell table:formula="of:=[.A14]" office:value-type="string" office:string-value="HID_KEYBOARD_SC_J" calcext:value-type="string">
            <text:p>HID_KEYBOARD_SC_J</text:p>
          </table:table-cell>
          <table:table-cell table:style-name="ce7" table:formula="of:=IF([.E76]=1; &quot;&amp; (1&lt;&lt;7)&quot;; &quot;&quot;)">
            <text:p/>
          </table:table-cell>
          <table:table-cell table:style-name="ce8" table:formula="of:=CONCATENATE(CONCATENATE([.K76];[.L76]);[.I76])" office:value-type="string" office:string-value="HID_KEYBOARD_SC_J, /* j*/" calcext:value-type="string">
            <text:p>HID_KEYBOARD_SC_J, /* j*/</text:p>
          </table:table-cell>
        </table:table-row>
        <table:table-row table:style-name="ro1">
          <table:table-cell office:value-type="string" calcext:value-type="string">
            <text:p>HID_KEYBOARD_SC_DELETE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k</text:p>
          </table:table-cell>
          <table:table-cell table:formula="of:=[.B15]" office:value-type="string" office:string-value="0x0E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 table:formula="of:=HEX2DEC(RIGHT([.D77];2))" office:value-type="float" office:value="14" calcext:value-type="float">
            <text:p>14</text:p>
          </table:table-cell>
          <table:table-cell table:style-name="ce5" table:formula="of:=DEC2HEX([.F77]+[.E77]*128)" office:value-type="string" office:string-value="E" calcext:value-type="string">
            <text:p>E</text:p>
          </table:table-cell>
          <table:table-cell table:style-name="ce5" table:formula="of:=CONCATENATE(&quot;0x&quot;;TEXT([.G77];&quot;##&quot;))" office:value-type="string" office:string-value="0xE" calcext:value-type="string">
            <text:p>0xE</text:p>
          </table:table-cell>
          <table:table-cell office:value-type="string" calcext:value-type="string">
            <text:p>, /* k*/</text:p>
          </table:table-cell>
          <table:table-cell table:formula="of:=CONCATENATE([.H77];&quot; &quot;;[.I77])" office:value-type="string" office:string-value="0xE , /* k*/" calcext:value-type="string">
            <text:p>0xE , /* k*/</text:p>
          </table:table-cell>
          <table:table-cell table:formula="of:=[.A15]" office:value-type="string" office:string-value="HID_KEYBOARD_SC_K" calcext:value-type="string">
            <text:p>HID_KEYBOARD_SC_K</text:p>
          </table:table-cell>
          <table:table-cell table:style-name="ce7" table:formula="of:=IF([.E77]=1; &quot;&amp; (1&lt;&lt;7)&quot;; &quot;&quot;)">
            <text:p/>
          </table:table-cell>
          <table:table-cell table:style-name="ce8" table:formula="of:=CONCATENATE(CONCATENATE([.K77];[.L77]);[.I77])" office:value-type="string" office:string-value="HID_KEYBOARD_SC_K, /* k*/" calcext:value-type="string">
            <text:p>HID_KEYBOARD_SC_K, /* k*/</text:p>
          </table:table-cell>
        </table:table-row>
        <table:table-row table:style-name="ro1">
          <table:table-cell office:value-type="string" calcext:value-type="string">
            <text:p>HID_KEYBOARD_SC_END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l</text:p>
          </table:table-cell>
          <table:table-cell table:formula="of:=[.B16]" office:value-type="string" office:string-value="0x0F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 table:formula="of:=HEX2DEC(RIGHT([.D78];2))" office:value-type="float" office:value="15" calcext:value-type="float">
            <text:p>15</text:p>
          </table:table-cell>
          <table:table-cell table:style-name="ce5" table:formula="of:=DEC2HEX([.F78]+[.E78]*128)" office:value-type="string" office:string-value="F" calcext:value-type="string">
            <text:p>F</text:p>
          </table:table-cell>
          <table:table-cell table:style-name="ce5" table:formula="of:=CONCATENATE(&quot;0x&quot;;TEXT([.G78];&quot;##&quot;))" office:value-type="string" office:string-value="0xF" calcext:value-type="string">
            <text:p>0xF</text:p>
          </table:table-cell>
          <table:table-cell office:value-type="string" calcext:value-type="string">
            <text:p>, /* l*/</text:p>
          </table:table-cell>
          <table:table-cell table:formula="of:=CONCATENATE([.H78];&quot; &quot;;[.I78])" office:value-type="string" office:string-value="0xF , /* l*/" calcext:value-type="string">
            <text:p>0xF , /* l*/</text:p>
          </table:table-cell>
          <table:table-cell table:formula="of:=[.A16]" office:value-type="string" office:string-value="HID_KEYBOARD_SC_L" calcext:value-type="string">
            <text:p>HID_KEYBOARD_SC_L</text:p>
          </table:table-cell>
          <table:table-cell table:style-name="ce7" table:formula="of:=IF([.E78]=1; &quot;&amp; (1&lt;&lt;7)&quot;; &quot;&quot;)">
            <text:p/>
          </table:table-cell>
          <table:table-cell table:style-name="ce8" table:formula="of:=CONCATENATE(CONCATENATE([.K78];[.L78]);[.I78])" office:value-type="string" office:string-value="HID_KEYBOARD_SC_L, /* l*/" calcext:value-type="string">
            <text:p>HID_KEYBOARD_SC_L, /* l*/</text:p>
          </table:table-cell>
        </table:table-row>
        <table:table-row table:style-name="ro1">
          <table:table-cell office:value-type="string" calcext:value-type="string">
            <text:p>HID_KEYBOARD_SC_PAGE_DOWN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m</text:p>
          </table:table-cell>
          <table:table-cell table:formula="of:=[.B17]" office:value-type="string" office:string-value="0x10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formula="of:=HEX2DEC(RIGHT([.D79];2))" office:value-type="float" office:value="16" calcext:value-type="float">
            <text:p>16</text:p>
          </table:table-cell>
          <table:table-cell table:style-name="ce5" table:formula="of:=DEC2HEX([.F79]+[.E79]*128)" office:value-type="string" office:string-value="10" calcext:value-type="string">
            <text:p>10</text:p>
          </table:table-cell>
          <table:table-cell table:style-name="ce5" table:formula="of:=CONCATENATE(&quot;0x&quot;;TEXT([.G79];&quot;##&quot;))" office:value-type="string" office:string-value="0x10" calcext:value-type="string">
            <text:p>0x10</text:p>
          </table:table-cell>
          <table:table-cell office:value-type="string" calcext:value-type="string">
            <text:p>, /* m*/</text:p>
          </table:table-cell>
          <table:table-cell table:formula="of:=CONCATENATE([.H79];&quot; &quot;;[.I79])" office:value-type="string" office:string-value="0x10 , /* m*/" calcext:value-type="string">
            <text:p>0x10 , /* m*/</text:p>
          </table:table-cell>
          <table:table-cell table:formula="of:=[.A17]" office:value-type="string" office:string-value="HID_KEYBOARD_SC_M" calcext:value-type="string">
            <text:p>HID_KEYBOARD_SC_M</text:p>
          </table:table-cell>
          <table:table-cell table:style-name="ce7" table:formula="of:=IF([.E79]=1; &quot;&amp; (1&lt;&lt;7)&quot;; &quot;&quot;)">
            <text:p/>
          </table:table-cell>
          <table:table-cell table:style-name="ce8" table:formula="of:=CONCATENATE(CONCATENATE([.K79];[.L79]);[.I79])" office:value-type="string" office:string-value="HID_KEYBOARD_SC_M, /* m*/" calcext:value-type="string">
            <text:p>HID_KEYBOARD_SC_M, /* m*/</text:p>
          </table:table-cell>
        </table:table-row>
        <table:table-row table:style-name="ro1">
          <table:table-cell office:value-type="string" calcext:value-type="string">
            <text:p>HID_KEYBOARD_SC_RIGHT_ARROW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n</text:p>
          </table:table-cell>
          <table:table-cell table:formula="of:=[.B18]" office:value-type="string" office:string-value="0x11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table:formula="of:=HEX2DEC(RIGHT([.D80];2))" office:value-type="float" office:value="17" calcext:value-type="float">
            <text:p>17</text:p>
          </table:table-cell>
          <table:table-cell table:style-name="ce5" table:formula="of:=DEC2HEX([.F80]+[.E80]*128)" office:value-type="string" office:string-value="11" calcext:value-type="string">
            <text:p>11</text:p>
          </table:table-cell>
          <table:table-cell table:style-name="ce5" table:formula="of:=CONCATENATE(&quot;0x&quot;;TEXT([.G80];&quot;##&quot;))" office:value-type="string" office:string-value="0x11" calcext:value-type="string">
            <text:p>0x11</text:p>
          </table:table-cell>
          <table:table-cell office:value-type="string" calcext:value-type="string">
            <text:p>, /* n*/</text:p>
          </table:table-cell>
          <table:table-cell table:formula="of:=CONCATENATE([.H80];&quot; &quot;;[.I80])" office:value-type="string" office:string-value="0x11 , /* n*/" calcext:value-type="string">
            <text:p>0x11 , /* n*/</text:p>
          </table:table-cell>
          <table:table-cell table:formula="of:=[.A18]" office:value-type="string" office:string-value="HID_KEYBOARD_SC_N" calcext:value-type="string">
            <text:p>HID_KEYBOARD_SC_N</text:p>
          </table:table-cell>
          <table:table-cell table:style-name="ce7" table:formula="of:=IF([.E80]=1; &quot;&amp; (1&lt;&lt;7)&quot;; &quot;&quot;)">
            <text:p/>
          </table:table-cell>
          <table:table-cell table:style-name="ce8" table:formula="of:=CONCATENATE(CONCATENATE([.K80];[.L80]);[.I80])" office:value-type="string" office:string-value="HID_KEYBOARD_SC_N, /* n*/" calcext:value-type="string">
            <text:p>HID_KEYBOARD_SC_N, /* n*/</text:p>
          </table:table-cell>
        </table:table-row>
        <table:table-row table:style-name="ro1">
          <table:table-cell office:value-type="string" calcext:value-type="string">
            <text:p>HID_KEYBOARD_SC_LEFT_ARROW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o</text:p>
          </table:table-cell>
          <table:table-cell table:formula="of:=[.B19]" office:value-type="string" office:string-value="0x12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table:formula="of:=HEX2DEC(RIGHT([.D81];2))" office:value-type="float" office:value="18" calcext:value-type="float">
            <text:p>18</text:p>
          </table:table-cell>
          <table:table-cell table:style-name="ce5" table:formula="of:=DEC2HEX([.F81]+[.E81]*128)" office:value-type="string" office:string-value="12" calcext:value-type="string">
            <text:p>12</text:p>
          </table:table-cell>
          <table:table-cell table:style-name="ce5" table:formula="of:=CONCATENATE(&quot;0x&quot;;TEXT([.G81];&quot;##&quot;))" office:value-type="string" office:string-value="0x12" calcext:value-type="string">
            <text:p>0x12</text:p>
          </table:table-cell>
          <table:table-cell office:value-type="string" calcext:value-type="string">
            <text:p>, /* o*/</text:p>
          </table:table-cell>
          <table:table-cell table:formula="of:=CONCATENATE([.H81];&quot; &quot;;[.I81])" office:value-type="string" office:string-value="0x12 , /* o*/" calcext:value-type="string">
            <text:p>0x12 , /* o*/</text:p>
          </table:table-cell>
          <table:table-cell table:formula="of:=[.A19]" office:value-type="string" office:string-value="HID_KEYBOARD_SC_O" calcext:value-type="string">
            <text:p>HID_KEYBOARD_SC_O</text:p>
          </table:table-cell>
          <table:table-cell table:style-name="ce7" table:formula="of:=IF([.E81]=1; &quot;&amp; (1&lt;&lt;7)&quot;; &quot;&quot;)">
            <text:p/>
          </table:table-cell>
          <table:table-cell table:style-name="ce8" table:formula="of:=CONCATENATE(CONCATENATE([.K81];[.L81]);[.I81])" office:value-type="string" office:string-value="HID_KEYBOARD_SC_O, /* o*/" calcext:value-type="string">
            <text:p>HID_KEYBOARD_SC_O, /* o*/</text:p>
          </table:table-cell>
        </table:table-row>
        <table:table-row table:style-name="ro1">
          <table:table-cell office:value-type="string" calcext:value-type="string">
            <text:p>HID_KEYBOARD_SC_DOWN_ARROW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p</text:p>
          </table:table-cell>
          <table:table-cell table:formula="of:=[.B20]" office:value-type="string" office:string-value="0x13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 table:formula="of:=HEX2DEC(RIGHT([.D82];2))" office:value-type="float" office:value="19" calcext:value-type="float">
            <text:p>19</text:p>
          </table:table-cell>
          <table:table-cell table:style-name="ce5" table:formula="of:=DEC2HEX([.F82]+[.E82]*128)" office:value-type="string" office:string-value="13" calcext:value-type="string">
            <text:p>13</text:p>
          </table:table-cell>
          <table:table-cell table:style-name="ce5" table:formula="of:=CONCATENATE(&quot;0x&quot;;TEXT([.G82];&quot;##&quot;))" office:value-type="string" office:string-value="0x13" calcext:value-type="string">
            <text:p>0x13</text:p>
          </table:table-cell>
          <table:table-cell office:value-type="string" calcext:value-type="string">
            <text:p>, /* p*/</text:p>
          </table:table-cell>
          <table:table-cell table:formula="of:=CONCATENATE([.H82];&quot; &quot;;[.I82])" office:value-type="string" office:string-value="0x13 , /* p*/" calcext:value-type="string">
            <text:p>0x13 , /* p*/</text:p>
          </table:table-cell>
          <table:table-cell table:formula="of:=[.A20]" office:value-type="string" office:string-value="HID_KEYBOARD_SC_P" calcext:value-type="string">
            <text:p>HID_KEYBOARD_SC_P</text:p>
          </table:table-cell>
          <table:table-cell table:style-name="ce7" table:formula="of:=IF([.E82]=1; &quot;&amp; (1&lt;&lt;7)&quot;; &quot;&quot;)">
            <text:p/>
          </table:table-cell>
          <table:table-cell table:style-name="ce8" table:formula="of:=CONCATENATE(CONCATENATE([.K82];[.L82]);[.I82])" office:value-type="string" office:string-value="HID_KEYBOARD_SC_P, /* p*/" calcext:value-type="string">
            <text:p>HID_KEYBOARD_SC_P, /* p*/</text:p>
          </table:table-cell>
        </table:table-row>
        <table:table-row table:style-name="ro1">
          <table:table-cell office:value-type="string" calcext:value-type="string">
            <text:p>HID_KEYBOARD_SC_UP_ARROW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q</text:p>
          </table:table-cell>
          <table:table-cell table:formula="of:=[.B21]" office:value-type="string" office:string-value="0x14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formula="of:=HEX2DEC(RIGHT([.D83];2))" office:value-type="float" office:value="20" calcext:value-type="float">
            <text:p>20</text:p>
          </table:table-cell>
          <table:table-cell table:style-name="ce5" table:formula="of:=DEC2HEX([.F83]+[.E83]*128)" office:value-type="string" office:string-value="14" calcext:value-type="string">
            <text:p>14</text:p>
          </table:table-cell>
          <table:table-cell table:style-name="ce5" table:formula="of:=CONCATENATE(&quot;0x&quot;;TEXT([.G83];&quot;##&quot;))" office:value-type="string" office:string-value="0x14" calcext:value-type="string">
            <text:p>0x14</text:p>
          </table:table-cell>
          <table:table-cell office:value-type="string" calcext:value-type="string">
            <text:p>, /* q*/</text:p>
          </table:table-cell>
          <table:table-cell table:formula="of:=CONCATENATE([.H83];&quot; &quot;;[.I83])" office:value-type="string" office:string-value="0x14 , /* q*/" calcext:value-type="string">
            <text:p>0x14 , /* q*/</text:p>
          </table:table-cell>
          <table:table-cell table:formula="of:=[.A21]" office:value-type="string" office:string-value="HID_KEYBOARD_SC_Q" calcext:value-type="string">
            <text:p>HID_KEYBOARD_SC_Q</text:p>
          </table:table-cell>
          <table:table-cell table:style-name="ce7" table:formula="of:=IF([.E83]=1; &quot;&amp; (1&lt;&lt;7)&quot;; &quot;&quot;)">
            <text:p/>
          </table:table-cell>
          <table:table-cell table:style-name="ce8" table:formula="of:=CONCATENATE(CONCATENATE([.K83];[.L83]);[.I83])" office:value-type="string" office:string-value="HID_KEYBOARD_SC_Q, /* q*/" calcext:value-type="string">
            <text:p>HID_KEYBOARD_SC_Q, /* q*/</text:p>
          </table:table-cell>
        </table:table-row>
        <table:table-row table:style-name="ro1">
          <table:table-cell office:value-type="string" calcext:value-type="string">
            <text:p>HID_KEYBOARD_SC_NUM_LOCK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formula="of:=[.B22]" office:value-type="string" office:string-value="0x15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 table:formula="of:=HEX2DEC(RIGHT([.D84];2))" office:value-type="float" office:value="21" calcext:value-type="float">
            <text:p>21</text:p>
          </table:table-cell>
          <table:table-cell table:style-name="ce5" table:formula="of:=DEC2HEX([.F84]+[.E84]*128)" office:value-type="string" office:string-value="15" calcext:value-type="string">
            <text:p>15</text:p>
          </table:table-cell>
          <table:table-cell table:style-name="ce5" table:formula="of:=CONCATENATE(&quot;0x&quot;;TEXT([.G84];&quot;##&quot;))" office:value-type="string" office:string-value="0x15" calcext:value-type="string">
            <text:p>0x15</text:p>
          </table:table-cell>
          <table:table-cell office:value-type="string" calcext:value-type="string">
            <text:p>, /* r*/</text:p>
          </table:table-cell>
          <table:table-cell table:formula="of:=CONCATENATE([.H84];&quot; &quot;;[.I84])" office:value-type="string" office:string-value="0x15 , /* r*/" calcext:value-type="string">
            <text:p>0x15 , /* r*/</text:p>
          </table:table-cell>
          <table:table-cell table:formula="of:=[.A22]" office:value-type="string" office:string-value="HID_KEYBOARD_SC_R" calcext:value-type="string">
            <text:p>HID_KEYBOARD_SC_R</text:p>
          </table:table-cell>
          <table:table-cell table:style-name="ce7" table:formula="of:=IF([.E84]=1; &quot;&amp; (1&lt;&lt;7)&quot;; &quot;&quot;)">
            <text:p/>
          </table:table-cell>
          <table:table-cell table:style-name="ce8" table:formula="of:=CONCATENATE(CONCATENATE([.K84];[.L84]);[.I84])" office:value-type="string" office:string-value="HID_KEYBOARD_SC_R, /* r*/" calcext:value-type="string">
            <text:p>HID_KEYBOARD_SC_R, /* r*/</text:p>
          </table:table-cell>
        </table:table-row>
        <table:table-row table:style-name="ro1">
          <table:table-cell office:value-type="string" calcext:value-type="string">
            <text:p>HID_KEYBOARD_SC_KEYPAD_SLASH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s</text:p>
          </table:table-cell>
          <table:table-cell table:formula="of:=[.B23]" office:value-type="string" office:string-value="0x16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 table:formula="of:=HEX2DEC(RIGHT([.D85];2))" office:value-type="float" office:value="22" calcext:value-type="float">
            <text:p>22</text:p>
          </table:table-cell>
          <table:table-cell table:style-name="ce5" table:formula="of:=DEC2HEX([.F85]+[.E85]*128)" office:value-type="string" office:string-value="16" calcext:value-type="string">
            <text:p>16</text:p>
          </table:table-cell>
          <table:table-cell table:style-name="ce5" table:formula="of:=CONCATENATE(&quot;0x&quot;;TEXT([.G85];&quot;##&quot;))" office:value-type="string" office:string-value="0x16" calcext:value-type="string">
            <text:p>0x16</text:p>
          </table:table-cell>
          <table:table-cell office:value-type="string" calcext:value-type="string">
            <text:p>, /* s*/</text:p>
          </table:table-cell>
          <table:table-cell table:formula="of:=CONCATENATE([.H85];&quot; &quot;;[.I85])" office:value-type="string" office:string-value="0x16 , /* s*/" calcext:value-type="string">
            <text:p>0x16 , /* s*/</text:p>
          </table:table-cell>
          <table:table-cell table:formula="of:=[.A23]" office:value-type="string" office:string-value="HID_KEYBOARD_SC_S" calcext:value-type="string">
            <text:p>HID_KEYBOARD_SC_S</text:p>
          </table:table-cell>
          <table:table-cell table:style-name="ce7" table:formula="of:=IF([.E85]=1; &quot;&amp; (1&lt;&lt;7)&quot;; &quot;&quot;)">
            <text:p/>
          </table:table-cell>
          <table:table-cell table:style-name="ce8" table:formula="of:=CONCATENATE(CONCATENATE([.K85];[.L85]);[.I85])" office:value-type="string" office:string-value="HID_KEYBOARD_SC_S, /* s*/" calcext:value-type="string">
            <text:p>HID_KEYBOARD_SC_S, /* s*/</text:p>
          </table:table-cell>
        </table:table-row>
        <table:table-row table:style-name="ro1">
          <table:table-cell office:value-type="string" calcext:value-type="string">
            <text:p>HID_KEYBOARD_SC_KEYPAD_ASTERISK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t</text:p>
          </table:table-cell>
          <table:table-cell table:formula="of:=[.B24]" office:value-type="string" office:string-value="0x17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 table:formula="of:=HEX2DEC(RIGHT([.D86];2))" office:value-type="float" office:value="23" calcext:value-type="float">
            <text:p>23</text:p>
          </table:table-cell>
          <table:table-cell table:style-name="ce5" table:formula="of:=DEC2HEX([.F86]+[.E86]*128)" office:value-type="string" office:string-value="17" calcext:value-type="string">
            <text:p>17</text:p>
          </table:table-cell>
          <table:table-cell table:style-name="ce5" table:formula="of:=CONCATENATE(&quot;0x&quot;;TEXT([.G86];&quot;##&quot;))" office:value-type="string" office:string-value="0x17" calcext:value-type="string">
            <text:p>0x17</text:p>
          </table:table-cell>
          <table:table-cell office:value-type="string" calcext:value-type="string">
            <text:p>, /* t*/</text:p>
          </table:table-cell>
          <table:table-cell table:formula="of:=CONCATENATE([.H86];&quot; &quot;;[.I86])" office:value-type="string" office:string-value="0x17 , /* t*/" calcext:value-type="string">
            <text:p>0x17 , /* t*/</text:p>
          </table:table-cell>
          <table:table-cell table:formula="of:=[.A24]" office:value-type="string" office:string-value="HID_KEYBOARD_SC_T" calcext:value-type="string">
            <text:p>HID_KEYBOARD_SC_T</text:p>
          </table:table-cell>
          <table:table-cell table:style-name="ce7" table:formula="of:=IF([.E86]=1; &quot;&amp; (1&lt;&lt;7)&quot;; &quot;&quot;)">
            <text:p/>
          </table:table-cell>
          <table:table-cell table:style-name="ce8" table:formula="of:=CONCATENATE(CONCATENATE([.K86];[.L86]);[.I86])" office:value-type="string" office:string-value="HID_KEYBOARD_SC_T, /* t*/" calcext:value-type="string">
            <text:p>HID_KEYBOARD_SC_T, /* t*/</text:p>
          </table:table-cell>
        </table:table-row>
        <table:table-row table:style-name="ro1">
          <table:table-cell office:value-type="string" calcext:value-type="string">
            <text:p>HID_KEYBOARD_SC_KEYPAD_MINUS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u</text:p>
          </table:table-cell>
          <table:table-cell table:formula="of:=[.B25]" office:value-type="string" office:string-value="0x18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formula="of:=HEX2DEC(RIGHT([.D87];2))" office:value-type="float" office:value="24" calcext:value-type="float">
            <text:p>24</text:p>
          </table:table-cell>
          <table:table-cell table:style-name="ce5" table:formula="of:=DEC2HEX([.F87]+[.E87]*128)" office:value-type="string" office:string-value="18" calcext:value-type="string">
            <text:p>18</text:p>
          </table:table-cell>
          <table:table-cell table:style-name="ce5" table:formula="of:=CONCATENATE(&quot;0x&quot;;TEXT([.G87];&quot;##&quot;))" office:value-type="string" office:string-value="0x18" calcext:value-type="string">
            <text:p>0x18</text:p>
          </table:table-cell>
          <table:table-cell office:value-type="string" calcext:value-type="string">
            <text:p>, /* u*/</text:p>
          </table:table-cell>
          <table:table-cell table:formula="of:=CONCATENATE([.H87];&quot; &quot;;[.I87])" office:value-type="string" office:string-value="0x18 , /* u*/" calcext:value-type="string">
            <text:p>0x18 , /* u*/</text:p>
          </table:table-cell>
          <table:table-cell table:formula="of:=[.A25]" office:value-type="string" office:string-value="HID_KEYBOARD_SC_U" calcext:value-type="string">
            <text:p>HID_KEYBOARD_SC_U</text:p>
          </table:table-cell>
          <table:table-cell table:style-name="ce7" table:formula="of:=IF([.E87]=1; &quot;&amp; (1&lt;&lt;7)&quot;; &quot;&quot;)">
            <text:p/>
          </table:table-cell>
          <table:table-cell table:style-name="ce8" table:formula="of:=CONCATENATE(CONCATENATE([.K87];[.L87]);[.I87])" office:value-type="string" office:string-value="HID_KEYBOARD_SC_U, /* u*/" calcext:value-type="string">
            <text:p>HID_KEYBOARD_SC_U, /* u*/</text:p>
          </table:table-cell>
        </table:table-row>
        <table:table-row table:style-name="ro1">
          <table:table-cell office:value-type="string" calcext:value-type="string">
            <text:p>HID_KEYBOARD_SC_KEYPAD_PLUS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v</text:p>
          </table:table-cell>
          <table:table-cell table:formula="of:=[.B26]" office:value-type="string" office:string-value="0x19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 table:formula="of:=HEX2DEC(RIGHT([.D88];2))" office:value-type="float" office:value="25" calcext:value-type="float">
            <text:p>25</text:p>
          </table:table-cell>
          <table:table-cell table:style-name="ce5" table:formula="of:=DEC2HEX([.F88]+[.E88]*128)" office:value-type="string" office:string-value="19" calcext:value-type="string">
            <text:p>19</text:p>
          </table:table-cell>
          <table:table-cell table:style-name="ce5" table:formula="of:=CONCATENATE(&quot;0x&quot;;TEXT([.G88];&quot;##&quot;))" office:value-type="string" office:string-value="0x19" calcext:value-type="string">
            <text:p>0x19</text:p>
          </table:table-cell>
          <table:table-cell office:value-type="string" calcext:value-type="string">
            <text:p>, /* v*/</text:p>
          </table:table-cell>
          <table:table-cell table:formula="of:=CONCATENATE([.H88];&quot; &quot;;[.I88])" office:value-type="string" office:string-value="0x19 , /* v*/" calcext:value-type="string">
            <text:p>0x19 , /* v*/</text:p>
          </table:table-cell>
          <table:table-cell table:formula="of:=[.A26]" office:value-type="string" office:string-value="HID_KEYBOARD_SC_V" calcext:value-type="string">
            <text:p>HID_KEYBOARD_SC_V</text:p>
          </table:table-cell>
          <table:table-cell table:style-name="ce7" table:formula="of:=IF([.E88]=1; &quot;&amp; (1&lt;&lt;7)&quot;; &quot;&quot;)">
            <text:p/>
          </table:table-cell>
          <table:table-cell table:style-name="ce8" table:formula="of:=CONCATENATE(CONCATENATE([.K88];[.L88]);[.I88])" office:value-type="string" office:string-value="HID_KEYBOARD_SC_V, /* v*/" calcext:value-type="string">
            <text:p>HID_KEYBOARD_SC_V, /* v*/</text:p>
          </table:table-cell>
        </table:table-row>
        <table:table-row table:style-name="ro1">
          <table:table-cell office:value-type="string" calcext:value-type="string">
            <text:p>HID_KEYBOARD_SC_KEYPAD_ENTER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w</text:p>
          </table:table-cell>
          <table:table-cell table:formula="of:=[.B27]" office:value-type="string" office:string-value="0x1A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 table:formula="of:=HEX2DEC(RIGHT([.D89];2))" office:value-type="float" office:value="26" calcext:value-type="float">
            <text:p>26</text:p>
          </table:table-cell>
          <table:table-cell table:style-name="ce5" table:formula="of:=DEC2HEX([.F89]+[.E89]*128)" office:value-type="string" office:string-value="1A" calcext:value-type="string">
            <text:p>1A</text:p>
          </table:table-cell>
          <table:table-cell table:style-name="ce5" table:formula="of:=CONCATENATE(&quot;0x&quot;;TEXT([.G89];&quot;##&quot;))" office:value-type="string" office:string-value="0x1A" calcext:value-type="string">
            <text:p>0x1A</text:p>
          </table:table-cell>
          <table:table-cell office:value-type="string" calcext:value-type="string">
            <text:p>, /* w*/</text:p>
          </table:table-cell>
          <table:table-cell table:formula="of:=CONCATENATE([.H89];&quot; &quot;;[.I89])" office:value-type="string" office:string-value="0x1A , /* w*/" calcext:value-type="string">
            <text:p>0x1A , /* w*/</text:p>
          </table:table-cell>
          <table:table-cell table:formula="of:=[.A27]" office:value-type="string" office:string-value="HID_KEYBOARD_SC_W" calcext:value-type="string">
            <text:p>HID_KEYBOARD_SC_W</text:p>
          </table:table-cell>
          <table:table-cell table:style-name="ce7" table:formula="of:=IF([.E89]=1; &quot;&amp; (1&lt;&lt;7)&quot;; &quot;&quot;)">
            <text:p/>
          </table:table-cell>
          <table:table-cell table:style-name="ce8" table:formula="of:=CONCATENATE(CONCATENATE([.K89];[.L89]);[.I89])" office:value-type="string" office:string-value="HID_KEYBOARD_SC_W, /* w*/" calcext:value-type="string">
            <text:p>HID_KEYBOARD_SC_W, /* w*/</text:p>
          </table:table-cell>
        </table:table-row>
        <table:table-row table:style-name="ro1">
          <table:table-cell office:value-type="string" calcext:value-type="string">
            <text:p>HID_KEYBOARD_SC_KEYPAD_1_AND_END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x</text:p>
          </table:table-cell>
          <table:table-cell table:formula="of:=[.B28]" office:value-type="string" office:string-value="0x1B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 table:formula="of:=HEX2DEC(RIGHT([.D90];2))" office:value-type="float" office:value="27" calcext:value-type="float">
            <text:p>27</text:p>
          </table:table-cell>
          <table:table-cell table:style-name="ce5" table:formula="of:=DEC2HEX([.F90]+[.E90]*128)" office:value-type="string" office:string-value="1B" calcext:value-type="string">
            <text:p>1B</text:p>
          </table:table-cell>
          <table:table-cell table:style-name="ce5" table:formula="of:=CONCATENATE(&quot;0x&quot;;TEXT([.G90];&quot;##&quot;))" office:value-type="string" office:string-value="0x1B" calcext:value-type="string">
            <text:p>0x1B</text:p>
          </table:table-cell>
          <table:table-cell office:value-type="string" calcext:value-type="string">
            <text:p>, /* x*/</text:p>
          </table:table-cell>
          <table:table-cell table:formula="of:=CONCATENATE([.H90];&quot; &quot;;[.I90])" office:value-type="string" office:string-value="0x1B , /* x*/" calcext:value-type="string">
            <text:p>0x1B , /* x*/</text:p>
          </table:table-cell>
          <table:table-cell table:formula="of:=[.A28]" office:value-type="string" office:string-value="HID_KEYBOARD_SC_X" calcext:value-type="string">
            <text:p>HID_KEYBOARD_SC_X</text:p>
          </table:table-cell>
          <table:table-cell table:style-name="ce7" table:formula="of:=IF([.E90]=1; &quot;&amp; (1&lt;&lt;7)&quot;; &quot;&quot;)">
            <text:p/>
          </table:table-cell>
          <table:table-cell table:style-name="ce8" table:formula="of:=CONCATENATE(CONCATENATE([.K90];[.L90]);[.I90])" office:value-type="string" office:string-value="HID_KEYBOARD_SC_X, /* x*/" calcext:value-type="string">
            <text:p>HID_KEYBOARD_SC_X, /* x*/</text:p>
          </table:table-cell>
        </table:table-row>
        <table:table-row table:style-name="ro1">
          <table:table-cell office:value-type="string" calcext:value-type="string">
            <text:p>HID_KEYBOARD_SC_KEYPAD_2_AND_DOWN_ARROW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y</text:p>
          </table:table-cell>
          <table:table-cell table:formula="of:=[.B29]" office:value-type="string" office:string-value="0x1C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 table:formula="of:=HEX2DEC(RIGHT([.D91];2))" office:value-type="float" office:value="28" calcext:value-type="float">
            <text:p>28</text:p>
          </table:table-cell>
          <table:table-cell table:style-name="ce5" table:formula="of:=DEC2HEX([.F91]+[.E91]*128)" office:value-type="string" office:string-value="1C" calcext:value-type="string">
            <text:p>1C</text:p>
          </table:table-cell>
          <table:table-cell table:style-name="ce5" table:formula="of:=CONCATENATE(&quot;0x&quot;;TEXT([.G91];&quot;##&quot;))" office:value-type="string" office:string-value="0x1C" calcext:value-type="string">
            <text:p>0x1C</text:p>
          </table:table-cell>
          <table:table-cell office:value-type="string" calcext:value-type="string">
            <text:p>, /* y*/</text:p>
          </table:table-cell>
          <table:table-cell table:formula="of:=CONCATENATE([.H91];&quot; &quot;;[.I91])" office:value-type="string" office:string-value="0x1C , /* y*/" calcext:value-type="string">
            <text:p>0x1C , /* y*/</text:p>
          </table:table-cell>
          <table:table-cell table:formula="of:=[.A29]" office:value-type="string" office:string-value="HID_KEYBOARD_SC_Y" calcext:value-type="string">
            <text:p>HID_KEYBOARD_SC_Y</text:p>
          </table:table-cell>
          <table:table-cell table:style-name="ce7" table:formula="of:=IF([.E91]=1; &quot;&amp; (1&lt;&lt;7)&quot;; &quot;&quot;)">
            <text:p/>
          </table:table-cell>
          <table:table-cell table:style-name="ce8" table:formula="of:=CONCATENATE(CONCATENATE([.K91];[.L91]);[.I91])" office:value-type="string" office:string-value="HID_KEYBOARD_SC_Y, /* y*/" calcext:value-type="string">
            <text:p>HID_KEYBOARD_SC_Y, /* y*/</text:p>
          </table:table-cell>
        </table:table-row>
        <table:table-row table:style-name="ro1">
          <table:table-cell office:value-type="string" calcext:value-type="string">
            <text:p>HID_KEYBOARD_SC_KEYPAD_3_AND_PAGE_DOWN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z</text:p>
          </table:table-cell>
          <table:table-cell table:formula="of:=[.B30]" office:value-type="string" office:string-value="0x1D" calcext:value-type="string">
            <text:p>0x1D</text:p>
          </table:table-cell>
          <table:table-cell office:value-type="float" office:value="0" calcext:value-type="float">
            <text:p>0</text:p>
          </table:table-cell>
          <table:table-cell table:formula="of:=HEX2DEC(RIGHT([.D92];2))" office:value-type="float" office:value="29" calcext:value-type="float">
            <text:p>29</text:p>
          </table:table-cell>
          <table:table-cell table:style-name="ce5" table:formula="of:=DEC2HEX([.F92]+[.E92]*128)" office:value-type="string" office:string-value="1D" calcext:value-type="string">
            <text:p>1D</text:p>
          </table:table-cell>
          <table:table-cell table:style-name="ce5" table:formula="of:=CONCATENATE(&quot;0x&quot;;TEXT([.G92];&quot;##&quot;))" office:value-type="string" office:string-value="0x1D" calcext:value-type="string">
            <text:p>0x1D</text:p>
          </table:table-cell>
          <table:table-cell office:value-type="string" calcext:value-type="string">
            <text:p>, /* z*/</text:p>
          </table:table-cell>
          <table:table-cell table:formula="of:=CONCATENATE([.H92];&quot; &quot;;[.I92])" office:value-type="string" office:string-value="0x1D , /* z*/" calcext:value-type="string">
            <text:p>0x1D , /* z*/</text:p>
          </table:table-cell>
          <table:table-cell table:formula="of:=[.A30]" office:value-type="string" office:string-value="HID_KEYBOARD_SC_Z" calcext:value-type="string">
            <text:p>HID_KEYBOARD_SC_Z</text:p>
          </table:table-cell>
          <table:table-cell table:style-name="ce7" table:formula="of:=IF([.E92]=1; &quot;&amp; (1&lt;&lt;7)&quot;; &quot;&quot;)">
            <text:p/>
          </table:table-cell>
          <table:table-cell table:style-name="ce8" table:formula="of:=CONCATENATE(CONCATENATE([.K92];[.L92]);[.I92])" office:value-type="string" office:string-value="HID_KEYBOARD_SC_Z, /* z*/" calcext:value-type="string">
            <text:p>HID_KEYBOARD_SC_Z, /* z*/</text:p>
          </table:table-cell>
        </table:table-row>
        <table:table-row table:style-name="ro1">
          <table:table-cell office:value-type="string" calcext:value-type="string">
            <text:p>HID_KEYBOARD_SC_KEYPAD_4_AND_LEFT_ARROW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{</text:p>
          </table:table-cell>
          <table:table-cell table:formula="of:=[.B48]" office:value-type="string" office:string-value="0x2F" calcext:value-type="string">
            <text:p>0x2F</text:p>
          </table:table-cell>
          <table:table-cell office:value-type="float" office:value="1" calcext:value-type="float">
            <text:p>1</text:p>
          </table:table-cell>
          <table:table-cell table:formula="of:=HEX2DEC(RIGHT([.D93];2))" office:value-type="float" office:value="47" calcext:value-type="float">
            <text:p>47</text:p>
          </table:table-cell>
          <table:table-cell table:style-name="ce5" table:formula="of:=DEC2HEX([.F93]+[.E93]*128)" office:value-type="string" office:string-value="AF" calcext:value-type="string">
            <text:p>AF</text:p>
          </table:table-cell>
          <table:table-cell table:style-name="ce5" table:formula="of:=CONCATENATE(&quot;0x&quot;;TEXT([.G93];&quot;##&quot;))" office:value-type="string" office:string-value="0xAF" calcext:value-type="string">
            <text:p>0xAF</text:p>
          </table:table-cell>
          <table:table-cell office:value-type="string" calcext:value-type="string">
            <text:p>, /* { */</text:p>
          </table:table-cell>
          <table:table-cell table:formula="of:=CONCATENATE([.H93];&quot; &quot;;[.I93])" office:value-type="string" office:string-value="0xAF , /* { */" calcext:value-type="string">
            <text:p>0xAF , /* { */</text:p>
          </table:table-cell>
          <table:table-cell table:formula="of:=[.A48]" office:value-type="string" office:string-value="HID_KEYBOARD_SC_OPENING_BRACKET_AND_OPENING_BRACE" calcext:value-type="string">
            <text:p>HID_KEYBOARD_SC_OPENING_BRACKET_AND_OPENING_BRACE</text:p>
          </table:table-cell>
          <table:table-cell table:style-name="ce7" table:formula="of:=IF([.E93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93];[.L93]);[.I93])" office:value-type="string" office:string-value="HID_KEYBOARD_SC_OPENING_BRACKET_AND_OPENING_BRACE&amp; (1&lt;&lt;7), /* { */" calcext:value-type="string">
            <text:p>HID_KEYBOARD_SC_OPENING_BRACKET_AND_OPENING_BRACE&amp; (1&lt;&lt;7), /* { */</text:p>
          </table:table-cell>
        </table:table-row>
        <table:table-row table:style-name="ro1">
          <table:table-cell office:value-type="string" calcext:value-type="string">
            <text:p>HID_KEYBOARD_SC_KEYPAD_5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|</text:p>
          </table:table-cell>
          <table:table-cell table:formula="of:=[.B50]" office:value-type="string" office:string-value="0x31" calcext:value-type="string">
            <text:p>0x31</text:p>
          </table:table-cell>
          <table:table-cell office:value-type="float" office:value="1" calcext:value-type="float">
            <text:p>1</text:p>
          </table:table-cell>
          <table:table-cell table:formula="of:=HEX2DEC(RIGHT([.D94];2))" office:value-type="float" office:value="49" calcext:value-type="float">
            <text:p>49</text:p>
          </table:table-cell>
          <table:table-cell table:style-name="ce5" table:formula="of:=DEC2HEX([.F94]+[.E94]*128)" office:value-type="string" office:string-value="B1" calcext:value-type="string">
            <text:p>B1</text:p>
          </table:table-cell>
          <table:table-cell table:style-name="ce5" table:formula="of:=CONCATENATE(&quot;0x&quot;;TEXT([.G94];&quot;##&quot;))" office:value-type="string" office:string-value="0xB1" calcext:value-type="string">
            <text:p>0xB1</text:p>
          </table:table-cell>
          <table:table-cell office:value-type="string" calcext:value-type="string">
            <text:p>, /* | */</text:p>
          </table:table-cell>
          <table:table-cell table:formula="of:=CONCATENATE([.H94];&quot; &quot;;[.I94])" office:value-type="string" office:string-value="0xB1 , /* | */" calcext:value-type="string">
            <text:p>0xB1 , /* | */</text:p>
          </table:table-cell>
          <table:table-cell table:formula="of:=[.A50]" office:value-type="string" office:string-value="HID_KEYBOARD_SC_BACKSLASH_AND_PIPE" calcext:value-type="string">
            <text:p>HID_KEYBOARD_SC_BACKSLASH_AND_PIPE</text:p>
          </table:table-cell>
          <table:table-cell table:style-name="ce7" table:formula="of:=IF([.E94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94];[.L94]);[.I94])" office:value-type="string" office:string-value="HID_KEYBOARD_SC_BACKSLASH_AND_PIPE&amp; (1&lt;&lt;7), /* | */" calcext:value-type="string">
            <text:p>HID_KEYBOARD_SC_BACKSLASH_AND_PIPE&amp; (1&lt;&lt;7), /* | */</text:p>
          </table:table-cell>
        </table:table-row>
        <table:table-row table:style-name="ro1">
          <table:table-cell office:value-type="string" calcext:value-type="string">
            <text:p>HID_KEYBOARD_SC_KEYPAD_6_AND_RIGHT_ARROW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}</text:p>
          </table:table-cell>
          <table:table-cell table:formula="of:=[.B49]" office:value-type="string" office:string-value="0x30" calcext:value-type="string">
            <text:p>0x30</text:p>
          </table:table-cell>
          <table:table-cell office:value-type="float" office:value="1" calcext:value-type="float">
            <text:p>1</text:p>
          </table:table-cell>
          <table:table-cell table:formula="of:=HEX2DEC(RIGHT([.D95];2))" office:value-type="float" office:value="48" calcext:value-type="float">
            <text:p>48</text:p>
          </table:table-cell>
          <table:table-cell table:style-name="ce5" table:formula="of:=DEC2HEX([.F95]+[.E95]*128)" office:value-type="string" office:string-value="B0" calcext:value-type="string">
            <text:p>B0</text:p>
          </table:table-cell>
          <table:table-cell table:style-name="ce5" table:formula="of:=CONCATENATE(&quot;0x&quot;;TEXT([.G95];&quot;##&quot;))" office:value-type="string" office:string-value="0xB0" calcext:value-type="string">
            <text:p>0xB0</text:p>
          </table:table-cell>
          <table:table-cell office:value-type="string" calcext:value-type="string">
            <text:p>, /* } */</text:p>
          </table:table-cell>
          <table:table-cell table:formula="of:=CONCATENATE([.H95];&quot; &quot;;[.I95])" office:value-type="string" office:string-value="0xB0 , /* } */" calcext:value-type="string">
            <text:p>0xB0 , /* } */</text:p>
          </table:table-cell>
          <table:table-cell table:formula="of:=[.A49]" office:value-type="string" office:string-value="HID_KEYBOARD_SC_CLOSING_BRACKET_AND_CLOSING_BRACE" calcext:value-type="string">
            <text:p>HID_KEYBOARD_SC_CLOSING_BRACKET_AND_CLOSING_BRACE</text:p>
          </table:table-cell>
          <table:table-cell table:style-name="ce7" table:formula="of:=IF([.E95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95];[.L95]);[.I95])" office:value-type="string" office:string-value="HID_KEYBOARD_SC_CLOSING_BRACKET_AND_CLOSING_BRACE&amp; (1&lt;&lt;7), /* } */" calcext:value-type="string">
            <text:p>HID_KEYBOARD_SC_CLOSING_BRACKET_AND_CLOSING_BRACE&amp; (1&lt;&lt;7), /* } */</text:p>
          </table:table-cell>
        </table:table-row>
        <table:table-row table:style-name="ro1">
          <table:table-cell office:value-type="string" calcext:value-type="string">
            <text:p>HID_KEYBOARD_SC_KEYPAD_7_AND_HOME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~</text:p>
          </table:table-cell>
          <table:table-cell table:formula="of:=[.B51]" office:value-type="string" office:string-value="0x32" calcext:value-type="string">
            <text:p>0x32</text:p>
          </table:table-cell>
          <table:table-cell office:value-type="float" office:value="1" calcext:value-type="float">
            <text:p>1</text:p>
          </table:table-cell>
          <table:table-cell table:formula="of:=HEX2DEC(RIGHT([.D96];2))" office:value-type="float" office:value="50" calcext:value-type="float">
            <text:p>50</text:p>
          </table:table-cell>
          <table:table-cell table:style-name="ce5" table:formula="of:=DEC2HEX([.F96]+[.E96]*128)" office:value-type="string" office:string-value="B2" calcext:value-type="string">
            <text:p>B2</text:p>
          </table:table-cell>
          <table:table-cell table:style-name="ce5" table:formula="of:=CONCATENATE(&quot;0x&quot;;TEXT([.G96];&quot;##&quot;))" office:value-type="string" office:string-value="0xB2" calcext:value-type="string">
            <text:p>0xB2</text:p>
          </table:table-cell>
          <table:table-cell office:value-type="string" calcext:value-type="string">
            <text:p><text:s/>/* ~ */</text:p>
          </table:table-cell>
          <table:table-cell table:formula="of:=CONCATENATE([.H96];&quot; &quot;;[.I96])" office:value-type="string" office:string-value="0xB2  /* ~ */" calcext:value-type="string">
            <text:p>0xB2 <text:s/>/* ~ */</text:p>
          </table:table-cell>
          <table:table-cell table:formula="of:=[.A51]" office:value-type="string" office:string-value="HID_KEYBOARD_SC_NON_US_HASHMARK_AND_TILDE" calcext:value-type="string">
            <text:p>HID_KEYBOARD_SC_NON_US_HASHMARK_AND_TILDE</text:p>
          </table:table-cell>
          <table:table-cell table:style-name="ce7" table:formula="of:=IF([.E96]=1; &quot;&amp; (1&lt;&lt;7)&quot;; &quot;&quot;)" office:value-type="string" office:string-value="&amp; (1&lt;&lt;7)" calcext:value-type="string">
            <text:p>&amp; (1&lt;&lt;7)</text:p>
          </table:table-cell>
          <table:table-cell table:style-name="ce8" table:formula="of:=CONCATENATE(CONCATENATE([.K96];[.L96]);[.I96])" office:value-type="string" office:string-value="HID_KEYBOARD_SC_NON_US_HASHMARK_AND_TILDE&amp; (1&lt;&lt;7) /* ~ */" calcext:value-type="string">
            <text:p>HID_KEYBOARD_SC_NON_US_HASHMARK_AND_TILDE&amp; (1&lt;&lt;7) /* ~ */</text:p>
          </table:table-cell>
        </table:table-row>
        <table:table-row table:style-name="ro1">
          <table:table-cell office:value-type="string" calcext:value-type="string">
            <text:p>HID_KEYBOARD_SC_KEYPAD_8_AND_UP_ARROW</text:p>
          </table:table-cell>
          <table:table-cell office:value-type="string" calcext:value-type="string">
            <text:p>0x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9_AND_PAGE_UP</text:p>
          </table:table-cell>
          <table:table-cell office:value-type="string" calcext:value-type="string">
            <text:p>0x61</text:p>
          </table:table-cell>
          <table:table-cell/>
          <table:table-cell table:style-name="ce3" office:value-type="string" calcext:value-type="string">
            <text:p>Valeur maximum :</text:p>
          </table:table-cell>
          <table:table-cell table:style-name="ce4" table:formula="of:=MAX([.F2:.F96])" office:value-type="float" office:value="56" calcext:value-type="float">
            <text:p>56</text:p>
          </table:table-cell>
          <table:table-cell table:number-columns-repeated="5"/>
          <table:table-cell table:style-name="ce3" office:value-type="string" calcext:value-type="string">
            <text:p>Valeur maximum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_KEYBOARD_SC_KEYPAD_0_AND_INSERT</text:p>
          </table:table-cell>
          <table:table-cell office:value-type="string" calcext:value-type="string">
            <text:p>0x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DOT_AND_DELETE</text:p>
          </table:table-cell>
          <table:table-cell office:value-type="string" calcext:value-type="string">
            <text:p>0x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NON_US_BACKSLASH_AND_PIPE</text:p>
          </table:table-cell>
          <table:table-cell office:value-type="string" calcext:value-type="string">
            <text:p>0x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APPLICATION</text:p>
          </table:table-cell>
          <table:table-cell office:value-type="string" calcext:value-type="string">
            <text:p>0x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POWER</text:p>
          </table:table-cell>
          <table:table-cell office:value-type="string" calcext:value-type="string">
            <text:p>0x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EQUAL_SIGN</text:p>
          </table:table-cell>
          <table:table-cell office:value-type="string" calcext:value-type="string">
            <text:p>0x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3</text:p>
          </table:table-cell>
          <table:table-cell office:value-type="string" calcext:value-type="string">
            <text:p>0x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4</text:p>
          </table:table-cell>
          <table:table-cell office:value-type="string" calcext:value-type="string">
            <text:p>0x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5</text:p>
          </table:table-cell>
          <table:table-cell office:value-type="string" calcext:value-type="string">
            <text:p>0x6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6</text:p>
          </table:table-cell>
          <table:table-cell office:value-type="string" calcext:value-type="string">
            <text:p>0x6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7</text:p>
          </table:table-cell>
          <table:table-cell office:value-type="string" calcext:value-type="string">
            <text:p>0x6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8</text:p>
          </table:table-cell>
          <table:table-cell office:value-type="string" calcext:value-type="string">
            <text:p>0x6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19</text:p>
          </table:table-cell>
          <table:table-cell office:value-type="string" calcext:value-type="string">
            <text:p>0x6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20</text:p>
          </table:table-cell>
          <table:table-cell office:value-type="string" calcext:value-type="string">
            <text:p>0x6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21</text:p>
          </table:table-cell>
          <table:table-cell office:value-type="string" calcext:value-type="string">
            <text:p>0x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22</text:p>
          </table:table-cell>
          <table:table-cell office:value-type="string" calcext:value-type="string">
            <text:p>0x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23</text:p>
          </table:table-cell>
          <table:table-cell office:value-type="string" calcext:value-type="string">
            <text:p>0x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24</text:p>
          </table:table-cell>
          <table:table-cell office:value-type="string" calcext:value-type="string">
            <text:p>0x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EXECUTE</text:p>
          </table:table-cell>
          <table:table-cell office:value-type="string" calcext:value-type="string">
            <text:p>0x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HELP</text:p>
          </table:table-cell>
          <table:table-cell office:value-type="string" calcext:value-type="string">
            <text:p>0x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MENU</text:p>
          </table:table-cell>
          <table:table-cell office:value-type="string" calcext:value-type="string">
            <text:p>0x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SELECT</text:p>
          </table:table-cell>
          <table:table-cell office:value-type="string" calcext:value-type="string">
            <text:p>0x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STOP</text:p>
          </table:table-cell>
          <table:table-cell office:value-type="string" calcext:value-type="string">
            <text:p>0x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AGAIN</text:p>
          </table:table-cell>
          <table:table-cell office:value-type="string" calcext:value-type="string">
            <text:p>0x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UNDO</text:p>
          </table:table-cell>
          <table:table-cell office:value-type="string" calcext:value-type="string">
            <text:p>0x7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UT</text:p>
          </table:table-cell>
          <table:table-cell office:value-type="string" calcext:value-type="string">
            <text:p>0x7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OPY</text:p>
          </table:table-cell>
          <table:table-cell office:value-type="string" calcext:value-type="string">
            <text:p>0x7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PASTE</text:p>
          </table:table-cell>
          <table:table-cell office:value-type="string" calcext:value-type="string">
            <text:p>0x7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FIND</text:p>
          </table:table-cell>
          <table:table-cell office:value-type="string" calcext:value-type="string">
            <text:p>0x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MUTE</text:p>
          </table:table-cell>
          <table:table-cell office:value-type="string" calcext:value-type="string">
            <text:p>0x7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VOLUME_UP</text:p>
          </table:table-cell>
          <table:table-cell office:value-type="string" calcext:value-type="string">
            <text:p>0x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VOLUME_DOWN</text:p>
          </table:table-cell>
          <table:table-cell office:value-type="string" calcext:value-type="string">
            <text:p>0x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OCKING_CAPS_LOCK</text:p>
          </table:table-cell>
          <table:table-cell office:value-type="string" calcext:value-type="string">
            <text:p>0x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OCKING_NUM_LOCK</text:p>
          </table:table-cell>
          <table:table-cell office:value-type="string" calcext:value-type="string">
            <text:p>0x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OCKING_SCROLL_LOCK</text:p>
          </table:table-cell>
          <table:table-cell office:value-type="string" calcext:value-type="string">
            <text:p>0x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COMMA</text:p>
          </table:table-cell>
          <table:table-cell office:value-type="string" calcext:value-type="string">
            <text:p>0x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EQUAL_SIGN_AS400</text:p>
          </table:table-cell>
          <table:table-cell office:value-type="string" calcext:value-type="string">
            <text:p>0x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1</text:p>
          </table:table-cell>
          <table:table-cell office:value-type="string" calcext:value-type="string">
            <text:p>0x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2</text:p>
          </table:table-cell>
          <table:table-cell office:value-type="string" calcext:value-type="string">
            <text:p>0x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3</text:p>
          </table:table-cell>
          <table:table-cell office:value-type="string" calcext:value-type="string">
            <text:p>0x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4</text:p>
          </table:table-cell>
          <table:table-cell office:value-type="string" calcext:value-type="string">
            <text:p>0x8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5</text:p>
          </table:table-cell>
          <table:table-cell office:value-type="string" calcext:value-type="string">
            <text:p>0x8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6</text:p>
          </table:table-cell>
          <table:table-cell office:value-type="string" calcext:value-type="string">
            <text:p>0x8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7</text:p>
          </table:table-cell>
          <table:table-cell office:value-type="string" calcext:value-type="string">
            <text:p>0x8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8</text:p>
          </table:table-cell>
          <table:table-cell office:value-type="string" calcext:value-type="string">
            <text:p>0x8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INTERNATIONAL9</text:p>
          </table:table-cell>
          <table:table-cell office:value-type="string" calcext:value-type="string">
            <text:p>0x8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1</text:p>
          </table:table-cell>
          <table:table-cell office:value-type="string" calcext:value-type="string">
            <text:p>0x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2</text:p>
          </table:table-cell>
          <table:table-cell office:value-type="string" calcext:value-type="string">
            <text:p>0x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3</text:p>
          </table:table-cell>
          <table:table-cell office:value-type="string" calcext:value-type="string">
            <text:p>0x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4</text:p>
          </table:table-cell>
          <table:table-cell office:value-type="string" calcext:value-type="string">
            <text:p>0x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5</text:p>
          </table:table-cell>
          <table:table-cell office:value-type="string" calcext:value-type="string">
            <text:p>0x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6</text:p>
          </table:table-cell>
          <table:table-cell office:value-type="string" calcext:value-type="string">
            <text:p>0x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7</text:p>
          </table:table-cell>
          <table:table-cell office:value-type="string" calcext:value-type="string">
            <text:p>0x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8</text:p>
          </table:table-cell>
          <table:table-cell office:value-type="string" calcext:value-type="string">
            <text:p>0x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LANG9</text:p>
          </table:table-cell>
          <table:table-cell office:value-type="string" calcext:value-type="string">
            <text:p>0x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ALTERNATE_ERASE</text:p>
          </table:table-cell>
          <table:table-cell office:value-type="string" calcext:value-type="string">
            <text:p>0x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SYSREQ</text:p>
          </table:table-cell>
          <table:table-cell office:value-type="string" calcext:value-type="string">
            <text:p>0x9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ANCEL</text:p>
          </table:table-cell>
          <table:table-cell office:value-type="string" calcext:value-type="string">
            <text:p>0x9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LEAR</text:p>
          </table:table-cell>
          <table:table-cell office:value-type="string" calcext:value-type="string">
            <text:p>0x9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PRIOR</text:p>
          </table:table-cell>
          <table:table-cell office:value-type="string" calcext:value-type="string">
            <text:p>0x9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RETURN</text:p>
          </table:table-cell>
          <table:table-cell office:value-type="string" calcext:value-type="string">
            <text:p>0x9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SEPARATOR</text:p>
          </table:table-cell>
          <table:table-cell office:value-type="string" calcext:value-type="string">
            <text:p>0x9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OUT</text:p>
          </table:table-cell>
          <table:table-cell office:value-type="string" calcext:value-type="string">
            <text:p>0xA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OPER</text:p>
          </table:table-cell>
          <table:table-cell office:value-type="string" calcext:value-type="string">
            <text:p>0xA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LEAR_AND_AGAIN</text:p>
          </table:table-cell>
          <table:table-cell office:value-type="string" calcext:value-type="string">
            <text:p>0xA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RSEL_AND_PROPS</text:p>
          </table:table-cell>
          <table:table-cell office:value-type="string" calcext:value-type="string">
            <text:p>0x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EXSEL</text:p>
          </table:table-cell>
          <table:table-cell office:value-type="string" calcext:value-type="string">
            <text:p>0xA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00</text:p>
          </table:table-cell>
          <table:table-cell office:value-type="string" calcext:value-type="string">
            <text:p>0xB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000</text:p>
          </table:table-cell>
          <table:table-cell office:value-type="string" calcext:value-type="string">
            <text:p>0xB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THOUSANDS_SEPARATOR</text:p>
          </table:table-cell>
          <table:table-cell office:value-type="string" calcext:value-type="string">
            <text:p>0x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DECIMAL_SEPARATOR</text:p>
          </table:table-cell>
          <table:table-cell office:value-type="string" calcext:value-type="string">
            <text:p>0x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URRENCY_UNIT</text:p>
          </table:table-cell>
          <table:table-cell office:value-type="string" calcext:value-type="string">
            <text:p>0x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CURRENCY_SUB_UNIT</text:p>
          </table:table-cell>
          <table:table-cell office:value-type="string" calcext:value-type="string">
            <text:p>0xB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OPENING_PARENTHESIS</text:p>
          </table:table-cell>
          <table:table-cell office:value-type="string" calcext:value-type="string">
            <text:p>0x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CLOSING_PARENTHESIS</text:p>
          </table:table-cell>
          <table:table-cell office:value-type="string" calcext:value-type="string">
            <text:p>0x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OPENING_BRACE</text:p>
          </table:table-cell>
          <table:table-cell office:value-type="string" calcext:value-type="string">
            <text:p>0x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CLOSING_BRACE</text:p>
          </table:table-cell>
          <table:table-cell office:value-type="string" calcext:value-type="string">
            <text:p>0xB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TAB</text:p>
          </table:table-cell>
          <table:table-cell office:value-type="string" calcext:value-type="string">
            <text:p>0xB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BACKSPACE</text:p>
          </table:table-cell>
          <table:table-cell office:value-type="string" calcext:value-type="string">
            <text:p>0xB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A</text:p>
          </table:table-cell>
          <table:table-cell office:value-type="string" calcext:value-type="string">
            <text:p>0xB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B</text:p>
          </table:table-cell>
          <table:table-cell office:value-type="string" calcext:value-type="string">
            <text:p>0xB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_KEYBOARD_SC_KEYPAD_C</text:p>
          </table:table-cell>
          <table:table-cell office:value-type="string" calcext:value-type="string">
            <text:p>0xBE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D</text:p>
          </table:table-cell>
          <table:table-cell office:value-type="string" calcext:value-type="string">
            <text:p>0xBF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E</text:p>
          </table:table-cell>
          <table:table-cell office:value-type="string" calcext:value-type="string">
            <text:p>0xC0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F</text:p>
          </table:table-cell>
          <table:table-cell office:value-type="string" calcext:value-type="string">
            <text:p>0xC1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XOR</text:p>
          </table:table-cell>
          <table:table-cell office:value-type="string" calcext:value-type="string">
            <text:p>0xC2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CARET</text:p>
          </table:table-cell>
          <table:table-cell office:value-type="string" calcext:value-type="string">
            <text:p>0xC3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PERCENTAGE</text:p>
          </table:table-cell>
          <table:table-cell office:value-type="string" calcext:value-type="string">
            <text:p>0xC4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LESS_THAN_SIGN</text:p>
          </table:table-cell>
          <table:table-cell office:value-type="string" calcext:value-type="string">
            <text:p>0xC5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GREATER_THAN_SIGN</text:p>
          </table:table-cell>
          <table:table-cell office:value-type="string" calcext:value-type="string">
            <text:p>0xC6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AMP</text:p>
          </table:table-cell>
          <table:table-cell office:value-type="string" calcext:value-type="string">
            <text:p>0xC7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AMP_AMP</text:p>
          </table:table-cell>
          <table:table-cell office:value-type="string" calcext:value-type="string">
            <text:p>0xC8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PIPE</text:p>
          </table:table-cell>
          <table:table-cell office:value-type="string" calcext:value-type="string">
            <text:p>0xC9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PIPE_PIPE</text:p>
          </table:table-cell>
          <table:table-cell office:value-type="string" calcext:value-type="string">
            <text:p>0xCA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COLON</text:p>
          </table:table-cell>
          <table:table-cell office:value-type="string" calcext:value-type="string">
            <text:p>0xCB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HASHMARK</text:p>
          </table:table-cell>
          <table:table-cell office:value-type="string" calcext:value-type="string">
            <text:p>0xCC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SPACE</text:p>
          </table:table-cell>
          <table:table-cell office:value-type="string" calcext:value-type="string">
            <text:p>0xCD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AT</text:p>
          </table:table-cell>
          <table:table-cell office:value-type="string" calcext:value-type="string">
            <text:p>0xCE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EXCLAMATION_SIGN</text:p>
          </table:table-cell>
          <table:table-cell office:value-type="string" calcext:value-type="string">
            <text:p>0xCF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STORE</text:p>
          </table:table-cell>
          <table:table-cell office:value-type="string" calcext:value-type="string">
            <text:p>0xD0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RECALL</text:p>
          </table:table-cell>
          <table:table-cell office:value-type="string" calcext:value-type="string">
            <text:p>0xD1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CLEAR</text:p>
          </table:table-cell>
          <table:table-cell office:value-type="string" calcext:value-type="string">
            <text:p>0xD2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ADD</text:p>
          </table:table-cell>
          <table:table-cell office:value-type="string" calcext:value-type="string">
            <text:p>0xD3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SUBTRACT</text:p>
          </table:table-cell>
          <table:table-cell office:value-type="string" calcext:value-type="string">
            <text:p>0xD4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MULTIPLY</text:p>
          </table:table-cell>
          <table:table-cell office:value-type="string" calcext:value-type="string">
            <text:p>0xD5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MEMORY_DIVIDE</text:p>
          </table:table-cell>
          <table:table-cell office:value-type="string" calcext:value-type="string">
            <text:p>0xD6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PLUS_AND_MINUS</text:p>
          </table:table-cell>
          <table:table-cell office:value-type="string" calcext:value-type="string">
            <text:p>0xD7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CLEAR</text:p>
          </table:table-cell>
          <table:table-cell office:value-type="string" calcext:value-type="string">
            <text:p>0xD8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CLEAR_ENTRY</text:p>
          </table:table-cell>
          <table:table-cell office:value-type="string" calcext:value-type="string">
            <text:p>0xD9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BINARY</text:p>
          </table:table-cell>
          <table:table-cell office:value-type="string" calcext:value-type="string">
            <text:p>0xDA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OCTAL</text:p>
          </table:table-cell>
          <table:table-cell office:value-type="string" calcext:value-type="string">
            <text:p>0xDB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DECIMAL</text:p>
          </table:table-cell>
          <table:table-cell office:value-type="string" calcext:value-type="string">
            <text:p>0xDC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KEYPAD_HEXADECIMAL</text:p>
          </table:table-cell>
          <table:table-cell office:value-type="string" calcext:value-type="string">
            <text:p>0xDD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LEFT_CONTROL</text:p>
          </table:table-cell>
          <table:table-cell office:value-type="string" calcext:value-type="string">
            <text:p>0xE0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LEFT_SHIFT</text:p>
          </table:table-cell>
          <table:table-cell office:value-type="string" calcext:value-type="string">
            <text:p>0xE1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LEFT_ALT</text:p>
          </table:table-cell>
          <table:table-cell office:value-type="string" calcext:value-type="string">
            <text:p>0xE2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LEFT_GUI</text:p>
          </table:table-cell>
          <table:table-cell office:value-type="string" calcext:value-type="string">
            <text:p>0xE3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RIGHT_CONTROL</text:p>
          </table:table-cell>
          <table:table-cell office:value-type="string" calcext:value-type="string">
            <text:p>0xE4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RIGHT_SHIFT</text:p>
          </table:table-cell>
          <table:table-cell office:value-type="string" calcext:value-type="string">
            <text:p>0xE5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RIGHT_ALT</text:p>
          </table:table-cell>
          <table:table-cell office:value-type="string" calcext:value-type="string">
            <text:p>0xE6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RIGHT_GUI</text:p>
          </table:table-cell>
          <table:table-cell office:value-type="string" calcext:value-type="string">
            <text:p>0xE7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PLAY</text:p>
          </table:table-cell>
          <table:table-cell office:value-type="string" calcext:value-type="string">
            <text:p>0xE8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STOP</text:p>
          </table:table-cell>
          <table:table-cell office:value-type="string" calcext:value-type="string">
            <text:p>0xE9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PREVIOUS_TRACK</text:p>
          </table:table-cell>
          <table:table-cell office:value-type="string" calcext:value-type="string">
            <text:p>0xEA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NEXT_TRACK</text:p>
          </table:table-cell>
          <table:table-cell office:value-type="string" calcext:value-type="string">
            <text:p>0xEB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EJECT</text:p>
          </table:table-cell>
          <table:table-cell office:value-type="string" calcext:value-type="string">
            <text:p>0xEC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VOLUME_UP</text:p>
          </table:table-cell>
          <table:table-cell office:value-type="string" calcext:value-type="string">
            <text:p>0xED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VOLUME_DOWN</text:p>
          </table:table-cell>
          <table:table-cell office:value-type="string" calcext:value-type="string">
            <text:p>0xEE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MUTE</text:p>
          </table:table-cell>
          <table:table-cell office:value-type="string" calcext:value-type="string">
            <text:p>0xEF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WWW</text:p>
          </table:table-cell>
          <table:table-cell office:value-type="string" calcext:value-type="string">
            <text:p>0xF0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BACKWARD</text:p>
          </table:table-cell>
          <table:table-cell office:value-type="string" calcext:value-type="string">
            <text:p>0xF1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FORWARD</text:p>
          </table:table-cell>
          <table:table-cell office:value-type="string" calcext:value-type="string">
            <text:p>0xF2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CANCEL</text:p>
          </table:table-cell>
          <table:table-cell office:value-type="string" calcext:value-type="string">
            <text:p>0xF3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SEARCH</text:p>
          </table:table-cell>
          <table:table-cell office:value-type="string" calcext:value-type="string">
            <text:p>0xF4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SLEEP</text:p>
          </table:table-cell>
          <table:table-cell office:value-type="string" calcext:value-type="string">
            <text:p>0xF8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LOCK</text:p>
          </table:table-cell>
          <table:table-cell office:value-type="string" calcext:value-type="string">
            <text:p>0xF9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RELOAD</text:p>
          </table:table-cell>
          <table:table-cell office:value-type="string" calcext:value-type="string">
            <text:p>0xFA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D_KEYBOARD_SC_MEDIA_CALCULATOR</text:p>
          </table:table-cell>
          <table:table-cell office:value-type="string" calcext:value-type="string">
            <text:p>0xFB</text:p>
          </table:table-cell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CONCATENATE(&quot;HID_KEYBOARD_SC_&quot;; [#REF!])" office:value-type="string" office:string-value="" calcext:value-type="error">
            <text:p>#REF !</text:p>
          </table:table-cell>
          <table:table-cell table:number-columns-repeated="10"/>
        </table:table-row>
        <table:table-row table:style-name="ro1" table:number-rows-repeated="104829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3:57:18.788096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hevalier</meta:initial-creator>
    <meta:creation-date>2017-02-15T21:13:53.525136901</meta:creation-date>
    <dc:date>2017-02-16T14:22:43.465201245</dc:date>
    <dc:creator>Thomas Chevalier</dc:creator>
    <meta:editing-duration>PT28M9S</meta:editing-duration>
    <meta:editing-cycles>6</meta:editing-cycles>
    <meta:generator>LibreOffice/4.3.3.2$Linux_X86_64 LibreOffice_project/430m0$Build-2</meta:generator>
    <meta:document-statistic meta:table-count="1" meta:cell-count="1636" meta:object-count="0"/>
  </office:meta>
</office:document-meta>
</file>